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g" table:style-name="ta1">
        <table:shapes>
          <draw:frame draw:z-index="0" draw:style-name="gr1" draw:text-style-name="P1" svg:width="153.09mm" svg:height="85mm" svg:x="133.54mm" svg:y="53.12mm">
            <loext:p draw:notify-on-update-of-ranges="Mg.F7:Mg.L7 Mg.F8:Mg.L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centroid</text:p>
          </table:table-cell>
          <table:table-cell office:value-type="string" calcext:value-type="string">
            <text:p>Ecentroid</text:p>
          </table:table-cell>
          <table:table-cell office:value-type="string" calcext:value-type="string">
            <text:p>percent 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</text:p>
          </table:table-cell>
          <table:table-cell office:value-type="float" office:value="2557" calcext:value-type="float">
            <text:p>2557</text:p>
          </table:table-cell>
          <table:table-cell office:value-type="float" office:value="2558" calcext:value-type="float">
            <text:p>2558</text:p>
          </table:table-cell>
          <table:table-cell table:formula="of:=(100 * ABS([.B2]-[.C2]))/[.B2]" office:value-type="float" office:value="0.0391083300743058" calcext:value-type="float">
            <text:p>0.0391083301</text:p>
          </table:table-cell>
          <table:table-cell/>
          <table:table-cell office:value-type="string" calcext:value-type="string">
            <text:p>&lt;=5%</text:p>
          </table:table-cell>
          <table:table-cell office:value-type="string" calcext:value-type="string">
            <text:p>&lt;=10%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&lt;20%</text:p>
          </table:table-cell>
          <table:table-cell office:value-type="string" calcext:value-type="string">
            <text:p>&lt;=25</text:p>
          </table:table-cell>
          <table:table-cell office:value-type="string" calcext:value-type="string">
            <text:p>&lt;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2</text:p>
          </table:table-cell>
          <table:table-cell office:value-type="float" office:value="2432" calcext:value-type="float">
            <text:p>2432</text:p>
          </table:table-cell>
          <table:table-cell office:value-type="float" office:value="2461" calcext:value-type="float">
            <text:p>2461</text:p>
          </table:table-cell>
          <table:table-cell table:formula="of:=(100 * ABS([.B3]-[.C3]))/[.B3]" office:value-type="float" office:value="1.19243421052632" calcext:value-type="float">
            <text:p>1.1924342105</text:p>
          </table:table-cell>
          <table:table-cell/>
          <table:table-cell table:formula="of:=COUNTIF([.$D$2:.$D$291];&quot;&lt;=5&quot;)" office:value-type="float" office:value="144" calcext:value-type="float">
            <text:p>144</text:p>
          </table:table-cell>
          <table:table-cell table:formula="of:=COUNTIF([.$D$2:.$D$291];&quot;&lt;=10&quot;)" office:value-type="float" office:value="216" calcext:value-type="float">
            <text:p>216</text:p>
          </table:table-cell>
          <table:table-cell table:formula="of:=COUNTIF([.$D$2:.$D$291];&quot;&lt;=15&quot;)" office:value-type="float" office:value="249" calcext:value-type="float">
            <text:p>249</text:p>
          </table:table-cell>
          <table:table-cell table:formula="of:=COUNTIF([.$D$2:.$D$291];&quot;&lt;=20&quot;)" office:value-type="float" office:value="261" calcext:value-type="float">
            <text:p>261</text:p>
          </table:table-cell>
          <table:table-cell table:formula="of:=COUNTIF([.$D$2:.$D$291];&quot;&lt;=25&quot;)" office:value-type="float" office:value="271" calcext:value-type="float">
            <text:p>271</text:p>
          </table:table-cell>
          <table:table-cell table:formula="of:=COUNTIF([.$D$2:.$D$291];&quot;&lt;=30&quot;)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4</text:p>
          </table:table-cell>
          <table:table-cell office:value-type="float" office:value="2464" calcext:value-type="float">
            <text:p>2464</text:p>
          </table:table-cell>
          <table:table-cell office:value-type="float" office:value="2406" calcext:value-type="float">
            <text:p>2406</text:p>
          </table:table-cell>
          <table:table-cell table:formula="of:=(100 * ABS([.B4]-[.C4]))/[.B4]" office:value-type="float" office:value="2.3538961038961" calcext:value-type="float">
            <text:p>2.3538961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</text:p>
          </table:table-cell>
          <table:table-cell office:value-type="float" office:value="2561" calcext:value-type="float">
            <text:p>2561</text:p>
          </table:table-cell>
          <table:table-cell office:value-type="float" office:value="2651" calcext:value-type="float">
            <text:p>2651</text:p>
          </table:table-cell>
          <table:table-cell table:formula="of:=(100 * ABS([.B5]-[.C5]))/[.B5]" office:value-type="float" office:value="3.51425224521671" calcext:value-type="float">
            <text:p>3.5142522452</text:p>
          </table:table-cell>
          <table:table-cell table:number-columns-repeated="2"/>
          <table:table-cell table:formula="of:=216/286" office:value-type="float" office:value="0.755244755244755" calcext:value-type="float">
            <text:p>0.7552447552</text:p>
          </table:table-cell>
          <table:table-cell table:formula="of:=261/286" office:value-type="float" office:value="0.912587412587413" calcext:value-type="float">
            <text:p>0.9125874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6</text:p>
          </table:table-cell>
          <table:table-cell office:value-type="float" office:value="2416" calcext:value-type="float">
            <text:p>2416</text:p>
          </table:table-cell>
          <table:table-cell office:value-type="float" office:value="2406" calcext:value-type="float">
            <text:p>2406</text:p>
          </table:table-cell>
          <table:table-cell table:formula="of:=(100 * ABS([.B6]-[.C6]))/[.B6]" office:value-type="float" office:value="0.413907284768212" calcext:value-type="float">
            <text:p>0.4139072848</text:p>
          </table:table-cell>
          <table:table-cell table:number-columns-repeated="10"/>
          <table:table-cell office:value-type="float" office:value="2448" calcext:value-type="float">
            <text:p>2448</text:p>
          </table:table-cell>
          <table:table-cell table:formula="of:=0.1*[.O6]" office:value-type="float" office:value="244.8" calcext:value-type="float">
            <text:p>244.8</text:p>
          </table:table-cell>
        </table:table-row>
        <table:table-row table:style-name="ro1">
          <table:table-cell office:value-type="string" calcext:value-type="string">
            <text:p>ind7</text:p>
          </table:table-cell>
          <table:table-cell office:value-type="float" office:value="2601" calcext:value-type="float">
            <text:p>2601</text:p>
          </table:table-cell>
          <table:table-cell office:value-type="float" office:value="2636" calcext:value-type="float">
            <text:p>2636</text:p>
          </table:table-cell>
          <table:table-cell table:formula="of:=(100 * ABS([.B7]-[.C7]))/[.B7]" office:value-type="float" office:value="1.34563629373318" calcext:value-type="float">
            <text:p>1.3456362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8</text:p>
          </table:table-cell>
          <table:table-cell office:value-type="float" office:value="2411" calcext:value-type="float">
            <text:p>2411</text:p>
          </table:table-cell>
          <table:table-cell office:value-type="float" office:value="2360" calcext:value-type="float">
            <text:p>2360</text:p>
          </table:table-cell>
          <table:table-cell table:formula="of:=(100 * ABS([.B8]-[.C8]))/[.B8]" office:value-type="float" office:value="2.11530485275819" calcext:value-type="float">
            <text:p>2.1153048528</text:p>
          </table:table-cell>
          <table:table-cell/>
          <table:table-cell table:formula="of:=COUNTIF([.$D$2:.$D$291];&quot;&lt;=5&quot;)" office:value-type="float" office:value="144" calcext:value-type="float">
            <text:p>144</text:p>
          </table:table-cell>
          <table:table-cell table:formula="of:=[.G3]-[.F3]" office:value-type="float" office:value="72" calcext:value-type="float">
            <text:p>72</text:p>
          </table:table-cell>
          <table:table-cell table:formula="of:=[.H3]-[.G3]" office:value-type="float" office:value="33" calcext:value-type="float">
            <text:p>33</text:p>
          </table:table-cell>
          <table:table-cell table:formula="of:=[.I3]-[.H3]" office:value-type="float" office:value="12" calcext:value-type="float">
            <text:p>12</text:p>
          </table:table-cell>
          <table:table-cell table:formula="of:=[.J3]-[.I3]" office:value-type="float" office:value="10" calcext:value-type="float">
            <text:p>10</text:p>
          </table:table-cell>
          <table:table-cell table:formula="of:=[.K3]-[.J3]" office:value-type="float" office:value="11" calcext:value-type="float">
            <text:p>11</text:p>
          </table:table-cell>
          <table:table-cell table:formula="of:=287-SUM([.F8:.K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9</text:p>
          </table:table-cell>
          <table:table-cell office:value-type="float" office:value="2658" calcext:value-type="float">
            <text:p>2658</text:p>
          </table:table-cell>
          <table:table-cell office:value-type="float" office:value="2733" calcext:value-type="float">
            <text:p>2733</text:p>
          </table:table-cell>
          <table:table-cell table:formula="of:=(100 * ABS([.B9]-[.C9]))/[.B9]" office:value-type="float" office:value="2.82167042889391" calcext:value-type="float">
            <text:p>2.8216704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</text:p>
          </table:table-cell>
          <table:table-cell office:value-type="float" office:value="2346" calcext:value-type="float">
            <text:p>2346</text:p>
          </table:table-cell>
          <table:table-cell office:value-type="float" office:value="3249" calcext:value-type="float">
            <text:p>3249</text:p>
          </table:table-cell>
          <table:table-cell table:formula="of:=(100 * ABS([.B10]-[.C10]))/[.B10]" office:value-type="float" office:value="38.4910485933504" calcext:value-type="float">
            <text:p>38.4910485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</text:p>
          </table:table-cell>
          <table:table-cell office:value-type="float" office:value="2867" calcext:value-type="float">
            <text:p>2867</text:p>
          </table:table-cell>
          <table:table-cell office:value-type="float" office:value="2151" calcext:value-type="float">
            <text:p>2151</text:p>
          </table:table-cell>
          <table:table-cell table:formula="of:=(100 * ABS([.B11]-[.C11]))/[.B11]" office:value-type="float" office:value="24.9738402511336" calcext:value-type="float">
            <text:p>24.97384025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</text:p>
          </table:table-cell>
          <table:table-cell office:value-type="float" office:value="2411" calcext:value-type="float">
            <text:p>2411</text:p>
          </table:table-cell>
          <table:table-cell office:value-type="float" office:value="2442" calcext:value-type="float">
            <text:p>2442</text:p>
          </table:table-cell>
          <table:table-cell table:formula="of:=(100 * ABS([.B12]-[.C12]))/[.B12]" office:value-type="float" office:value="1.28577353795106" calcext:value-type="float">
            <text:p>1.2857735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</text:p>
          </table:table-cell>
          <table:table-cell office:value-type="float" office:value="2459" calcext:value-type="float">
            <text:p>2459</text:p>
          </table:table-cell>
          <table:table-cell office:value-type="float" office:value="2527" calcext:value-type="float">
            <text:p>2527</text:p>
          </table:table-cell>
          <table:table-cell table:formula="of:=(100 * ABS([.B13]-[.C13]))/[.B13]" office:value-type="float" office:value="2.76535176901179" calcext:value-type="float">
            <text:p>2.765351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</text:p>
          </table:table-cell>
          <table:table-cell office:value-type="float" office:value="2384" calcext:value-type="float">
            <text:p>2384</text:p>
          </table:table-cell>
          <table:table-cell office:value-type="float" office:value="2204" calcext:value-type="float">
            <text:p>2204</text:p>
          </table:table-cell>
          <table:table-cell table:formula="of:=(100 * ABS([.B14]-[.C14]))/[.B14]" office:value-type="float" office:value="7.5503355704698" calcext:value-type="float">
            <text:p>7.55033557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</text:p>
          </table:table-cell>
          <table:table-cell office:value-type="float" office:value="2592" calcext:value-type="float">
            <text:p>2592</text:p>
          </table:table-cell>
          <table:table-cell office:value-type="float" office:value="2902" calcext:value-type="float">
            <text:p>2902</text:p>
          </table:table-cell>
          <table:table-cell table:formula="of:=(100 * ABS([.B15]-[.C15]))/[.B15]" office:value-type="float" office:value="11.9598765432099" calcext:value-type="float">
            <text:p>11.95987654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</text:p>
          </table:table-cell>
          <table:table-cell office:value-type="float" office:value="2328" calcext:value-type="float">
            <text:p>2328</text:p>
          </table:table-cell>
          <table:table-cell office:value-type="float" office:value="2435" calcext:value-type="float">
            <text:p>2435</text:p>
          </table:table-cell>
          <table:table-cell table:formula="of:=(100 * ABS([.B16]-[.C16]))/[.B16]" office:value-type="float" office:value="4.59621993127148" calcext:value-type="float">
            <text:p>4.5962199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</text:p>
          </table:table-cell>
          <table:table-cell office:value-type="float" office:value="2394" calcext:value-type="float">
            <text:p>2394</text:p>
          </table:table-cell>
          <table:table-cell office:value-type="float" office:value="2547" calcext:value-type="float">
            <text:p>2547</text:p>
          </table:table-cell>
          <table:table-cell table:formula="of:=(100 * ABS([.B17]-[.C17]))/[.B17]" office:value-type="float" office:value="6.39097744360902" calcext:value-type="float">
            <text:p>6.3909774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</text:p>
          </table:table-cell>
          <table:table-cell office:value-type="float" office:value="2381" calcext:value-type="float">
            <text:p>2381</text:p>
          </table:table-cell>
          <table:table-cell office:value-type="float" office:value="2618" calcext:value-type="float">
            <text:p>2618</text:p>
          </table:table-cell>
          <table:table-cell table:formula="of:=(100 * ABS([.B18]-[.C18]))/[.B18]" office:value-type="float" office:value="9.95380092398152" calcext:value-type="float">
            <text:p>9.9538009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</text:p>
          </table:table-cell>
          <table:table-cell office:value-type="float" office:value="2554" calcext:value-type="float">
            <text:p>2554</text:p>
          </table:table-cell>
          <table:table-cell office:value-type="float" office:value="2756" calcext:value-type="float">
            <text:p>2756</text:p>
          </table:table-cell>
          <table:table-cell table:formula="of:=(100 * ABS([.B19]-[.C19]))/[.B19]" office:value-type="float" office:value="7.90916209866876" calcext:value-type="float">
            <text:p>7.90916209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</text:p>
          </table:table-cell>
          <table:table-cell office:value-type="float" office:value="2558" calcext:value-type="float">
            <text:p>2558</text:p>
          </table:table-cell>
          <table:table-cell office:value-type="float" office:value="2587" calcext:value-type="float">
            <text:p>2587</text:p>
          </table:table-cell>
          <table:table-cell table:formula="of:=(100 * ABS([.B20]-[.C20]))/[.B20]" office:value-type="float" office:value="1.13369820172009" calcext:value-type="float">
            <text:p>1.1336982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</text:p>
          </table:table-cell>
          <table:table-cell office:value-type="float" office:value="2741" calcext:value-type="float">
            <text:p>2741</text:p>
          </table:table-cell>
          <table:table-cell office:value-type="float" office:value="2579" calcext:value-type="float">
            <text:p>2579</text:p>
          </table:table-cell>
          <table:table-cell table:formula="of:=(100 * ABS([.B21]-[.C21]))/[.B21]" office:value-type="float" office:value="5.91025173294418" calcext:value-type="float">
            <text:p>5.91025173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</text:p>
          </table:table-cell>
          <table:table-cell office:value-type="float" office:value="2456" calcext:value-type="float">
            <text:p>2456</text:p>
          </table:table-cell>
          <table:table-cell office:value-type="float" office:value="2526" calcext:value-type="float">
            <text:p>2526</text:p>
          </table:table-cell>
          <table:table-cell table:formula="of:=(100 * ABS([.B22]-[.C22]))/[.B22]" office:value-type="float" office:value="2.85016286644951" calcext:value-type="float">
            <text:p>2.8501628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</text:p>
          </table:table-cell>
          <table:table-cell office:value-type="float" office:value="2447" calcext:value-type="float">
            <text:p>2447</text:p>
          </table:table-cell>
          <table:table-cell office:value-type="float" office:value="2354" calcext:value-type="float">
            <text:p>2354</text:p>
          </table:table-cell>
          <table:table-cell table:formula="of:=(100 * ABS([.B23]-[.C23]))/[.B23]" office:value-type="float" office:value="3.80057212913772" calcext:value-type="float">
            <text:p>3.8005721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</text:p>
          </table:table-cell>
          <table:table-cell office:value-type="float" office:value="2473" calcext:value-type="float">
            <text:p>2473</text:p>
          </table:table-cell>
          <table:table-cell office:value-type="float" office:value="2499" calcext:value-type="float">
            <text:p>2499</text:p>
          </table:table-cell>
          <table:table-cell table:formula="of:=(100 * ABS([.B24]-[.C24]))/[.B24]" office:value-type="float" office:value="1.05135463000404" calcext:value-type="float">
            <text:p>1.051354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</text:p>
          </table:table-cell>
          <table:table-cell office:value-type="float" office:value="2495" calcext:value-type="float">
            <text:p>2495</text:p>
          </table:table-cell>
          <table:table-cell office:value-type="float" office:value="2660" calcext:value-type="float">
            <text:p>2660</text:p>
          </table:table-cell>
          <table:table-cell table:formula="of:=(100 * ABS([.B25]-[.C25]))/[.B25]" office:value-type="float" office:value="6.61322645290581" calcext:value-type="float">
            <text:p>6.61322645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</text:p>
          </table:table-cell>
          <table:table-cell office:value-type="float" office:value="2365" calcext:value-type="float">
            <text:p>2365</text:p>
          </table:table-cell>
          <table:table-cell office:value-type="float" office:value="2339" calcext:value-type="float">
            <text:p>2339</text:p>
          </table:table-cell>
          <table:table-cell table:formula="of:=(100 * ABS([.B26]-[.C26]))/[.B26]" office:value-type="float" office:value="1.09936575052854" calcext:value-type="float">
            <text:p>1.0993657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</text:p>
          </table:table-cell>
          <table:table-cell office:value-type="float" office:value="2569" calcext:value-type="float">
            <text:p>2569</text:p>
          </table:table-cell>
          <table:table-cell office:value-type="float" office:value="2647" calcext:value-type="float">
            <text:p>2647</text:p>
          </table:table-cell>
          <table:table-cell table:formula="of:=(100 * ABS([.B27]-[.C27]))/[.B27]" office:value-type="float" office:value="3.03620085636434" calcext:value-type="float">
            <text:p>3.03620085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</text:p>
          </table:table-cell>
          <table:table-cell table:number-columns-repeated="2" office:value-type="float" office:value="2476" calcext:value-type="float">
            <text:p>2476</text:p>
          </table:table-cell>
          <table:table-cell table:formula="of:=(100 * ABS([.B28]-[.C28]))/[.B2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</text:p>
          </table:table-cell>
          <table:table-cell office:value-type="float" office:value="2322" calcext:value-type="float">
            <text:p>2322</text:p>
          </table:table-cell>
          <table:table-cell office:value-type="float" office:value="2194" calcext:value-type="float">
            <text:p>2194</text:p>
          </table:table-cell>
          <table:table-cell table:formula="of:=(100 * ABS([.B29]-[.C29]))/[.B29]" office:value-type="float" office:value="5.51248923341947" calcext:value-type="float">
            <text:p>5.5124892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0</text:p>
          </table:table-cell>
          <table:table-cell office:value-type="float" office:value="2460" calcext:value-type="float">
            <text:p>2460</text:p>
          </table:table-cell>
          <table:table-cell office:value-type="float" office:value="3097" calcext:value-type="float">
            <text:p>3097</text:p>
          </table:table-cell>
          <table:table-cell table:formula="of:=(100 * ABS([.B30]-[.C30]))/[.B30]" office:value-type="float" office:value="25.8943089430894" calcext:value-type="float">
            <text:p>25.8943089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1</text:p>
          </table:table-cell>
          <table:table-cell office:value-type="float" office:value="2621" calcext:value-type="float">
            <text:p>2621</text:p>
          </table:table-cell>
          <table:table-cell office:value-type="float" office:value="2889" calcext:value-type="float">
            <text:p>2889</text:p>
          </table:table-cell>
          <table:table-cell table:formula="of:=(100 * ABS([.B31]-[.C31]))/[.B31]" office:value-type="float" office:value="10.2251049217856" calcext:value-type="float">
            <text:p>10.22510492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2</text:p>
          </table:table-cell>
          <table:table-cell office:value-type="float" office:value="2397" calcext:value-type="float">
            <text:p>2397</text:p>
          </table:table-cell>
          <table:table-cell office:value-type="float" office:value="2420" calcext:value-type="float">
            <text:p>2420</text:p>
          </table:table-cell>
          <table:table-cell table:formula="of:=(100 * ABS([.B32]-[.C32]))/[.B32]" office:value-type="float" office:value="0.959532749269921" calcext:value-type="float">
            <text:p>0.95953274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3</text:p>
          </table:table-cell>
          <table:table-cell office:value-type="float" office:value="2736" calcext:value-type="float">
            <text:p>2736</text:p>
          </table:table-cell>
          <table:table-cell office:value-type="float" office:value="2651" calcext:value-type="float">
            <text:p>2651</text:p>
          </table:table-cell>
          <table:table-cell table:formula="of:=(100 * ABS([.B33]-[.C33]))/[.B33]" office:value-type="float" office:value="3.10672514619883" calcext:value-type="float">
            <text:p>3.10672514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4</text:p>
          </table:table-cell>
          <table:table-cell office:value-type="float" office:value="2359" calcext:value-type="float">
            <text:p>2359</text:p>
          </table:table-cell>
          <table:table-cell office:value-type="float" office:value="2342" calcext:value-type="float">
            <text:p>2342</text:p>
          </table:table-cell>
          <table:table-cell table:formula="of:=(100 * ABS([.B34]-[.C34]))/[.B34]" office:value-type="float" office:value="0.720644340822382" calcext:value-type="float">
            <text:p>0.72064434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5</text:p>
          </table:table-cell>
          <table:table-cell office:value-type="float" office:value="2698" calcext:value-type="float">
            <text:p>2698</text:p>
          </table:table-cell>
          <table:table-cell office:value-type="float" office:value="2692" calcext:value-type="float">
            <text:p>2692</text:p>
          </table:table-cell>
          <table:table-cell table:formula="of:=(100 * ABS([.B35]-[.C35]))/[.B35]" office:value-type="float" office:value="0.22238695329874" calcext:value-type="float">
            <text:p>0.22238695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6</text:p>
          </table:table-cell>
          <table:table-cell office:value-type="float" office:value="2538" calcext:value-type="float">
            <text:p>2538</text:p>
          </table:table-cell>
          <table:table-cell office:value-type="float" office:value="2452" calcext:value-type="float">
            <text:p>2452</text:p>
          </table:table-cell>
          <table:table-cell table:formula="of:=(100 * ABS([.B36]-[.C36]))/[.B36]" office:value-type="float" office:value="3.38849487785658" calcext:value-type="float">
            <text:p>3.3884948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7</text:p>
          </table:table-cell>
          <table:table-cell office:value-type="float" office:value="2742" calcext:value-type="float">
            <text:p>2742</text:p>
          </table:table-cell>
          <table:table-cell office:value-type="float" office:value="2821" calcext:value-type="float">
            <text:p>2821</text:p>
          </table:table-cell>
          <table:table-cell table:formula="of:=(100 * ABS([.B37]-[.C37]))/[.B37]" office:value-type="float" office:value="2.88110867979577" calcext:value-type="float">
            <text:p>2.8811086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8</text:p>
          </table:table-cell>
          <table:table-cell office:value-type="float" office:value="2461" calcext:value-type="float">
            <text:p>2461</text:p>
          </table:table-cell>
          <table:table-cell office:value-type="float" office:value="2757" calcext:value-type="float">
            <text:p>2757</text:p>
          </table:table-cell>
          <table:table-cell table:formula="of:=(100 * ABS([.B38]-[.C38]))/[.B38]" office:value-type="float" office:value="12.0276310442909" calcext:value-type="float">
            <text:p>12.02763104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9</text:p>
          </table:table-cell>
          <table:table-cell office:value-type="float" office:value="2676" calcext:value-type="float">
            <text:p>2676</text:p>
          </table:table-cell>
          <table:table-cell office:value-type="float" office:value="2745" calcext:value-type="float">
            <text:p>2745</text:p>
          </table:table-cell>
          <table:table-cell table:formula="of:=(100 * ABS([.B39]-[.C39]))/[.B39]" office:value-type="float" office:value="2.57847533632287" calcext:value-type="float">
            <text:p>2.57847533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1</text:p>
          </table:table-cell>
          <table:table-cell office:value-type="float" office:value="2563" calcext:value-type="float">
            <text:p>2563</text:p>
          </table:table-cell>
          <table:table-cell office:value-type="float" office:value="2536" calcext:value-type="float">
            <text:p>2536</text:p>
          </table:table-cell>
          <table:table-cell table:formula="of:=(100 * ABS([.B40]-[.C40]))/[.B40]" office:value-type="float" office:value="1.05345298478346" calcext:value-type="float">
            <text:p>1.05345298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2</text:p>
          </table:table-cell>
          <table:table-cell office:value-type="float" office:value="2575" calcext:value-type="float">
            <text:p>2575</text:p>
          </table:table-cell>
          <table:table-cell office:value-type="float" office:value="2640" calcext:value-type="float">
            <text:p>2640</text:p>
          </table:table-cell>
          <table:table-cell table:formula="of:=(100 * ABS([.B41]-[.C41]))/[.B41]" office:value-type="float" office:value="2.52427184466019" calcext:value-type="float">
            <text:p>2.5242718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3</text:p>
          </table:table-cell>
          <table:table-cell office:value-type="float" office:value="2611" calcext:value-type="float">
            <text:p>2611</text:p>
          </table:table-cell>
          <table:table-cell office:value-type="float" office:value="2649" calcext:value-type="float">
            <text:p>2649</text:p>
          </table:table-cell>
          <table:table-cell table:formula="of:=(100 * ABS([.B42]-[.C42]))/[.B42]" office:value-type="float" office:value="1.45538108004596" calcext:value-type="float">
            <text:p>1.45538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4</text:p>
          </table:table-cell>
          <table:table-cell office:value-type="float" office:value="2419" calcext:value-type="float">
            <text:p>2419</text:p>
          </table:table-cell>
          <table:table-cell office:value-type="float" office:value="2542" calcext:value-type="float">
            <text:p>2542</text:p>
          </table:table-cell>
          <table:table-cell table:formula="of:=(100 * ABS([.B43]-[.C43]))/[.B43]" office:value-type="float" office:value="5.08474576271186" calcext:value-type="float">
            <text:p>5.0847457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5</text:p>
          </table:table-cell>
          <table:table-cell office:value-type="float" office:value="2440" calcext:value-type="float">
            <text:p>2440</text:p>
          </table:table-cell>
          <table:table-cell office:value-type="float" office:value="2791" calcext:value-type="float">
            <text:p>2791</text:p>
          </table:table-cell>
          <table:table-cell table:formula="of:=(100 * ABS([.B44]-[.C44]))/[.B44]" office:value-type="float" office:value="14.3852459016393" calcext:value-type="float">
            <text:p>14.3852459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6</text:p>
          </table:table-cell>
          <table:table-cell office:value-type="float" office:value="2359" calcext:value-type="float">
            <text:p>2359</text:p>
          </table:table-cell>
          <table:table-cell office:value-type="float" office:value="2679" calcext:value-type="float">
            <text:p>2679</text:p>
          </table:table-cell>
          <table:table-cell table:formula="of:=(100 * ABS([.B45]-[.C45]))/[.B45]" office:value-type="float" office:value="13.5650699448919" calcext:value-type="float">
            <text:p>13.56506994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7</text:p>
          </table:table-cell>
          <table:table-cell office:value-type="float" office:value="2236" calcext:value-type="float">
            <text:p>2236</text:p>
          </table:table-cell>
          <table:table-cell office:value-type="float" office:value="2390" calcext:value-type="float">
            <text:p>2390</text:p>
          </table:table-cell>
          <table:table-cell table:formula="of:=(100 * ABS([.B46]-[.C46]))/[.B46]" office:value-type="float" office:value="6.88729874776386" calcext:value-type="float">
            <text:p>6.8872987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8</text:p>
          </table:table-cell>
          <table:table-cell office:value-type="float" office:value="2471" calcext:value-type="float">
            <text:p>2471</text:p>
          </table:table-cell>
          <table:table-cell office:value-type="float" office:value="2667" calcext:value-type="float">
            <text:p>2667</text:p>
          </table:table-cell>
          <table:table-cell table:formula="of:=(100 * ABS([.B47]-[.C47]))/[.B47]" office:value-type="float" office:value="7.93201133144476" calcext:value-type="float">
            <text:p>7.93201133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9</text:p>
          </table:table-cell>
          <table:table-cell office:value-type="float" office:value="2654" calcext:value-type="float">
            <text:p>2654</text:p>
          </table:table-cell>
          <table:table-cell office:value-type="float" office:value="2676" calcext:value-type="float">
            <text:p>2676</text:p>
          </table:table-cell>
          <table:table-cell table:formula="of:=(100 * ABS([.B48]-[.C48]))/[.B48]" office:value-type="float" office:value="0.828937452901281" calcext:value-type="float">
            <text:p>0.82893745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0</text:p>
          </table:table-cell>
          <table:table-cell office:value-type="float" office:value="2558" calcext:value-type="float">
            <text:p>2558</text:p>
          </table:table-cell>
          <table:table-cell office:value-type="float" office:value="2588" calcext:value-type="float">
            <text:p>2588</text:p>
          </table:table-cell>
          <table:table-cell table:formula="of:=(100 * ABS([.B49]-[.C49]))/[.B49]" office:value-type="float" office:value="1.17279124315872" calcext:value-type="float">
            <text:p>1.17279124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1</text:p>
          </table:table-cell>
          <table:table-cell office:value-type="float" office:value="2581" calcext:value-type="float">
            <text:p>2581</text:p>
          </table:table-cell>
          <table:table-cell office:value-type="float" office:value="2522" calcext:value-type="float">
            <text:p>2522</text:p>
          </table:table-cell>
          <table:table-cell table:formula="of:=(100 * ABS([.B50]-[.C50]))/[.B50]" office:value-type="float" office:value="2.28593568384347" calcext:value-type="float">
            <text:p>2.2859356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2</text:p>
          </table:table-cell>
          <table:table-cell office:value-type="float" office:value="2373" calcext:value-type="float">
            <text:p>2373</text:p>
          </table:table-cell>
          <table:table-cell office:value-type="float" office:value="2468" calcext:value-type="float">
            <text:p>2468</text:p>
          </table:table-cell>
          <table:table-cell table:formula="of:=(100 * ABS([.B51]-[.C51]))/[.B51]" office:value-type="float" office:value="4.00337126000843" calcext:value-type="float">
            <text:p>4.00337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3</text:p>
          </table:table-cell>
          <table:table-cell office:value-type="float" office:value="2507" calcext:value-type="float">
            <text:p>2507</text:p>
          </table:table-cell>
          <table:table-cell office:value-type="float" office:value="2550" calcext:value-type="float">
            <text:p>2550</text:p>
          </table:table-cell>
          <table:table-cell table:formula="of:=(100 * ABS([.B52]-[.C52]))/[.B52]" office:value-type="float" office:value="1.71519744714799" calcext:value-type="float">
            <text:p>1.71519744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4</text:p>
          </table:table-cell>
          <table:table-cell office:value-type="float" office:value="2445" calcext:value-type="float">
            <text:p>2445</text:p>
          </table:table-cell>
          <table:table-cell office:value-type="float" office:value="2489" calcext:value-type="float">
            <text:p>2489</text:p>
          </table:table-cell>
          <table:table-cell table:formula="of:=(100 * ABS([.B53]-[.C53]))/[.B53]" office:value-type="float" office:value="1.79959100204499" calcext:value-type="float">
            <text:p>1.799591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5</text:p>
          </table:table-cell>
          <table:table-cell office:value-type="float" office:value="2773" calcext:value-type="float">
            <text:p>2773</text:p>
          </table:table-cell>
          <table:table-cell office:value-type="float" office:value="2857" calcext:value-type="float">
            <text:p>2857</text:p>
          </table:table-cell>
          <table:table-cell table:formula="of:=(100 * ABS([.B54]-[.C54]))/[.B54]" office:value-type="float" office:value="3.02921024161558" calcext:value-type="float">
            <text:p>3.0292102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6</text:p>
          </table:table-cell>
          <table:table-cell office:value-type="float" office:value="2397" calcext:value-type="float">
            <text:p>2397</text:p>
          </table:table-cell>
          <table:table-cell office:value-type="float" office:value="2376" calcext:value-type="float">
            <text:p>2376</text:p>
          </table:table-cell>
          <table:table-cell table:formula="of:=(100 * ABS([.B55]-[.C55]))/[.B55]" office:value-type="float" office:value="0.876095118898623" calcext:value-type="float">
            <text:p>0.8760951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7</text:p>
          </table:table-cell>
          <table:table-cell office:value-type="float" office:value="2522" calcext:value-type="float">
            <text:p>2522</text:p>
          </table:table-cell>
          <table:table-cell office:value-type="float" office:value="2599" calcext:value-type="float">
            <text:p>2599</text:p>
          </table:table-cell>
          <table:table-cell table:formula="of:=(100 * ABS([.B56]-[.C56]))/[.B56]" office:value-type="float" office:value="3.05313243457573" calcext:value-type="float">
            <text:p>3.05313243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8</text:p>
          </table:table-cell>
          <table:table-cell office:value-type="float" office:value="2469" calcext:value-type="float">
            <text:p>2469</text:p>
          </table:table-cell>
          <table:table-cell office:value-type="float" office:value="2373" calcext:value-type="float">
            <text:p>2373</text:p>
          </table:table-cell>
          <table:table-cell table:formula="of:=(100 * ABS([.B57]-[.C57]))/[.B57]" office:value-type="float" office:value="3.88821385176185" calcext:value-type="float">
            <text:p>3.8882138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9</text:p>
          </table:table-cell>
          <table:table-cell office:value-type="float" office:value="2676" calcext:value-type="float">
            <text:p>2676</text:p>
          </table:table-cell>
          <table:table-cell office:value-type="float" office:value="2575" calcext:value-type="float">
            <text:p>2575</text:p>
          </table:table-cell>
          <table:table-cell table:formula="of:=(100 * ABS([.B58]-[.C58]))/[.B58]" office:value-type="float" office:value="3.77428998505232" calcext:value-type="float">
            <text:p>3.7742899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0</text:p>
          </table:table-cell>
          <table:table-cell office:value-type="float" office:value="2563" calcext:value-type="float">
            <text:p>2563</text:p>
          </table:table-cell>
          <table:table-cell office:value-type="float" office:value="2422" calcext:value-type="float">
            <text:p>2422</text:p>
          </table:table-cell>
          <table:table-cell table:formula="of:=(100 * ABS([.B59]-[.C59]))/[.B59]" office:value-type="float" office:value="5.5013655872025" calcext:value-type="float">
            <text:p>5.5013655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1</text:p>
          </table:table-cell>
          <table:table-cell office:value-type="float" office:value="2513" calcext:value-type="float">
            <text:p>2513</text:p>
          </table:table-cell>
          <table:table-cell office:value-type="float" office:value="2716" calcext:value-type="float">
            <text:p>2716</text:p>
          </table:table-cell>
          <table:table-cell table:formula="of:=(100 * ABS([.B60]-[.C60]))/[.B60]" office:value-type="float" office:value="8.07799442896936" calcext:value-type="float">
            <text:p>8.077994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2</text:p>
          </table:table-cell>
          <table:table-cell office:value-type="float" office:value="2587" calcext:value-type="float">
            <text:p>2587</text:p>
          </table:table-cell>
          <table:table-cell office:value-type="float" office:value="2565" calcext:value-type="float">
            <text:p>2565</text:p>
          </table:table-cell>
          <table:table-cell table:formula="of:=(100 * ABS([.B61]-[.C61]))/[.B61]" office:value-type="float" office:value="0.850405875531504" calcext:value-type="float">
            <text:p>0.8504058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3</text:p>
          </table:table-cell>
          <table:table-cell office:value-type="float" office:value="2554" calcext:value-type="float">
            <text:p>2554</text:p>
          </table:table-cell>
          <table:table-cell office:value-type="float" office:value="2600" calcext:value-type="float">
            <text:p>2600</text:p>
          </table:table-cell>
          <table:table-cell table:formula="of:=(100 * ABS([.B62]-[.C62]))/[.B62]" office:value-type="float" office:value="1.80109631949883" calcext:value-type="float">
            <text:p>1.8010963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4</text:p>
          </table:table-cell>
          <table:table-cell office:value-type="float" office:value="2492" calcext:value-type="float">
            <text:p>2492</text:p>
          </table:table-cell>
          <table:table-cell office:value-type="float" office:value="2309" calcext:value-type="float">
            <text:p>2309</text:p>
          </table:table-cell>
          <table:table-cell table:formula="of:=(100 * ABS([.B63]-[.C63]))/[.B63]" office:value-type="float" office:value="7.34349919743178" calcext:value-type="float">
            <text:p>7.3434991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5</text:p>
          </table:table-cell>
          <table:table-cell office:value-type="float" office:value="2365" calcext:value-type="float">
            <text:p>2365</text:p>
          </table:table-cell>
          <table:table-cell office:value-type="float" office:value="2765" calcext:value-type="float">
            <text:p>2765</text:p>
          </table:table-cell>
          <table:table-cell table:formula="of:=(100 * ABS([.B64]-[.C64]))/[.B64]" office:value-type="float" office:value="16.9133192389006" calcext:value-type="float">
            <text:p>16.9133192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7</text:p>
          </table:table-cell>
          <table:table-cell office:value-type="float" office:value="2644" calcext:value-type="float">
            <text:p>2644</text:p>
          </table:table-cell>
          <table:table-cell office:value-type="float" office:value="2796" calcext:value-type="float">
            <text:p>2796</text:p>
          </table:table-cell>
          <table:table-cell table:formula="of:=(100 * ABS([.B65]-[.C65]))/[.B65]" office:value-type="float" office:value="5.74886535552194" calcext:value-type="float">
            <text:p>5.7488653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8</text:p>
          </table:table-cell>
          <table:table-cell office:value-type="float" office:value="2571" calcext:value-type="float">
            <text:p>2571</text:p>
          </table:table-cell>
          <table:table-cell office:value-type="float" office:value="2602" calcext:value-type="float">
            <text:p>2602</text:p>
          </table:table-cell>
          <table:table-cell table:formula="of:=(100 * ABS([.B66]-[.C66]))/[.B66]" office:value-type="float" office:value="1.20575651497472" calcext:value-type="float">
            <text:p>1.205756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9</text:p>
          </table:table-cell>
          <table:table-cell office:value-type="float" office:value="2549" calcext:value-type="float">
            <text:p>2549</text:p>
          </table:table-cell>
          <table:table-cell office:value-type="float" office:value="2347" calcext:value-type="float">
            <text:p>2347</text:p>
          </table:table-cell>
          <table:table-cell table:formula="of:=(100 * ABS([.B67]-[.C67]))/[.B67]" office:value-type="float" office:value="7.92467634366418" calcext:value-type="float">
            <text:p>7.92467634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0</text:p>
          </table:table-cell>
          <table:table-cell office:value-type="float" office:value="2429" calcext:value-type="float">
            <text:p>2429</text:p>
          </table:table-cell>
          <table:table-cell office:value-type="float" office:value="2441" calcext:value-type="float">
            <text:p>2441</text:p>
          </table:table-cell>
          <table:table-cell table:formula="of:=(100 * ABS([.B68]-[.C68]))/[.B68]" office:value-type="float" office:value="0.494030465212021" calcext:value-type="float">
            <text:p>0.49403046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1</text:p>
          </table:table-cell>
          <table:table-cell office:value-type="float" office:value="2464" calcext:value-type="float">
            <text:p>2464</text:p>
          </table:table-cell>
          <table:table-cell office:value-type="float" office:value="2655" calcext:value-type="float">
            <text:p>2655</text:p>
          </table:table-cell>
          <table:table-cell table:formula="of:=(100 * ABS([.B69]-[.C69]))/[.B69]" office:value-type="float" office:value="7.75162337662338" calcext:value-type="float">
            <text:p>7.7516233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2</text:p>
          </table:table-cell>
          <table:table-cell office:value-type="float" office:value="2529" calcext:value-type="float">
            <text:p>2529</text:p>
          </table:table-cell>
          <table:table-cell office:value-type="float" office:value="2834" calcext:value-type="float">
            <text:p>2834</text:p>
          </table:table-cell>
          <table:table-cell table:formula="of:=(100 * ABS([.B70]-[.C70]))/[.B70]" office:value-type="float" office:value="12.0601028074338" calcext:value-type="float">
            <text:p>12.0601028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3</text:p>
          </table:table-cell>
          <table:table-cell office:value-type="float" office:value="2365" calcext:value-type="float">
            <text:p>2365</text:p>
          </table:table-cell>
          <table:table-cell office:value-type="float" office:value="2408" calcext:value-type="float">
            <text:p>2408</text:p>
          </table:table-cell>
          <table:table-cell table:formula="of:=(100 * ABS([.B71]-[.C71]))/[.B71]" office:value-type="float" office:value="1.81818181818182" calcext:value-type="float">
            <text:p>1.8181818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4</text:p>
          </table:table-cell>
          <table:table-cell office:value-type="float" office:value="2357" calcext:value-type="float">
            <text:p>2357</text:p>
          </table:table-cell>
          <table:table-cell office:value-type="float" office:value="2452" calcext:value-type="float">
            <text:p>2452</text:p>
          </table:table-cell>
          <table:table-cell table:formula="of:=(100 * ABS([.B72]-[.C72]))/[.B72]" office:value-type="float" office:value="4.03054730589733" calcext:value-type="float">
            <text:p>4.03054730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5</text:p>
          </table:table-cell>
          <table:table-cell office:value-type="float" office:value="2216" calcext:value-type="float">
            <text:p>2216</text:p>
          </table:table-cell>
          <table:table-cell office:value-type="float" office:value="2442" calcext:value-type="float">
            <text:p>2442</text:p>
          </table:table-cell>
          <table:table-cell table:formula="of:=(100 * ABS([.B73]-[.C73]))/[.B73]" office:value-type="float" office:value="10.1985559566787" calcext:value-type="float">
            <text:p>10.1985559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6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table:formula="of:=(100 * ABS([.B74]-[.C74]))/[.B74]" office:value-type="float" office:value="6.59536541889483" calcext:value-type="float">
            <text:p>6.5953654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7</text:p>
          </table:table-cell>
          <table:table-cell office:value-type="float" office:value="2518" calcext:value-type="float">
            <text:p>2518</text:p>
          </table:table-cell>
          <table:table-cell office:value-type="float" office:value="2395" calcext:value-type="float">
            <text:p>2395</text:p>
          </table:table-cell>
          <table:table-cell table:formula="of:=(100 * ABS([.B75]-[.C75]))/[.B75]" office:value-type="float" office:value="4.88482922954726" calcext:value-type="float">
            <text:p>4.8848292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8</text:p>
          </table:table-cell>
          <table:table-cell office:value-type="float" office:value="2255" calcext:value-type="float">
            <text:p>2255</text:p>
          </table:table-cell>
          <table:table-cell office:value-type="float" office:value="2290" calcext:value-type="float">
            <text:p>2290</text:p>
          </table:table-cell>
          <table:table-cell table:formula="of:=(100 * ABS([.B76]-[.C76]))/[.B76]" office:value-type="float" office:value="1.55210643015521" calcext:value-type="float">
            <text:p>1.5521064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9</text:p>
          </table:table-cell>
          <table:table-cell office:value-type="float" office:value="2599" calcext:value-type="float">
            <text:p>2599</text:p>
          </table:table-cell>
          <table:table-cell office:value-type="float" office:value="2363" calcext:value-type="float">
            <text:p>2363</text:p>
          </table:table-cell>
          <table:table-cell table:formula="of:=(100 * ABS([.B77]-[.C77]))/[.B77]" office:value-type="float" office:value="9.08041554444017" calcext:value-type="float">
            <text:p>9.0804155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0</text:p>
          </table:table-cell>
          <table:table-cell office:value-type="float" office:value="2531" calcext:value-type="float">
            <text:p>2531</text:p>
          </table:table-cell>
          <table:table-cell office:value-type="float" office:value="2819" calcext:value-type="float">
            <text:p>2819</text:p>
          </table:table-cell>
          <table:table-cell table:formula="of:=(100 * ABS([.B78]-[.C78]))/[.B78]" office:value-type="float" office:value="11.3789016199131" calcext:value-type="float">
            <text:p>11.3789016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1</text:p>
          </table:table-cell>
          <table:table-cell office:value-type="float" office:value="2696" calcext:value-type="float">
            <text:p>2696</text:p>
          </table:table-cell>
          <table:table-cell office:value-type="float" office:value="2598" calcext:value-type="float">
            <text:p>2598</text:p>
          </table:table-cell>
          <table:table-cell table:formula="of:=(100 * ABS([.B79]-[.C79]))/[.B79]" office:value-type="float" office:value="3.63501483679525" calcext:value-type="float">
            <text:p>3.63501483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2</text:p>
          </table:table-cell>
          <table:table-cell office:value-type="float" office:value="2536" calcext:value-type="float">
            <text:p>2536</text:p>
          </table:table-cell>
          <table:table-cell office:value-type="float" office:value="2577" calcext:value-type="float">
            <text:p>2577</text:p>
          </table:table-cell>
          <table:table-cell table:formula="of:=(100 * ABS([.B80]-[.C80]))/[.B80]" office:value-type="float" office:value="1.61671924290221" calcext:value-type="float">
            <text:p>1.6167192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3</text:p>
          </table:table-cell>
          <table:table-cell office:value-type="float" office:value="2538" calcext:value-type="float">
            <text:p>2538</text:p>
          </table:table-cell>
          <table:table-cell office:value-type="float" office:value="2704" calcext:value-type="float">
            <text:p>2704</text:p>
          </table:table-cell>
          <table:table-cell table:formula="of:=(100 * ABS([.B81]-[.C81]))/[.B81]" office:value-type="float" office:value="6.54058313632782" calcext:value-type="float">
            <text:p>6.54058313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4</text:p>
          </table:table-cell>
          <table:table-cell office:value-type="float" office:value="2490" calcext:value-type="float">
            <text:p>2490</text:p>
          </table:table-cell>
          <table:table-cell office:value-type="float" office:value="2639" calcext:value-type="float">
            <text:p>2639</text:p>
          </table:table-cell>
          <table:table-cell table:formula="of:=(100 * ABS([.B82]-[.C82]))/[.B82]" office:value-type="float" office:value="5.98393574297189" calcext:value-type="float">
            <text:p>5.9839357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5</text:p>
          </table:table-cell>
          <table:table-cell office:value-type="float" office:value="2482" calcext:value-type="float">
            <text:p>2482</text:p>
          </table:table-cell>
          <table:table-cell office:value-type="float" office:value="2511" calcext:value-type="float">
            <text:p>2511</text:p>
          </table:table-cell>
          <table:table-cell table:formula="of:=(100 * ABS([.B83]-[.C83]))/[.B83]" office:value-type="float" office:value="1.16841257050766" calcext:value-type="float">
            <text:p>1.16841257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6</text:p>
          </table:table-cell>
          <table:table-cell office:value-type="float" office:value="2404" calcext:value-type="float">
            <text:p>2404</text:p>
          </table:table-cell>
          <table:table-cell office:value-type="float" office:value="2515" calcext:value-type="float">
            <text:p>2515</text:p>
          </table:table-cell>
          <table:table-cell table:formula="of:=(100 * ABS([.B84]-[.C84]))/[.B84]" office:value-type="float" office:value="4.61730449251248" calcext:value-type="float">
            <text:p>4.6173044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7</text:p>
          </table:table-cell>
          <table:table-cell office:value-type="float" office:value="2480" calcext:value-type="float">
            <text:p>2480</text:p>
          </table:table-cell>
          <table:table-cell office:value-type="float" office:value="2560" calcext:value-type="float">
            <text:p>2560</text:p>
          </table:table-cell>
          <table:table-cell table:formula="of:=(100 * ABS([.B85]-[.C85]))/[.B85]" office:value-type="float" office:value="3.2258064516129" calcext:value-type="float">
            <text:p>3.2258064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8</text:p>
          </table:table-cell>
          <table:table-cell office:value-type="float" office:value="2543" calcext:value-type="float">
            <text:p>2543</text:p>
          </table:table-cell>
          <table:table-cell office:value-type="float" office:value="2937" calcext:value-type="float">
            <text:p>2937</text:p>
          </table:table-cell>
          <table:table-cell table:formula="of:=(100 * ABS([.B86]-[.C86]))/[.B86]" office:value-type="float" office:value="15.4935116004719" calcext:value-type="float">
            <text:p>15.4935116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9</text:p>
          </table:table-cell>
          <table:table-cell office:value-type="float" office:value="2625" calcext:value-type="float">
            <text:p>2625</text:p>
          </table:table-cell>
          <table:table-cell office:value-type="float" office:value="2786" calcext:value-type="float">
            <text:p>2786</text:p>
          </table:table-cell>
          <table:table-cell table:formula="of:=(100 * ABS([.B87]-[.C87]))/[.B87]" office:value-type="float" office:value="6.13333333333333" calcext:value-type="float">
            <text:p>6.1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0</text:p>
          </table:table-cell>
          <table:table-cell office:value-type="float" office:value="2555" calcext:value-type="float">
            <text:p>2555</text:p>
          </table:table-cell>
          <table:table-cell office:value-type="float" office:value="2548" calcext:value-type="float">
            <text:p>2548</text:p>
          </table:table-cell>
          <table:table-cell table:formula="of:=(100 * ABS([.B88]-[.C88]))/[.B88]" office:value-type="float" office:value="0.273972602739726" calcext:value-type="float">
            <text:p>0.2739726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1</text:p>
          </table:table-cell>
          <table:table-cell office:value-type="float" office:value="2628" calcext:value-type="float">
            <text:p>2628</text:p>
          </table:table-cell>
          <table:table-cell office:value-type="float" office:value="2469" calcext:value-type="float">
            <text:p>2469</text:p>
          </table:table-cell>
          <table:table-cell table:formula="of:=(100 * ABS([.B89]-[.C89]))/[.B89]" office:value-type="float" office:value="6.05022831050228" calcext:value-type="float">
            <text:p>6.0502283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2</text:p>
          </table:table-cell>
          <table:table-cell office:value-type="float" office:value="2451" calcext:value-type="float">
            <text:p>2451</text:p>
          </table:table-cell>
          <table:table-cell office:value-type="float" office:value="2537" calcext:value-type="float">
            <text:p>2537</text:p>
          </table:table-cell>
          <table:table-cell table:formula="of:=(100 * ABS([.B90]-[.C90]))/[.B90]" office:value-type="float" office:value="3.50877192982456" calcext:value-type="float">
            <text:p>3.50877192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3</text:p>
          </table:table-cell>
          <table:table-cell office:value-type="float" office:value="2513" calcext:value-type="float">
            <text:p>2513</text:p>
          </table:table-cell>
          <table:table-cell office:value-type="float" office:value="2972" calcext:value-type="float">
            <text:p>2972</text:p>
          </table:table-cell>
          <table:table-cell table:formula="of:=(100 * ABS([.B91]-[.C91]))/[.B91]" office:value-type="float" office:value="18.2650218861918" calcext:value-type="float">
            <text:p>18.26502188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4</text:p>
          </table:table-cell>
          <table:table-cell office:value-type="float" office:value="2337" calcext:value-type="float">
            <text:p>2337</text:p>
          </table:table-cell>
          <table:table-cell office:value-type="float" office:value="2144" calcext:value-type="float">
            <text:p>2144</text:p>
          </table:table-cell>
          <table:table-cell table:formula="of:=(100 * ABS([.B92]-[.C92]))/[.B92]" office:value-type="float" office:value="8.25845100556269" calcext:value-type="float">
            <text:p>8.2584510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5</text:p>
          </table:table-cell>
          <table:table-cell office:value-type="float" office:value="2439" calcext:value-type="float">
            <text:p>2439</text:p>
          </table:table-cell>
          <table:table-cell office:value-type="float" office:value="2469" calcext:value-type="float">
            <text:p>2469</text:p>
          </table:table-cell>
          <table:table-cell table:formula="of:=(100 * ABS([.B93]-[.C93]))/[.B93]" office:value-type="float" office:value="1.230012300123" calcext:value-type="float">
            <text:p>1.2300123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6</text:p>
          </table:table-cell>
          <table:table-cell office:value-type="float" office:value="2555" calcext:value-type="float">
            <text:p>2555</text:p>
          </table:table-cell>
          <table:table-cell office:value-type="float" office:value="2526" calcext:value-type="float">
            <text:p>2526</text:p>
          </table:table-cell>
          <table:table-cell table:formula="of:=(100 * ABS([.B94]-[.C94]))/[.B94]" office:value-type="float" office:value="1.13502935420744" calcext:value-type="float">
            <text:p>1.1350293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7</text:p>
          </table:table-cell>
          <table:table-cell office:value-type="float" office:value="2657" calcext:value-type="float">
            <text:p>2657</text:p>
          </table:table-cell>
          <table:table-cell office:value-type="float" office:value="2826" calcext:value-type="float">
            <text:p>2826</text:p>
          </table:table-cell>
          <table:table-cell table:formula="of:=(100 * ABS([.B95]-[.C95]))/[.B95]" office:value-type="float" office:value="6.36055701919458" calcext:value-type="float">
            <text:p>6.3605570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8</text:p>
          </table:table-cell>
          <table:table-cell office:value-type="float" office:value="2342" calcext:value-type="float">
            <text:p>2342</text:p>
          </table:table-cell>
          <table:table-cell office:value-type="float" office:value="3451" calcext:value-type="float">
            <text:p>3451</text:p>
          </table:table-cell>
          <table:table-cell table:formula="of:=(100 * ABS([.B96]-[.C96]))/[.B96]" office:value-type="float" office:value="47.3526900085397" calcext:value-type="float">
            <text:p>47.3526900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9</text:p>
          </table:table-cell>
          <table:table-cell office:value-type="float" office:value="2838" calcext:value-type="float">
            <text:p>2838</text:p>
          </table:table-cell>
          <table:table-cell office:value-type="float" office:value="2542" calcext:value-type="float">
            <text:p>2542</text:p>
          </table:table-cell>
          <table:table-cell table:formula="of:=(100 * ABS([.B97]-[.C97]))/[.B97]" office:value-type="float" office:value="10.4298801973221" calcext:value-type="float">
            <text:p>10.4298801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0</text:p>
          </table:table-cell>
          <table:table-cell office:value-type="float" office:value="2607" calcext:value-type="float">
            <text:p>2607</text:p>
          </table:table-cell>
          <table:table-cell office:value-type="float" office:value="2603" calcext:value-type="float">
            <text:p>2603</text:p>
          </table:table-cell>
          <table:table-cell table:formula="of:=(100 * ABS([.B98]-[.C98]))/[.B98]" office:value-type="float" office:value="0.15343306482547" calcext:value-type="float">
            <text:p>0.1534330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1</text:p>
          </table:table-cell>
          <table:table-cell office:value-type="float" office:value="2543" calcext:value-type="float">
            <text:p>2543</text:p>
          </table:table-cell>
          <table:table-cell office:value-type="float" office:value="2506" calcext:value-type="float">
            <text:p>2506</text:p>
          </table:table-cell>
          <table:table-cell table:formula="of:=(100 * ABS([.B99]-[.C99]))/[.B99]" office:value-type="float" office:value="1.45497443963822" calcext:value-type="float">
            <text:p>1.4549744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2</text:p>
          </table:table-cell>
          <table:table-cell office:value-type="float" office:value="2561" calcext:value-type="float">
            <text:p>2561</text:p>
          </table:table-cell>
          <table:table-cell office:value-type="float" office:value="2546" calcext:value-type="float">
            <text:p>2546</text:p>
          </table:table-cell>
          <table:table-cell table:formula="of:=(100 * ABS([.B100]-[.C100]))/[.B100]" office:value-type="float" office:value="0.585708707536119" calcext:value-type="float">
            <text:p>0.5857087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3</text:p>
          </table:table-cell>
          <table:table-cell office:value-type="float" office:value="2645" calcext:value-type="float">
            <text:p>2645</text:p>
          </table:table-cell>
          <table:table-cell office:value-type="float" office:value="2455" calcext:value-type="float">
            <text:p>2455</text:p>
          </table:table-cell>
          <table:table-cell table:formula="of:=(100 * ABS([.B101]-[.C101]))/[.B101]" office:value-type="float" office:value="7.18336483931947" calcext:value-type="float">
            <text:p>7.1833648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4</text:p>
          </table:table-cell>
          <table:table-cell office:value-type="float" office:value="2561" calcext:value-type="float">
            <text:p>2561</text:p>
          </table:table-cell>
          <table:table-cell office:value-type="float" office:value="2606" calcext:value-type="float">
            <text:p>2606</text:p>
          </table:table-cell>
          <table:table-cell table:formula="of:=(100 * ABS([.B102]-[.C102]))/[.B102]" office:value-type="float" office:value="1.75712612260836" calcext:value-type="float">
            <text:p>1.7571261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5</text:p>
          </table:table-cell>
          <table:table-cell office:value-type="float" office:value="2586" calcext:value-type="float">
            <text:p>2586</text:p>
          </table:table-cell>
          <table:table-cell office:value-type="float" office:value="2934" calcext:value-type="float">
            <text:p>2934</text:p>
          </table:table-cell>
          <table:table-cell table:formula="of:=(100 * ABS([.B103]-[.C103]))/[.B103]" office:value-type="float" office:value="13.4570765661253" calcext:value-type="float">
            <text:p>13.45707656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6</text:p>
          </table:table-cell>
          <table:table-cell office:value-type="float" office:value="2492" calcext:value-type="float">
            <text:p>2492</text:p>
          </table:table-cell>
          <table:table-cell office:value-type="float" office:value="2483" calcext:value-type="float">
            <text:p>2483</text:p>
          </table:table-cell>
          <table:table-cell table:formula="of:=(100 * ABS([.B104]-[.C104]))/[.B104]" office:value-type="float" office:value="0.36115569823435" calcext:value-type="float">
            <text:p>0.36115569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7</text:p>
          </table:table-cell>
          <table:table-cell office:value-type="float" office:value="2507" calcext:value-type="float">
            <text:p>2507</text:p>
          </table:table-cell>
          <table:table-cell office:value-type="float" office:value="2628" calcext:value-type="float">
            <text:p>2628</text:p>
          </table:table-cell>
          <table:table-cell table:formula="of:=(100 * ABS([.B105]-[.C105]))/[.B105]" office:value-type="float" office:value="4.82648583964898" calcext:value-type="float">
            <text:p>4.8264858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8</text:p>
          </table:table-cell>
          <table:table-cell office:value-type="float" office:value="2642" calcext:value-type="float">
            <text:p>2642</text:p>
          </table:table-cell>
          <table:table-cell office:value-type="float" office:value="2270" calcext:value-type="float">
            <text:p>2270</text:p>
          </table:table-cell>
          <table:table-cell table:formula="of:=(100 * ABS([.B106]-[.C106]))/[.B106]" office:value-type="float" office:value="14.0802422407267" calcext:value-type="float">
            <text:p>14.0802422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9</text:p>
          </table:table-cell>
          <table:table-cell office:value-type="float" office:value="2569" calcext:value-type="float">
            <text:p>2569</text:p>
          </table:table-cell>
          <table:table-cell office:value-type="float" office:value="2906" calcext:value-type="float">
            <text:p>2906</text:p>
          </table:table-cell>
          <table:table-cell table:formula="of:=(100 * ABS([.B107]-[.C107]))/[.B107]" office:value-type="float" office:value="13.1179447255742" calcext:value-type="float">
            <text:p>13.1179447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0</text:p>
          </table:table-cell>
          <table:table-cell office:value-type="float" office:value="2401" calcext:value-type="float">
            <text:p>2401</text:p>
          </table:table-cell>
          <table:table-cell office:value-type="float" office:value="2411" calcext:value-type="float">
            <text:p>2411</text:p>
          </table:table-cell>
          <table:table-cell table:formula="of:=(100 * ABS([.B108]-[.C108]))/[.B108]" office:value-type="float" office:value="0.41649312786339" calcext:value-type="float">
            <text:p>0.41649312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1</text:p>
          </table:table-cell>
          <table:table-cell office:value-type="float" office:value="2456" calcext:value-type="float">
            <text:p>2456</text:p>
          </table:table-cell>
          <table:table-cell office:value-type="float" office:value="2427" calcext:value-type="float">
            <text:p>2427</text:p>
          </table:table-cell>
          <table:table-cell table:formula="of:=(100 * ABS([.B109]-[.C109]))/[.B109]" office:value-type="float" office:value="1.18078175895765" calcext:value-type="float">
            <text:p>1.1807817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2</text:p>
          </table:table-cell>
          <table:table-cell office:value-type="float" office:value="2502" calcext:value-type="float">
            <text:p>2502</text:p>
          </table:table-cell>
          <table:table-cell office:value-type="float" office:value="2527" calcext:value-type="float">
            <text:p>2527</text:p>
          </table:table-cell>
          <table:table-cell table:formula="of:=(100 * ABS([.B110]-[.C110]))/[.B110]" office:value-type="float" office:value="0.999200639488409" calcext:value-type="float">
            <text:p>0.9992006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3</text:p>
          </table:table-cell>
          <table:table-cell office:value-type="float" office:value="2679" calcext:value-type="float">
            <text:p>2679</text:p>
          </table:table-cell>
          <table:table-cell office:value-type="float" office:value="2600" calcext:value-type="float">
            <text:p>2600</text:p>
          </table:table-cell>
          <table:table-cell table:formula="of:=(100 * ABS([.B111]-[.C111]))/[.B111]" office:value-type="float" office:value="2.94886151549085" calcext:value-type="float">
            <text:p>2.9488615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4</text:p>
          </table:table-cell>
          <table:table-cell office:value-type="float" office:value="2443" calcext:value-type="float">
            <text:p>2443</text:p>
          </table:table-cell>
          <table:table-cell office:value-type="float" office:value="2431" calcext:value-type="float">
            <text:p>2431</text:p>
          </table:table-cell>
          <table:table-cell table:formula="of:=(100 * ABS([.B112]-[.C112]))/[.B112]" office:value-type="float" office:value="0.49119934506754" calcext:value-type="float">
            <text:p>0.4911993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5</text:p>
          </table:table-cell>
          <table:table-cell office:value-type="float" office:value="2364" calcext:value-type="float">
            <text:p>2364</text:p>
          </table:table-cell>
          <table:table-cell office:value-type="float" office:value="2521" calcext:value-type="float">
            <text:p>2521</text:p>
          </table:table-cell>
          <table:table-cell table:formula="of:=(100 * ABS([.B113]-[.C113]))/[.B113]" office:value-type="float" office:value="6.64128595600677" calcext:value-type="float">
            <text:p>6.641285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6</text:p>
          </table:table-cell>
          <table:table-cell office:value-type="float" office:value="2270" calcext:value-type="float">
            <text:p>2270</text:p>
          </table:table-cell>
          <table:table-cell office:value-type="float" office:value="2382" calcext:value-type="float">
            <text:p>2382</text:p>
          </table:table-cell>
          <table:table-cell table:formula="of:=(100 * ABS([.B114]-[.C114]))/[.B114]" office:value-type="float" office:value="4.93392070484582" calcext:value-type="float">
            <text:p>4.9339207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7</text:p>
          </table:table-cell>
          <table:table-cell office:value-type="float" office:value="2612" calcext:value-type="float">
            <text:p>2612</text:p>
          </table:table-cell>
          <table:table-cell office:value-type="float" office:value="2674" calcext:value-type="float">
            <text:p>2674</text:p>
          </table:table-cell>
          <table:table-cell table:formula="of:=(100 * ABS([.B115]-[.C115]))/[.B115]" office:value-type="float" office:value="2.37366003062787" calcext:value-type="float">
            <text:p>2.3736600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8</text:p>
          </table:table-cell>
          <table:table-cell office:value-type="float" office:value="2491" calcext:value-type="float">
            <text:p>2491</text:p>
          </table:table-cell>
          <table:table-cell office:value-type="float" office:value="2620" calcext:value-type="float">
            <text:p>2620</text:p>
          </table:table-cell>
          <table:table-cell table:formula="of:=(100 * ABS([.B116]-[.C116]))/[.B116]" office:value-type="float" office:value="5.17864311521477" calcext:value-type="float">
            <text:p>5.1786431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9</text:p>
          </table:table-cell>
          <table:table-cell office:value-type="float" office:value="2580" calcext:value-type="float">
            <text:p>2580</text:p>
          </table:table-cell>
          <table:table-cell office:value-type="float" office:value="2950" calcext:value-type="float">
            <text:p>2950</text:p>
          </table:table-cell>
          <table:table-cell table:formula="of:=(100 * ABS([.B117]-[.C117]))/[.B117]" office:value-type="float" office:value="14.3410852713178" calcext:value-type="float">
            <text:p>14.3410852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0</text:p>
          </table:table-cell>
          <table:table-cell office:value-type="float" office:value="2340" calcext:value-type="float">
            <text:p>2340</text:p>
          </table:table-cell>
          <table:table-cell office:value-type="float" office:value="2870" calcext:value-type="float">
            <text:p>2870</text:p>
          </table:table-cell>
          <table:table-cell table:formula="of:=(100 * ABS([.B118]-[.C118]))/[.B118]" office:value-type="float" office:value="22.6495726495726" calcext:value-type="float">
            <text:p>22.6495726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1</text:p>
          </table:table-cell>
          <table:table-cell office:value-type="float" office:value="2529" calcext:value-type="float">
            <text:p>2529</text:p>
          </table:table-cell>
          <table:table-cell office:value-type="float" office:value="2364" calcext:value-type="float">
            <text:p>2364</text:p>
          </table:table-cell>
          <table:table-cell table:formula="of:=(100 * ABS([.B119]-[.C119]))/[.B119]" office:value-type="float" office:value="6.52431791221827" calcext:value-type="float">
            <text:p>6.5243179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2</text:p>
          </table:table-cell>
          <table:table-cell office:value-type="float" office:value="2470" calcext:value-type="float">
            <text:p>2470</text:p>
          </table:table-cell>
          <table:table-cell office:value-type="float" office:value="2106" calcext:value-type="float">
            <text:p>2106</text:p>
          </table:table-cell>
          <table:table-cell table:formula="of:=(100 * ABS([.B120]-[.C120]))/[.B120]" office:value-type="float" office:value="14.7368421052632" calcext:value-type="float">
            <text:p>14.73684210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3</text:p>
          </table:table-cell>
          <table:table-cell office:value-type="float" office:value="2396" calcext:value-type="float">
            <text:p>2396</text:p>
          </table:table-cell>
          <table:table-cell office:value-type="float" office:value="2055" calcext:value-type="float">
            <text:p>2055</text:p>
          </table:table-cell>
          <table:table-cell table:formula="of:=(100 * ABS([.B121]-[.C121]))/[.B121]" office:value-type="float" office:value="14.2320534223706" calcext:value-type="float">
            <text:p>14.2320534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4</text:p>
          </table:table-cell>
          <table:table-cell office:value-type="float" office:value="2231" calcext:value-type="float">
            <text:p>2231</text:p>
          </table:table-cell>
          <table:table-cell office:value-type="float" office:value="2246" calcext:value-type="float">
            <text:p>2246</text:p>
          </table:table-cell>
          <table:table-cell table:formula="of:=(100 * ABS([.B122]-[.C122]))/[.B122]" office:value-type="float" office:value="0.672344240251008" calcext:value-type="float">
            <text:p>0.67234424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5</text:p>
          </table:table-cell>
          <table:table-cell office:value-type="float" office:value="2657" calcext:value-type="float">
            <text:p>2657</text:p>
          </table:table-cell>
          <table:table-cell office:value-type="float" office:value="2756" calcext:value-type="float">
            <text:p>2756</text:p>
          </table:table-cell>
          <table:table-cell table:formula="of:=(100 * ABS([.B123]-[.C123]))/[.B123]" office:value-type="float" office:value="3.72600677455777" calcext:value-type="float">
            <text:p>3.7260067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6</text:p>
          </table:table-cell>
          <table:table-cell office:value-type="float" office:value="2567" calcext:value-type="float">
            <text:p>2567</text:p>
          </table:table-cell>
          <table:table-cell office:value-type="float" office:value="2312" calcext:value-type="float">
            <text:p>2312</text:p>
          </table:table-cell>
          <table:table-cell table:formula="of:=(100 * ABS([.B124]-[.C124]))/[.B124]" office:value-type="float" office:value="9.93377483443709" calcext:value-type="float">
            <text:p>9.93377483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7</text:p>
          </table:table-cell>
          <table:table-cell office:value-type="float" office:value="2604" calcext:value-type="float">
            <text:p>2604</text:p>
          </table:table-cell>
          <table:table-cell office:value-type="float" office:value="2967" calcext:value-type="float">
            <text:p>2967</text:p>
          </table:table-cell>
          <table:table-cell table:formula="of:=(100 * ABS([.B125]-[.C125]))/[.B125]" office:value-type="float" office:value="13.9400921658986" calcext:value-type="float">
            <text:p>13.94009216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8</text:p>
          </table:table-cell>
          <table:table-cell office:value-type="float" office:value="2476" calcext:value-type="float">
            <text:p>2476</text:p>
          </table:table-cell>
          <table:table-cell office:value-type="float" office:value="3069" calcext:value-type="float">
            <text:p>3069</text:p>
          </table:table-cell>
          <table:table-cell table:formula="of:=(100 * ABS([.B126]-[.C126]))/[.B126]" office:value-type="float" office:value="23.9499192245557" calcext:value-type="float">
            <text:p>23.9499192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9</text:p>
          </table:table-cell>
          <table:table-cell office:value-type="float" office:value="2618" calcext:value-type="float">
            <text:p>2618</text:p>
          </table:table-cell>
          <table:table-cell office:value-type="float" office:value="2628" calcext:value-type="float">
            <text:p>2628</text:p>
          </table:table-cell>
          <table:table-cell table:formula="of:=(100 * ABS([.B127]-[.C127]))/[.B127]" office:value-type="float" office:value="0.381970970206264" calcext:value-type="float">
            <text:p>0.3819709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0</text:p>
          </table:table-cell>
          <table:table-cell office:value-type="float" office:value="2512" calcext:value-type="float">
            <text:p>2512</text:p>
          </table:table-cell>
          <table:table-cell office:value-type="float" office:value="2651" calcext:value-type="float">
            <text:p>2651</text:p>
          </table:table-cell>
          <table:table-cell table:formula="of:=(100 * ABS([.B128]-[.C128]))/[.B128]" office:value-type="float" office:value="5.53343949044586" calcext:value-type="float">
            <text:p>5.53343949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1</text:p>
          </table:table-cell>
          <table:table-cell office:value-type="float" office:value="2514" calcext:value-type="float">
            <text:p>2514</text:p>
          </table:table-cell>
          <table:table-cell office:value-type="float" office:value="2791" calcext:value-type="float">
            <text:p>2791</text:p>
          </table:table-cell>
          <table:table-cell table:formula="of:=(100 * ABS([.B129]-[.C129]))/[.B129]" office:value-type="float" office:value="11.0182975338107" calcext:value-type="float">
            <text:p>11.0182975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2</text:p>
          </table:table-cell>
          <table:table-cell office:value-type="float" office:value="2346" calcext:value-type="float">
            <text:p>2346</text:p>
          </table:table-cell>
          <table:table-cell office:value-type="float" office:value="2501" calcext:value-type="float">
            <text:p>2501</text:p>
          </table:table-cell>
          <table:table-cell table:formula="of:=(100 * ABS([.B130]-[.C130]))/[.B130]" office:value-type="float" office:value="6.60699062233589" calcext:value-type="float">
            <text:p>6.6069906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3</text:p>
          </table:table-cell>
          <table:table-cell office:value-type="float" office:value="2309" calcext:value-type="float">
            <text:p>2309</text:p>
          </table:table-cell>
          <table:table-cell office:value-type="float" office:value="2758" calcext:value-type="float">
            <text:p>2758</text:p>
          </table:table-cell>
          <table:table-cell table:formula="of:=(100 * ABS([.B131]-[.C131]))/[.B131]" office:value-type="float" office:value="19.4456474664357" calcext:value-type="float">
            <text:p>19.4456474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4</text:p>
          </table:table-cell>
          <table:table-cell office:value-type="float" office:value="2284" calcext:value-type="float">
            <text:p>2284</text:p>
          </table:table-cell>
          <table:table-cell office:value-type="float" office:value="2428" calcext:value-type="float">
            <text:p>2428</text:p>
          </table:table-cell>
          <table:table-cell table:formula="of:=(100 * ABS([.B132]-[.C132]))/[.B132]" office:value-type="float" office:value="6.30472854640981" calcext:value-type="float">
            <text:p>6.3047285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5</text:p>
          </table:table-cell>
          <table:table-cell office:value-type="float" office:value="2513" calcext:value-type="float">
            <text:p>2513</text:p>
          </table:table-cell>
          <table:table-cell office:value-type="float" office:value="2554" calcext:value-type="float">
            <text:p>2554</text:p>
          </table:table-cell>
          <table:table-cell table:formula="of:=(100 * ABS([.B133]-[.C133]))/[.B133]" office:value-type="float" office:value="1.63151611619578" calcext:value-type="float">
            <text:p>1.6315161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6</text:p>
          </table:table-cell>
          <table:table-cell office:value-type="float" office:value="2457" calcext:value-type="float">
            <text:p>2457</text:p>
          </table:table-cell>
          <table:table-cell office:value-type="float" office:value="3141" calcext:value-type="float">
            <text:p>3141</text:p>
          </table:table-cell>
          <table:table-cell table:formula="of:=(100 * ABS([.B134]-[.C134]))/[.B134]" office:value-type="float" office:value="27.8388278388278" calcext:value-type="float">
            <text:p>27.8388278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7</text:p>
          </table:table-cell>
          <table:table-cell office:value-type="float" office:value="2490" calcext:value-type="float">
            <text:p>2490</text:p>
          </table:table-cell>
          <table:table-cell office:value-type="float" office:value="3043" calcext:value-type="float">
            <text:p>3043</text:p>
          </table:table-cell>
          <table:table-cell table:formula="of:=(100 * ABS([.B135]-[.C135]))/[.B135]" office:value-type="float" office:value="22.2088353413655" calcext:value-type="float">
            <text:p>22.20883534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8</text:p>
          </table:table-cell>
          <table:table-cell office:value-type="float" office:value="2252" calcext:value-type="float">
            <text:p>2252</text:p>
          </table:table-cell>
          <table:table-cell office:value-type="float" office:value="2241" calcext:value-type="float">
            <text:p>2241</text:p>
          </table:table-cell>
          <table:table-cell table:formula="of:=(100 * ABS([.B136]-[.C136]))/[.B136]" office:value-type="float" office:value="0.488454706927176" calcext:value-type="float">
            <text:p>0.4884547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9</text:p>
          </table:table-cell>
          <table:table-cell office:value-type="float" office:value="2622" calcext:value-type="float">
            <text:p>2622</text:p>
          </table:table-cell>
          <table:table-cell office:value-type="float" office:value="2860" calcext:value-type="float">
            <text:p>2860</text:p>
          </table:table-cell>
          <table:table-cell table:formula="of:=(100 * ABS([.B137]-[.C137]))/[.B137]" office:value-type="float" office:value="9.07704042715484" calcext:value-type="float">
            <text:p>9.0770404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0</text:p>
          </table:table-cell>
          <table:table-cell office:value-type="float" office:value="2407" calcext:value-type="float">
            <text:p>2407</text:p>
          </table:table-cell>
          <table:table-cell office:value-type="float" office:value="2259" calcext:value-type="float">
            <text:p>2259</text:p>
          </table:table-cell>
          <table:table-cell table:formula="of:=(100 * ABS([.B138]-[.C138]))/[.B138]" office:value-type="float" office:value="6.14873286248442" calcext:value-type="float">
            <text:p>6.1487328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1</text:p>
          </table:table-cell>
          <table:table-cell office:value-type="float" office:value="2609" calcext:value-type="float">
            <text:p>2609</text:p>
          </table:table-cell>
          <table:table-cell office:value-type="float" office:value="2823" calcext:value-type="float">
            <text:p>2823</text:p>
          </table:table-cell>
          <table:table-cell table:formula="of:=(100 * ABS([.B139]-[.C139]))/[.B139]" office:value-type="float" office:value="8.20237638942123" calcext:value-type="float">
            <text:p>8.2023763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2</text:p>
          </table:table-cell>
          <table:table-cell office:value-type="float" office:value="2546" calcext:value-type="float">
            <text:p>2546</text:p>
          </table:table-cell>
          <table:table-cell office:value-type="float" office:value="2562" calcext:value-type="float">
            <text:p>2562</text:p>
          </table:table-cell>
          <table:table-cell table:formula="of:=(100 * ABS([.B140]-[.C140]))/[.B140]" office:value-type="float" office:value="0.628436763550668" calcext:value-type="float">
            <text:p>0.62843676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3</text:p>
          </table:table-cell>
          <table:table-cell office:value-type="float" office:value="2592" calcext:value-type="float">
            <text:p>2592</text:p>
          </table:table-cell>
          <table:table-cell office:value-type="float" office:value="2573" calcext:value-type="float">
            <text:p>2573</text:p>
          </table:table-cell>
          <table:table-cell table:formula="of:=(100 * ABS([.B141]-[.C141]))/[.B141]" office:value-type="float" office:value="0.733024691358025" calcext:value-type="float">
            <text:p>0.7330246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4</text:p>
          </table:table-cell>
          <table:table-cell office:value-type="float" office:value="2155" calcext:value-type="float">
            <text:p>2155</text:p>
          </table:table-cell>
          <table:table-cell office:value-type="float" office:value="2709" calcext:value-type="float">
            <text:p>2709</text:p>
          </table:table-cell>
          <table:table-cell table:formula="of:=(100 * ABS([.B142]-[.C142]))/[.B142]" office:value-type="float" office:value="25.707656612529" calcext:value-type="float">
            <text:p>25.7076566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5</text:p>
          </table:table-cell>
          <table:table-cell office:value-type="float" office:value="2156" calcext:value-type="float">
            <text:p>2156</text:p>
          </table:table-cell>
          <table:table-cell office:value-type="float" office:value="2655" calcext:value-type="float">
            <text:p>2655</text:p>
          </table:table-cell>
          <table:table-cell table:formula="of:=(100 * ABS([.B143]-[.C143]))/[.B143]" office:value-type="float" office:value="23.1447124304267" calcext:value-type="float">
            <text:p>23.144712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6</text:p>
          </table:table-cell>
          <table:table-cell office:value-type="float" office:value="2370" calcext:value-type="float">
            <text:p>2370</text:p>
          </table:table-cell>
          <table:table-cell office:value-type="float" office:value="2869" calcext:value-type="float">
            <text:p>2869</text:p>
          </table:table-cell>
          <table:table-cell table:formula="of:=(100 * ABS([.B144]-[.C144]))/[.B144]" office:value-type="float" office:value="21.0548523206751" calcext:value-type="float">
            <text:p>21.05485232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7</text:p>
          </table:table-cell>
          <table:table-cell office:value-type="float" office:value="2507" calcext:value-type="float">
            <text:p>2507</text:p>
          </table:table-cell>
          <table:table-cell office:value-type="float" office:value="2571" calcext:value-type="float">
            <text:p>2571</text:p>
          </table:table-cell>
          <table:table-cell table:formula="of:=(100 * ABS([.B145]-[.C145]))/[.B145]" office:value-type="float" office:value="2.55285201435979" calcext:value-type="float">
            <text:p>2.5528520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8</text:p>
          </table:table-cell>
          <table:table-cell office:value-type="float" office:value="2577" calcext:value-type="float">
            <text:p>2577</text:p>
          </table:table-cell>
          <table:table-cell office:value-type="float" office:value="2575" calcext:value-type="float">
            <text:p>2575</text:p>
          </table:table-cell>
          <table:table-cell table:formula="of:=(100 * ABS([.B146]-[.C146]))/[.B146]" office:value-type="float" office:value="0.0776096235933256" calcext:value-type="float">
            <text:p>0.0776096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9</text:p>
          </table:table-cell>
          <table:table-cell office:value-type="float" office:value="2561" calcext:value-type="float">
            <text:p>2561</text:p>
          </table:table-cell>
          <table:table-cell office:value-type="float" office:value="2525" calcext:value-type="float">
            <text:p>2525</text:p>
          </table:table-cell>
          <table:table-cell table:formula="of:=(100 * ABS([.B147]-[.C147]))/[.B147]" office:value-type="float" office:value="1.40570089808669" calcext:value-type="float">
            <text:p>1.40570089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0</text:p>
          </table:table-cell>
          <table:table-cell office:value-type="float" office:value="2232" calcext:value-type="float">
            <text:p>2232</text:p>
          </table:table-cell>
          <table:table-cell office:value-type="float" office:value="2292" calcext:value-type="float">
            <text:p>2292</text:p>
          </table:table-cell>
          <table:table-cell table:formula="of:=(100 * ABS([.B148]-[.C148]))/[.B148]" office:value-type="float" office:value="2.68817204301075" calcext:value-type="float">
            <text:p>2.6881720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1</text:p>
          </table:table-cell>
          <table:table-cell office:value-type="float" office:value="2492" calcext:value-type="float">
            <text:p>2492</text:p>
          </table:table-cell>
          <table:table-cell office:value-type="float" office:value="2555" calcext:value-type="float">
            <text:p>2555</text:p>
          </table:table-cell>
          <table:table-cell table:formula="of:=(100 * ABS([.B149]-[.C149]))/[.B149]" office:value-type="float" office:value="2.52808988764045" calcext:value-type="float">
            <text:p>2.5280898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2</text:p>
          </table:table-cell>
          <table:table-cell office:value-type="float" office:value="2232" calcext:value-type="float">
            <text:p>2232</text:p>
          </table:table-cell>
          <table:table-cell office:value-type="float" office:value="2191" calcext:value-type="float">
            <text:p>2191</text:p>
          </table:table-cell>
          <table:table-cell table:formula="of:=(100 * ABS([.B150]-[.C150]))/[.B150]" office:value-type="float" office:value="1.83691756272401" calcext:value-type="float">
            <text:p>1.8369175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3</text:p>
          </table:table-cell>
          <table:table-cell office:value-type="float" office:value="2473" calcext:value-type="float">
            <text:p>2473</text:p>
          </table:table-cell>
          <table:table-cell office:value-type="float" office:value="3165" calcext:value-type="float">
            <text:p>3165</text:p>
          </table:table-cell>
          <table:table-cell table:formula="of:=(100 * ABS([.B151]-[.C151]))/[.B151]" office:value-type="float" office:value="27.982207844723" calcext:value-type="float">
            <text:p>27.9822078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4</text:p>
          </table:table-cell>
          <table:table-cell office:value-type="float" office:value="2574" calcext:value-type="float">
            <text:p>2574</text:p>
          </table:table-cell>
          <table:table-cell office:value-type="float" office:value="2435" calcext:value-type="float">
            <text:p>2435</text:p>
          </table:table-cell>
          <table:table-cell table:formula="of:=(100 * ABS([.B152]-[.C152]))/[.B152]" office:value-type="float" office:value="5.4001554001554" calcext:value-type="float">
            <text:p>5.4001554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5</text:p>
          </table:table-cell>
          <table:table-cell office:value-type="float" office:value="2799" calcext:value-type="float">
            <text:p>2799</text:p>
          </table:table-cell>
          <table:table-cell office:value-type="float" office:value="2745" calcext:value-type="float">
            <text:p>2745</text:p>
          </table:table-cell>
          <table:table-cell table:formula="of:=(100 * ABS([.B153]-[.C153]))/[.B153]" office:value-type="float" office:value="1.92926045016077" calcext:value-type="float">
            <text:p>1.92926045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6</text:p>
          </table:table-cell>
          <table:table-cell office:value-type="float" office:value="2613" calcext:value-type="float">
            <text:p>2613</text:p>
          </table:table-cell>
          <table:table-cell office:value-type="float" office:value="2697" calcext:value-type="float">
            <text:p>2697</text:p>
          </table:table-cell>
          <table:table-cell table:formula="of:=(100 * ABS([.B154]-[.C154]))/[.B154]" office:value-type="float" office:value="3.21469575200918" calcext:value-type="float">
            <text:p>3.214695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7</text:p>
          </table:table-cell>
          <table:table-cell office:value-type="float" office:value="2595" calcext:value-type="float">
            <text:p>2595</text:p>
          </table:table-cell>
          <table:table-cell office:value-type="float" office:value="2785" calcext:value-type="float">
            <text:p>2785</text:p>
          </table:table-cell>
          <table:table-cell table:formula="of:=(100 * ABS([.B155]-[.C155]))/[.B155]" office:value-type="float" office:value="7.32177263969172" calcext:value-type="float">
            <text:p>7.3217726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8</text:p>
          </table:table-cell>
          <table:table-cell office:value-type="float" office:value="2619" calcext:value-type="float">
            <text:p>2619</text:p>
          </table:table-cell>
          <table:table-cell office:value-type="float" office:value="3390" calcext:value-type="float">
            <text:p>3390</text:p>
          </table:table-cell>
          <table:table-cell table:formula="of:=(100 * ABS([.B156]-[.C156]))/[.B156]" office:value-type="float" office:value="29.438717067583" calcext:value-type="float">
            <text:p>29.4387170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0</text:p>
          </table:table-cell>
          <table:table-cell office:value-type="float" office:value="2426" calcext:value-type="float">
            <text:p>2426</text:p>
          </table:table-cell>
          <table:table-cell office:value-type="float" office:value="2749" calcext:value-type="float">
            <text:p>2749</text:p>
          </table:table-cell>
          <table:table-cell table:formula="of:=(100 * ABS([.B157]-[.C157]))/[.B157]" office:value-type="float" office:value="13.3140972794724" calcext:value-type="float">
            <text:p>13.3140972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1</text:p>
          </table:table-cell>
          <table:table-cell office:value-type="float" office:value="2595" calcext:value-type="float">
            <text:p>2595</text:p>
          </table:table-cell>
          <table:table-cell office:value-type="float" office:value="2759" calcext:value-type="float">
            <text:p>2759</text:p>
          </table:table-cell>
          <table:table-cell table:formula="of:=(100 * ABS([.B158]-[.C158]))/[.B158]" office:value-type="float" office:value="6.31984585741811" calcext:value-type="float">
            <text:p>6.3198458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2</text:p>
          </table:table-cell>
          <table:table-cell office:value-type="float" office:value="2604" calcext:value-type="float">
            <text:p>2604</text:p>
          </table:table-cell>
          <table:table-cell office:value-type="float" office:value="2788" calcext:value-type="float">
            <text:p>2788</text:p>
          </table:table-cell>
          <table:table-cell table:formula="of:=(100 * ABS([.B159]-[.C159]))/[.B159]" office:value-type="float" office:value="7.06605222734255" calcext:value-type="float">
            <text:p>7.06605222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3</text:p>
          </table:table-cell>
          <table:table-cell office:value-type="float" office:value="2700" calcext:value-type="float">
            <text:p>2700</text:p>
          </table:table-cell>
          <table:table-cell office:value-type="float" office:value="2918" calcext:value-type="float">
            <text:p>2918</text:p>
          </table:table-cell>
          <table:table-cell table:formula="of:=(100 * ABS([.B160]-[.C160]))/[.B160]" office:value-type="float" office:value="8.07407407407407" calcext:value-type="float">
            <text:p>8.07407407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4</text:p>
          </table:table-cell>
          <table:table-cell office:value-type="float" office:value="2503" calcext:value-type="float">
            <text:p>2503</text:p>
          </table:table-cell>
          <table:table-cell office:value-type="float" office:value="2948" calcext:value-type="float">
            <text:p>2948</text:p>
          </table:table-cell>
          <table:table-cell table:formula="of:=(100 * ABS([.B161]-[.C161]))/[.B161]" office:value-type="float" office:value="17.7786656012785" calcext:value-type="float">
            <text:p>17.7786656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5</text:p>
          </table:table-cell>
          <table:table-cell office:value-type="float" office:value="2453" calcext:value-type="float">
            <text:p>2453</text:p>
          </table:table-cell>
          <table:table-cell office:value-type="float" office:value="2433" calcext:value-type="float">
            <text:p>2433</text:p>
          </table:table-cell>
          <table:table-cell table:formula="of:=(100 * ABS([.B162]-[.C162]))/[.B162]" office:value-type="float" office:value="0.815328169588259" calcext:value-type="float">
            <text:p>0.81532816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6</text:p>
          </table:table-cell>
          <table:table-cell office:value-type="float" office:value="2519" calcext:value-type="float">
            <text:p>2519</text:p>
          </table:table-cell>
          <table:table-cell office:value-type="float" office:value="2793" calcext:value-type="float">
            <text:p>2793</text:p>
          </table:table-cell>
          <table:table-cell table:formula="of:=(100 * ABS([.B163]-[.C163]))/[.B163]" office:value-type="float" office:value="10.8773322747122" calcext:value-type="float">
            <text:p>10.8773322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7</text:p>
          </table:table-cell>
          <table:table-cell office:value-type="float" office:value="2742" calcext:value-type="float">
            <text:p>2742</text:p>
          </table:table-cell>
          <table:table-cell office:value-type="float" office:value="2624" calcext:value-type="float">
            <text:p>2624</text:p>
          </table:table-cell>
          <table:table-cell table:formula="of:=(100 * ABS([.B164]-[.C164]))/[.B164]" office:value-type="float" office:value="4.30342815463166" calcext:value-type="float">
            <text:p>4.30342815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8</text:p>
          </table:table-cell>
          <table:table-cell office:value-type="float" office:value="2562" calcext:value-type="float">
            <text:p>2562</text:p>
          </table:table-cell>
          <table:table-cell office:value-type="float" office:value="2620" calcext:value-type="float">
            <text:p>2620</text:p>
          </table:table-cell>
          <table:table-cell table:formula="of:=(100 * ABS([.B165]-[.C165]))/[.B165]" office:value-type="float" office:value="2.26385636221702" calcext:value-type="float">
            <text:p>2.2638563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9</text:p>
          </table:table-cell>
          <table:table-cell office:value-type="float" office:value="2523" calcext:value-type="float">
            <text:p>2523</text:p>
          </table:table-cell>
          <table:table-cell office:value-type="float" office:value="2333" calcext:value-type="float">
            <text:p>2333</text:p>
          </table:table-cell>
          <table:table-cell table:formula="of:=(100 * ABS([.B166]-[.C166]))/[.B166]" office:value-type="float" office:value="7.53071739992073" calcext:value-type="float">
            <text:p>7.5307173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0</text:p>
          </table:table-cell>
          <table:table-cell office:value-type="float" office:value="2415" calcext:value-type="float">
            <text:p>2415</text:p>
          </table:table-cell>
          <table:table-cell office:value-type="float" office:value="2361" calcext:value-type="float">
            <text:p>2361</text:p>
          </table:table-cell>
          <table:table-cell table:formula="of:=(100 * ABS([.B167]-[.C167]))/[.B167]" office:value-type="float" office:value="2.2360248447205" calcext:value-type="float">
            <text:p>2.2360248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1</text:p>
          </table:table-cell>
          <table:table-cell office:value-type="float" office:value="2394" calcext:value-type="float">
            <text:p>2394</text:p>
          </table:table-cell>
          <table:table-cell office:value-type="float" office:value="2473" calcext:value-type="float">
            <text:p>2473</text:p>
          </table:table-cell>
          <table:table-cell table:formula="of:=(100 * ABS([.B168]-[.C168]))/[.B168]" office:value-type="float" office:value="3.29991645781119" calcext:value-type="float">
            <text:p>3.2999164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2</text:p>
          </table:table-cell>
          <table:table-cell office:value-type="float" office:value="2676" calcext:value-type="float">
            <text:p>2676</text:p>
          </table:table-cell>
          <table:table-cell office:value-type="float" office:value="2553" calcext:value-type="float">
            <text:p>2553</text:p>
          </table:table-cell>
          <table:table-cell table:formula="of:=(100 * ABS([.B169]-[.C169]))/[.B169]" office:value-type="float" office:value="4.59641255605381" calcext:value-type="float">
            <text:p>4.5964125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3</text:p>
          </table:table-cell>
          <table:table-cell office:value-type="float" office:value="2731" calcext:value-type="float">
            <text:p>2731</text:p>
          </table:table-cell>
          <table:table-cell office:value-type="float" office:value="2872" calcext:value-type="float">
            <text:p>2872</text:p>
          </table:table-cell>
          <table:table-cell table:formula="of:=(100 * ABS([.B170]-[.C170]))/[.B170]" office:value-type="float" office:value="5.16294397656536" calcext:value-type="float">
            <text:p>5.1629439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4</text:p>
          </table:table-cell>
          <table:table-cell office:value-type="float" office:value="2383" calcext:value-type="float">
            <text:p>2383</text:p>
          </table:table-cell>
          <table:table-cell office:value-type="float" office:value="2757" calcext:value-type="float">
            <text:p>2757</text:p>
          </table:table-cell>
          <table:table-cell table:formula="of:=(100 * ABS([.B171]-[.C171]))/[.B171]" office:value-type="float" office:value="15.6945027276542" calcext:value-type="float">
            <text:p>15.69450272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5</text:p>
          </table:table-cell>
          <table:table-cell office:value-type="float" office:value="2665" calcext:value-type="float">
            <text:p>2665</text:p>
          </table:table-cell>
          <table:table-cell office:value-type="float" office:value="2696" calcext:value-type="float">
            <text:p>2696</text:p>
          </table:table-cell>
          <table:table-cell table:formula="of:=(100 * ABS([.B172]-[.C172]))/[.B172]" office:value-type="float" office:value="1.16322701688555" calcext:value-type="float">
            <text:p>1.1632270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6</text:p>
          </table:table-cell>
          <table:table-cell office:value-type="float" office:value="2466" calcext:value-type="float">
            <text:p>2466</text:p>
          </table:table-cell>
          <table:table-cell office:value-type="float" office:value="2509" calcext:value-type="float">
            <text:p>2509</text:p>
          </table:table-cell>
          <table:table-cell table:formula="of:=(100 * ABS([.B173]-[.C173]))/[.B173]" office:value-type="float" office:value="1.74371451743715" calcext:value-type="float">
            <text:p>1.7437145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7</text:p>
          </table:table-cell>
          <table:table-cell office:value-type="float" office:value="2528" calcext:value-type="float">
            <text:p>2528</text:p>
          </table:table-cell>
          <table:table-cell office:value-type="float" office:value="2611" calcext:value-type="float">
            <text:p>2611</text:p>
          </table:table-cell>
          <table:table-cell table:formula="of:=(100 * ABS([.B174]-[.C174]))/[.B174]" office:value-type="float" office:value="3.28322784810127" calcext:value-type="float">
            <text:p>3.28322784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8</text:p>
          </table:table-cell>
          <table:table-cell office:value-type="float" office:value="2485" calcext:value-type="float">
            <text:p>2485</text:p>
          </table:table-cell>
          <table:table-cell office:value-type="float" office:value="2746" calcext:value-type="float">
            <text:p>2746</text:p>
          </table:table-cell>
          <table:table-cell table:formula="of:=(100 * ABS([.B175]-[.C175]))/[.B175]" office:value-type="float" office:value="10.5030181086519" calcext:value-type="float">
            <text:p>10.5030181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9</text:p>
          </table:table-cell>
          <table:table-cell office:value-type="float" office:value="2652" calcext:value-type="float">
            <text:p>2652</text:p>
          </table:table-cell>
          <table:table-cell office:value-type="float" office:value="2834" calcext:value-type="float">
            <text:p>2834</text:p>
          </table:table-cell>
          <table:table-cell table:formula="of:=(100 * ABS([.B176]-[.C176]))/[.B176]" office:value-type="float" office:value="6.86274509803922" calcext:value-type="float">
            <text:p>6.8627450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0</text:p>
          </table:table-cell>
          <table:table-cell office:value-type="float" office:value="2604" calcext:value-type="float">
            <text:p>2604</text:p>
          </table:table-cell>
          <table:table-cell office:value-type="float" office:value="2461" calcext:value-type="float">
            <text:p>2461</text:p>
          </table:table-cell>
          <table:table-cell table:formula="of:=(100 * ABS([.B177]-[.C177]))/[.B177]" office:value-type="float" office:value="5.4915514592934" calcext:value-type="float">
            <text:p>5.49155145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1</text:p>
          </table:table-cell>
          <table:table-cell office:value-type="float" office:value="2776" calcext:value-type="float">
            <text:p>2776</text:p>
          </table:table-cell>
          <table:table-cell office:value-type="float" office:value="2912" calcext:value-type="float">
            <text:p>2912</text:p>
          </table:table-cell>
          <table:table-cell table:formula="of:=(100 * ABS([.B178]-[.C178]))/[.B178]" office:value-type="float" office:value="4.89913544668588" calcext:value-type="float">
            <text:p>4.8991354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2</text:p>
          </table:table-cell>
          <table:table-cell office:value-type="float" office:value="2579" calcext:value-type="float">
            <text:p>2579</text:p>
          </table:table-cell>
          <table:table-cell office:value-type="float" office:value="2797" calcext:value-type="float">
            <text:p>2797</text:p>
          </table:table-cell>
          <table:table-cell table:formula="of:=(100 * ABS([.B179]-[.C179]))/[.B179]" office:value-type="float" office:value="8.45288871655681" calcext:value-type="float">
            <text:p>8.45288871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3</text:p>
          </table:table-cell>
          <table:table-cell office:value-type="float" office:value="2610" calcext:value-type="float">
            <text:p>2610</text:p>
          </table:table-cell>
          <table:table-cell office:value-type="float" office:value="2714" calcext:value-type="float">
            <text:p>2714</text:p>
          </table:table-cell>
          <table:table-cell table:formula="of:=(100 * ABS([.B180]-[.C180]))/[.B180]" office:value-type="float" office:value="3.98467432950192" calcext:value-type="float">
            <text:p>3.9846743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4</text:p>
          </table:table-cell>
          <table:table-cell office:value-type="float" office:value="2362" calcext:value-type="float">
            <text:p>2362</text:p>
          </table:table-cell>
          <table:table-cell office:value-type="float" office:value="2450" calcext:value-type="float">
            <text:p>2450</text:p>
          </table:table-cell>
          <table:table-cell table:formula="of:=(100 * ABS([.B181]-[.C181]))/[.B181]" office:value-type="float" office:value="3.72565622353937" calcext:value-type="float">
            <text:p>3.7256562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5</text:p>
          </table:table-cell>
          <table:table-cell office:value-type="float" office:value="2693" calcext:value-type="float">
            <text:p>2693</text:p>
          </table:table-cell>
          <table:table-cell office:value-type="float" office:value="2150" calcext:value-type="float">
            <text:p>2150</text:p>
          </table:table-cell>
          <table:table-cell table:formula="of:=(100 * ABS([.B182]-[.C182]))/[.B182]" office:value-type="float" office:value="20.1633865577423" calcext:value-type="float">
            <text:p>20.1633865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6</text:p>
          </table:table-cell>
          <table:table-cell office:value-type="float" office:value="2535" calcext:value-type="float">
            <text:p>2535</text:p>
          </table:table-cell>
          <table:table-cell office:value-type="float" office:value="2583" calcext:value-type="float">
            <text:p>2583</text:p>
          </table:table-cell>
          <table:table-cell table:formula="of:=(100 * ABS([.B183]-[.C183]))/[.B183]" office:value-type="float" office:value="1.89349112426036" calcext:value-type="float">
            <text:p>1.89349112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7</text:p>
          </table:table-cell>
          <table:table-cell office:value-type="float" office:value="2350" calcext:value-type="float">
            <text:p>2350</text:p>
          </table:table-cell>
          <table:table-cell office:value-type="float" office:value="2519" calcext:value-type="float">
            <text:p>2519</text:p>
          </table:table-cell>
          <table:table-cell table:formula="of:=(100 * ABS([.B184]-[.C184]))/[.B184]" office:value-type="float" office:value="7.19148936170213" calcext:value-type="float">
            <text:p>7.1914893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8</text:p>
          </table:table-cell>
          <table:table-cell office:value-type="float" office:value="2462" calcext:value-type="float">
            <text:p>2462</text:p>
          </table:table-cell>
          <table:table-cell office:value-type="float" office:value="2493" calcext:value-type="float">
            <text:p>2493</text:p>
          </table:table-cell>
          <table:table-cell table:formula="of:=(100 * ABS([.B185]-[.C185]))/[.B185]" office:value-type="float" office:value="1.2591389114541" calcext:value-type="float">
            <text:p>1.2591389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9</text:p>
          </table:table-cell>
          <table:table-cell office:value-type="float" office:value="2587" calcext:value-type="float">
            <text:p>2587</text:p>
          </table:table-cell>
          <table:table-cell office:value-type="float" office:value="3011" calcext:value-type="float">
            <text:p>3011</text:p>
          </table:table-cell>
          <table:table-cell table:formula="of:=(100 * ABS([.B186]-[.C186]))/[.B186]" office:value-type="float" office:value="16.3896405102435" calcext:value-type="float">
            <text:p>16.3896405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0</text:p>
          </table:table-cell>
          <table:table-cell office:value-type="float" office:value="2580" calcext:value-type="float">
            <text:p>2580</text:p>
          </table:table-cell>
          <table:table-cell office:value-type="float" office:value="2626" calcext:value-type="float">
            <text:p>2626</text:p>
          </table:table-cell>
          <table:table-cell table:formula="of:=(100 * ABS([.B187]-[.C187]))/[.B187]" office:value-type="float" office:value="1.78294573643411" calcext:value-type="float">
            <text:p>1.7829457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1</text:p>
          </table:table-cell>
          <table:table-cell office:value-type="float" office:value="2729" calcext:value-type="float">
            <text:p>2729</text:p>
          </table:table-cell>
          <table:table-cell office:value-type="float" office:value="3063" calcext:value-type="float">
            <text:p>3063</text:p>
          </table:table-cell>
          <table:table-cell table:formula="of:=(100 * ABS([.B188]-[.C188]))/[.B188]" office:value-type="float" office:value="12.2389153536094" calcext:value-type="float">
            <text:p>12.2389153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2</text:p>
          </table:table-cell>
          <table:table-cell office:value-type="float" office:value="2455" calcext:value-type="float">
            <text:p>2455</text:p>
          </table:table-cell>
          <table:table-cell office:value-type="float" office:value="2565" calcext:value-type="float">
            <text:p>2565</text:p>
          </table:table-cell>
          <table:table-cell table:formula="of:=(100 * ABS([.B189]-[.C189]))/[.B189]" office:value-type="float" office:value="4.4806517311609" calcext:value-type="float">
            <text:p>4.4806517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3</text:p>
          </table:table-cell>
          <table:table-cell office:value-type="float" office:value="2497" calcext:value-type="float">
            <text:p>2497</text:p>
          </table:table-cell>
          <table:table-cell office:value-type="float" office:value="2906" calcext:value-type="float">
            <text:p>2906</text:p>
          </table:table-cell>
          <table:table-cell table:formula="of:=(100 * ABS([.B190]-[.C190]))/[.B190]" office:value-type="float" office:value="16.379655586704" calcext:value-type="float">
            <text:p>16.3796555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4</text:p>
          </table:table-cell>
          <table:table-cell office:value-type="float" office:value="2376" calcext:value-type="float">
            <text:p>2376</text:p>
          </table:table-cell>
          <table:table-cell office:value-type="float" office:value="2320" calcext:value-type="float">
            <text:p>2320</text:p>
          </table:table-cell>
          <table:table-cell table:formula="of:=(100 * ABS([.B191]-[.C191]))/[.B191]" office:value-type="float" office:value="2.35690235690236" calcext:value-type="float">
            <text:p>2.35690235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5</text:p>
          </table:table-cell>
          <table:table-cell office:value-type="float" office:value="2436" calcext:value-type="float">
            <text:p>2436</text:p>
          </table:table-cell>
          <table:table-cell office:value-type="float" office:value="1769" calcext:value-type="float">
            <text:p>1769</text:p>
          </table:table-cell>
          <table:table-cell table:formula="of:=(100 * ABS([.B192]-[.C192]))/[.B192]" office:value-type="float" office:value="27.3809523809524" calcext:value-type="float">
            <text:p>27.3809523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6</text:p>
          </table:table-cell>
          <table:table-cell office:value-type="float" office:value="2528" calcext:value-type="float">
            <text:p>2528</text:p>
          </table:table-cell>
          <table:table-cell office:value-type="float" office:value="2625" calcext:value-type="float">
            <text:p>2625</text:p>
          </table:table-cell>
          <table:table-cell table:formula="of:=(100 * ABS([.B193]-[.C193]))/[.B193]" office:value-type="float" office:value="3.8370253164557" calcext:value-type="float">
            <text:p>3.8370253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7</text:p>
          </table:table-cell>
          <table:table-cell office:value-type="float" office:value="2431" calcext:value-type="float">
            <text:p>2431</text:p>
          </table:table-cell>
          <table:table-cell office:value-type="float" office:value="3313" calcext:value-type="float">
            <text:p>3313</text:p>
          </table:table-cell>
          <table:table-cell table:formula="of:=(100 * ABS([.B194]-[.C194]))/[.B194]" office:value-type="float" office:value="36.2813656931304" calcext:value-type="float">
            <text:p>36.28136569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8</text:p>
          </table:table-cell>
          <table:table-cell office:value-type="float" office:value="2416" calcext:value-type="float">
            <text:p>2416</text:p>
          </table:table-cell>
          <table:table-cell office:value-type="float" office:value="2482" calcext:value-type="float">
            <text:p>2482</text:p>
          </table:table-cell>
          <table:table-cell table:formula="of:=(100 * ABS([.B195]-[.C195]))/[.B195]" office:value-type="float" office:value="2.7317880794702" calcext:value-type="float">
            <text:p>2.7317880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9</text:p>
          </table:table-cell>
          <table:table-cell office:value-type="float" office:value="2414" calcext:value-type="float">
            <text:p>2414</text:p>
          </table:table-cell>
          <table:table-cell office:value-type="float" office:value="2544" calcext:value-type="float">
            <text:p>2544</text:p>
          </table:table-cell>
          <table:table-cell table:formula="of:=(100 * ABS([.B196]-[.C196]))/[.B196]" office:value-type="float" office:value="5.38525269262635" calcext:value-type="float">
            <text:p>5.3852526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0</text:p>
          </table:table-cell>
          <table:table-cell office:value-type="float" office:value="2623" calcext:value-type="float">
            <text:p>2623</text:p>
          </table:table-cell>
          <table:table-cell office:value-type="float" office:value="2855" calcext:value-type="float">
            <text:p>2855</text:p>
          </table:table-cell>
          <table:table-cell table:formula="of:=(100 * ABS([.B197]-[.C197]))/[.B197]" office:value-type="float" office:value="8.84483415935951" calcext:value-type="float">
            <text:p>8.8448341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1</text:p>
          </table:table-cell>
          <table:table-cell office:value-type="float" office:value="2687" calcext:value-type="float">
            <text:p>2687</text:p>
          </table:table-cell>
          <table:table-cell office:value-type="float" office:value="3082" calcext:value-type="float">
            <text:p>3082</text:p>
          </table:table-cell>
          <table:table-cell table:formula="of:=(100 * ABS([.B198]-[.C198]))/[.B198]" office:value-type="float" office:value="14.700409378489" calcext:value-type="float">
            <text:p>14.7004093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2</text:p>
          </table:table-cell>
          <table:table-cell office:value-type="float" office:value="2555" calcext:value-type="float">
            <text:p>2555</text:p>
          </table:table-cell>
          <table:table-cell office:value-type="float" office:value="2883" calcext:value-type="float">
            <text:p>2883</text:p>
          </table:table-cell>
          <table:table-cell table:formula="of:=(100 * ABS([.B199]-[.C199]))/[.B199]" office:value-type="float" office:value="12.8375733855186" calcext:value-type="float">
            <text:p>12.8375733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3</text:p>
          </table:table-cell>
          <table:table-cell office:value-type="float" office:value="2699" calcext:value-type="float">
            <text:p>2699</text:p>
          </table:table-cell>
          <table:table-cell office:value-type="float" office:value="2630" calcext:value-type="float">
            <text:p>2630</text:p>
          </table:table-cell>
          <table:table-cell table:formula="of:=(100 * ABS([.B200]-[.C200]))/[.B200]" office:value-type="float" office:value="2.55650240829937" calcext:value-type="float">
            <text:p>2.55650240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4</text:p>
          </table:table-cell>
          <table:table-cell office:value-type="float" office:value="2178" calcext:value-type="float">
            <text:p>2178</text:p>
          </table:table-cell>
          <table:table-cell office:value-type="float" office:value="2274" calcext:value-type="float">
            <text:p>2274</text:p>
          </table:table-cell>
          <table:table-cell table:formula="of:=(100 * ABS([.B201]-[.C201]))/[.B201]" office:value-type="float" office:value="4.40771349862259" calcext:value-type="float">
            <text:p>4.4077134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5</text:p>
          </table:table-cell>
          <table:table-cell office:value-type="float" office:value="2567" calcext:value-type="float">
            <text:p>2567</text:p>
          </table:table-cell>
          <table:table-cell office:value-type="float" office:value="2445" calcext:value-type="float">
            <text:p>2445</text:p>
          </table:table-cell>
          <table:table-cell table:formula="of:=(100 * ABS([.B202]-[.C202]))/[.B202]" office:value-type="float" office:value="4.75262952863265" calcext:value-type="float">
            <text:p>4.75262952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6</text:p>
          </table:table-cell>
          <table:table-cell office:value-type="float" office:value="2515" calcext:value-type="float">
            <text:p>2515</text:p>
          </table:table-cell>
          <table:table-cell office:value-type="float" office:value="2511" calcext:value-type="float">
            <text:p>2511</text:p>
          </table:table-cell>
          <table:table-cell table:formula="of:=(100 * ABS([.B203]-[.C203]))/[.B203]" office:value-type="float" office:value="0.159045725646123" calcext:value-type="float">
            <text:p>0.1590457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7</text:p>
          </table:table-cell>
          <table:table-cell office:value-type="float" office:value="2414" calcext:value-type="float">
            <text:p>2414</text:p>
          </table:table-cell>
          <table:table-cell office:value-type="float" office:value="2712" calcext:value-type="float">
            <text:p>2712</text:p>
          </table:table-cell>
          <table:table-cell table:formula="of:=(100 * ABS([.B204]-[.C204]))/[.B204]" office:value-type="float" office:value="12.3446561723281" calcext:value-type="float">
            <text:p>12.3446561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8</text:p>
          </table:table-cell>
          <table:table-cell office:value-type="float" office:value="2399" calcext:value-type="float">
            <text:p>2399</text:p>
          </table:table-cell>
          <table:table-cell office:value-type="float" office:value="3231" calcext:value-type="float">
            <text:p>3231</text:p>
          </table:table-cell>
          <table:table-cell table:formula="of:=(100 * ABS([.B205]-[.C205]))/[.B205]" office:value-type="float" office:value="34.6811171321384" calcext:value-type="float">
            <text:p>34.6811171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9</text:p>
          </table:table-cell>
          <table:table-cell office:value-type="float" office:value="2652" calcext:value-type="float">
            <text:p>2652</text:p>
          </table:table-cell>
          <table:table-cell office:value-type="float" office:value="2700" calcext:value-type="float">
            <text:p>2700</text:p>
          </table:table-cell>
          <table:table-cell table:formula="of:=(100 * ABS([.B206]-[.C206]))/[.B206]" office:value-type="float" office:value="1.80995475113122" calcext:value-type="float">
            <text:p>1.80995475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0</text:p>
          </table:table-cell>
          <table:table-cell office:value-type="float" office:value="2397" calcext:value-type="float">
            <text:p>2397</text:p>
          </table:table-cell>
          <table:table-cell office:value-type="float" office:value="2615" calcext:value-type="float">
            <text:p>2615</text:p>
          </table:table-cell>
          <table:table-cell table:formula="of:=(100 * ABS([.B207]-[.C207]))/[.B207]" office:value-type="float" office:value="9.09470171047142" calcext:value-type="float">
            <text:p>9.0947017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1</text:p>
          </table:table-cell>
          <table:table-cell office:value-type="float" office:value="2660" calcext:value-type="float">
            <text:p>2660</text:p>
          </table:table-cell>
          <table:table-cell office:value-type="float" office:value="2487" calcext:value-type="float">
            <text:p>2487</text:p>
          </table:table-cell>
          <table:table-cell table:formula="of:=(100 * ABS([.B208]-[.C208]))/[.B208]" office:value-type="float" office:value="6.50375939849624" calcext:value-type="float">
            <text:p>6.5037593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2</text:p>
          </table:table-cell>
          <table:table-cell office:value-type="float" office:value="2610" calcext:value-type="float">
            <text:p>2610</text:p>
          </table:table-cell>
          <table:table-cell office:value-type="float" office:value="2846" calcext:value-type="float">
            <text:p>2846</text:p>
          </table:table-cell>
          <table:table-cell table:formula="of:=(100 * ABS([.B209]-[.C209]))/[.B209]" office:value-type="float" office:value="9.04214559386973" calcext:value-type="float">
            <text:p>9.04214559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3</text:p>
          </table:table-cell>
          <table:table-cell office:value-type="float" office:value="2656" calcext:value-type="float">
            <text:p>2656</text:p>
          </table:table-cell>
          <table:table-cell office:value-type="float" office:value="2706" calcext:value-type="float">
            <text:p>2706</text:p>
          </table:table-cell>
          <table:table-cell table:formula="of:=(100 * ABS([.B210]-[.C210]))/[.B210]" office:value-type="float" office:value="1.88253012048193" calcext:value-type="float">
            <text:p>1.8825301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4</text:p>
          </table:table-cell>
          <table:table-cell office:value-type="float" office:value="2558" calcext:value-type="float">
            <text:p>2558</text:p>
          </table:table-cell>
          <table:table-cell office:value-type="float" office:value="2597" calcext:value-type="float">
            <text:p>2597</text:p>
          </table:table-cell>
          <table:table-cell table:formula="of:=(100 * ABS([.B211]-[.C211]))/[.B211]" office:value-type="float" office:value="1.52462861610633" calcext:value-type="float">
            <text:p>1.5246286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5</text:p>
          </table:table-cell>
          <table:table-cell office:value-type="float" office:value="2606" calcext:value-type="float">
            <text:p>2606</text:p>
          </table:table-cell>
          <table:table-cell office:value-type="float" office:value="2966" calcext:value-type="float">
            <text:p>2966</text:p>
          </table:table-cell>
          <table:table-cell table:formula="of:=(100 * ABS([.B212]-[.C212]))/[.B212]" office:value-type="float" office:value="13.8142747505756" calcext:value-type="float">
            <text:p>13.8142747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6</text:p>
          </table:table-cell>
          <table:table-cell office:value-type="float" office:value="2546" calcext:value-type="float">
            <text:p>2546</text:p>
          </table:table-cell>
          <table:table-cell office:value-type="float" office:value="2557" calcext:value-type="float">
            <text:p>2557</text:p>
          </table:table-cell>
          <table:table-cell table:formula="of:=(100 * ABS([.B213]-[.C213]))/[.B213]" office:value-type="float" office:value="0.432050274941084" calcext:value-type="float">
            <text:p>0.43205027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7</text:p>
          </table:table-cell>
          <table:table-cell office:value-type="float" office:value="2498" calcext:value-type="float">
            <text:p>2498</text:p>
          </table:table-cell>
          <table:table-cell office:value-type="float" office:value="2700" calcext:value-type="float">
            <text:p>2700</text:p>
          </table:table-cell>
          <table:table-cell table:formula="of:=(100 * ABS([.B214]-[.C214]))/[.B214]" office:value-type="float" office:value="8.08646917534027" calcext:value-type="float">
            <text:p>8.0864691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8</text:p>
          </table:table-cell>
          <table:table-cell office:value-type="float" office:value="2436" calcext:value-type="float">
            <text:p>2436</text:p>
          </table:table-cell>
          <table:table-cell office:value-type="float" office:value="2617" calcext:value-type="float">
            <text:p>2617</text:p>
          </table:table-cell>
          <table:table-cell table:formula="of:=(100 * ABS([.B215]-[.C215]))/[.B215]" office:value-type="float" office:value="7.43021346469622" calcext:value-type="float">
            <text:p>7.43021346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9</text:p>
          </table:table-cell>
          <table:table-cell office:value-type="float" office:value="2369" calcext:value-type="float">
            <text:p>2369</text:p>
          </table:table-cell>
          <table:table-cell office:value-type="float" office:value="2516" calcext:value-type="float">
            <text:p>2516</text:p>
          </table:table-cell>
          <table:table-cell table:formula="of:=(100 * ABS([.B216]-[.C216]))/[.B216]" office:value-type="float" office:value="6.20514985225834" calcext:value-type="float">
            <text:p>6.20514985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0</text:p>
          </table:table-cell>
          <table:table-cell office:value-type="float" office:value="2325" calcext:value-type="float">
            <text:p>2325</text:p>
          </table:table-cell>
          <table:table-cell office:value-type="float" office:value="2376" calcext:value-type="float">
            <text:p>2376</text:p>
          </table:table-cell>
          <table:table-cell table:formula="of:=(100 * ABS([.B217]-[.C217]))/[.B217]" office:value-type="float" office:value="2.19354838709677" calcext:value-type="float">
            <text:p>2.1935483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1</text:p>
          </table:table-cell>
          <table:table-cell office:value-type="float" office:value="2487" calcext:value-type="float">
            <text:p>2487</text:p>
          </table:table-cell>
          <table:table-cell office:value-type="float" office:value="2578" calcext:value-type="float">
            <text:p>2578</text:p>
          </table:table-cell>
          <table:table-cell table:formula="of:=(100 * ABS([.B218]-[.C218]))/[.B218]" office:value-type="float" office:value="3.65902694008846" calcext:value-type="float">
            <text:p>3.6590269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2</text:p>
          </table:table-cell>
          <table:table-cell office:value-type="float" office:value="2467" calcext:value-type="float">
            <text:p>2467</text:p>
          </table:table-cell>
          <table:table-cell office:value-type="float" office:value="2352" calcext:value-type="float">
            <text:p>2352</text:p>
          </table:table-cell>
          <table:table-cell table:formula="of:=(100 * ABS([.B219]-[.C219]))/[.B219]" office:value-type="float" office:value="4.66153222537495" calcext:value-type="float">
            <text:p>4.66153222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3</text:p>
          </table:table-cell>
          <table:table-cell office:value-type="float" office:value="2601" calcext:value-type="float">
            <text:p>2601</text:p>
          </table:table-cell>
          <table:table-cell office:value-type="float" office:value="2685" calcext:value-type="float">
            <text:p>2685</text:p>
          </table:table-cell>
          <table:table-cell table:formula="of:=(100 * ABS([.B220]-[.C220]))/[.B220]" office:value-type="float" office:value="3.22952710495963" calcext:value-type="float">
            <text:p>3.229527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4</text:p>
          </table:table-cell>
          <table:table-cell office:value-type="float" office:value="2657" calcext:value-type="float">
            <text:p>2657</text:p>
          </table:table-cell>
          <table:table-cell office:value-type="float" office:value="2992" calcext:value-type="float">
            <text:p>2992</text:p>
          </table:table-cell>
          <table:table-cell table:formula="of:=(100 * ABS([.B221]-[.C221]))/[.B221]" office:value-type="float" office:value="12.6082047421904" calcext:value-type="float">
            <text:p>12.6082047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5</text:p>
          </table:table-cell>
          <table:table-cell office:value-type="float" office:value="2749" calcext:value-type="float">
            <text:p>2749</text:p>
          </table:table-cell>
          <table:table-cell office:value-type="float" office:value="2987" calcext:value-type="float">
            <text:p>2987</text:p>
          </table:table-cell>
          <table:table-cell table:formula="of:=(100 * ABS([.B222]-[.C222]))/[.B222]" office:value-type="float" office:value="8.65769370680247" calcext:value-type="float">
            <text:p>8.65769370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6</text:p>
          </table:table-cell>
          <table:table-cell office:value-type="float" office:value="2614" calcext:value-type="float">
            <text:p>2614</text:p>
          </table:table-cell>
          <table:table-cell office:value-type="float" office:value="2659" calcext:value-type="float">
            <text:p>2659</text:p>
          </table:table-cell>
          <table:table-cell table:formula="of:=(100 * ABS([.B223]-[.C223]))/[.B223]" office:value-type="float" office:value="1.72149961744453" calcext:value-type="float">
            <text:p>1.7214996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7</text:p>
          </table:table-cell>
          <table:table-cell office:value-type="float" office:value="2615" calcext:value-type="float">
            <text:p>2615</text:p>
          </table:table-cell>
          <table:table-cell office:value-type="float" office:value="2527" calcext:value-type="float">
            <text:p>2527</text:p>
          </table:table-cell>
          <table:table-cell table:formula="of:=(100 * ABS([.B224]-[.C224]))/[.B224]" office:value-type="float" office:value="3.36520076481836" calcext:value-type="float">
            <text:p>3.3652007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8</text:p>
          </table:table-cell>
          <table:table-cell office:value-type="float" office:value="2472" calcext:value-type="float">
            <text:p>2472</text:p>
          </table:table-cell>
          <table:table-cell office:value-type="float" office:value="2664" calcext:value-type="float">
            <text:p>2664</text:p>
          </table:table-cell>
          <table:table-cell table:formula="of:=(100 * ABS([.B225]-[.C225]))/[.B225]" office:value-type="float" office:value="7.76699029126214" calcext:value-type="float">
            <text:p>7.7669902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9</text:p>
          </table:table-cell>
          <table:table-cell office:value-type="float" office:value="2504" calcext:value-type="float">
            <text:p>2504</text:p>
          </table:table-cell>
          <table:table-cell office:value-type="float" office:value="2458" calcext:value-type="float">
            <text:p>2458</text:p>
          </table:table-cell>
          <table:table-cell table:formula="of:=(100 * ABS([.B226]-[.C226]))/[.B226]" office:value-type="float" office:value="1.8370607028754" calcext:value-type="float">
            <text:p>1.83706070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0</text:p>
          </table:table-cell>
          <table:table-cell office:value-type="float" office:value="2468" calcext:value-type="float">
            <text:p>2468</text:p>
          </table:table-cell>
          <table:table-cell office:value-type="float" office:value="2863" calcext:value-type="float">
            <text:p>2863</text:p>
          </table:table-cell>
          <table:table-cell table:formula="of:=(100 * ABS([.B227]-[.C227]))/[.B227]" office:value-type="float" office:value="16.0048622366289" calcext:value-type="float">
            <text:p>16.0048622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1</text:p>
          </table:table-cell>
          <table:table-cell office:value-type="float" office:value="2401" calcext:value-type="float">
            <text:p>2401</text:p>
          </table:table-cell>
          <table:table-cell office:value-type="float" office:value="2547" calcext:value-type="float">
            <text:p>2547</text:p>
          </table:table-cell>
          <table:table-cell table:formula="of:=(100 * ABS([.B228]-[.C228]))/[.B228]" office:value-type="float" office:value="6.0807996668055" calcext:value-type="float">
            <text:p>6.0807996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2</text:p>
          </table:table-cell>
          <table:table-cell office:value-type="float" office:value="2438" calcext:value-type="float">
            <text:p>2438</text:p>
          </table:table-cell>
          <table:table-cell office:value-type="float" office:value="2563" calcext:value-type="float">
            <text:p>2563</text:p>
          </table:table-cell>
          <table:table-cell table:formula="of:=(100 * ABS([.B229]-[.C229]))/[.B229]" office:value-type="float" office:value="5.12715340442986" calcext:value-type="float">
            <text:p>5.12715340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3</text:p>
          </table:table-cell>
          <table:table-cell office:value-type="float" office:value="2672" calcext:value-type="float">
            <text:p>2672</text:p>
          </table:table-cell>
          <table:table-cell office:value-type="float" office:value="2770" calcext:value-type="float">
            <text:p>2770</text:p>
          </table:table-cell>
          <table:table-cell table:formula="of:=(100 * ABS([.B230]-[.C230]))/[.B230]" office:value-type="float" office:value="3.66766467065868" calcext:value-type="float">
            <text:p>3.66766467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4</text:p>
          </table:table-cell>
          <table:table-cell office:value-type="float" office:value="2680" calcext:value-type="float">
            <text:p>2680</text:p>
          </table:table-cell>
          <table:table-cell office:value-type="float" office:value="2884" calcext:value-type="float">
            <text:p>2884</text:p>
          </table:table-cell>
          <table:table-cell table:formula="of:=(100 * ABS([.B231]-[.C231]))/[.B231]" office:value-type="float" office:value="7.61194029850746" calcext:value-type="float">
            <text:p>7.6119402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5</text:p>
          </table:table-cell>
          <table:table-cell office:value-type="float" office:value="2657" calcext:value-type="float">
            <text:p>2657</text:p>
          </table:table-cell>
          <table:table-cell office:value-type="float" office:value="2777" calcext:value-type="float">
            <text:p>2777</text:p>
          </table:table-cell>
          <table:table-cell table:formula="of:=(100 * ABS([.B232]-[.C232]))/[.B232]" office:value-type="float" office:value="4.51637184794881" calcext:value-type="float">
            <text:p>4.51637184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6</text:p>
          </table:table-cell>
          <table:table-cell office:value-type="float" office:value="2563" calcext:value-type="float">
            <text:p>2563</text:p>
          </table:table-cell>
          <table:table-cell office:value-type="float" office:value="2647" calcext:value-type="float">
            <text:p>2647</text:p>
          </table:table-cell>
          <table:table-cell table:formula="of:=(100 * ABS([.B233]-[.C233]))/[.B233]" office:value-type="float" office:value="3.27740928599298" calcext:value-type="float">
            <text:p>3.2774092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7</text:p>
          </table:table-cell>
          <table:table-cell office:value-type="float" office:value="2630" calcext:value-type="float">
            <text:p>2630</text:p>
          </table:table-cell>
          <table:table-cell office:value-type="float" office:value="2762" calcext:value-type="float">
            <text:p>2762</text:p>
          </table:table-cell>
          <table:table-cell table:formula="of:=(100 * ABS([.B234]-[.C234]))/[.B234]" office:value-type="float" office:value="5.01901140684411" calcext:value-type="float">
            <text:p>5.01901140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8</text:p>
          </table:table-cell>
          <table:table-cell office:value-type="float" office:value="2695" calcext:value-type="float">
            <text:p>2695</text:p>
          </table:table-cell>
          <table:table-cell office:value-type="float" office:value="2705" calcext:value-type="float">
            <text:p>2705</text:p>
          </table:table-cell>
          <table:table-cell table:formula="of:=(100 * ABS([.B235]-[.C235]))/[.B235]" office:value-type="float" office:value="0.371057513914657" calcext:value-type="float">
            <text:p>0.37105751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9</text:p>
          </table:table-cell>
          <table:table-cell office:value-type="float" office:value="2556" calcext:value-type="float">
            <text:p>2556</text:p>
          </table:table-cell>
          <table:table-cell office:value-type="float" office:value="3299" calcext:value-type="float">
            <text:p>3299</text:p>
          </table:table-cell>
          <table:table-cell table:formula="of:=(100 * ABS([.B236]-[.C236]))/[.B236]" office:value-type="float" office:value="29.0688575899844" calcext:value-type="float">
            <text:p>29.068857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0</text:p>
          </table:table-cell>
          <table:table-cell office:value-type="float" office:value="2475" calcext:value-type="float">
            <text:p>2475</text:p>
          </table:table-cell>
          <table:table-cell office:value-type="float" office:value="2642" calcext:value-type="float">
            <text:p>2642</text:p>
          </table:table-cell>
          <table:table-cell table:formula="of:=(100 * ABS([.B237]-[.C237]))/[.B237]" office:value-type="float" office:value="6.74747474747475" calcext:value-type="float">
            <text:p>6.7474747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1</text:p>
          </table:table-cell>
          <table:table-cell office:value-type="float" office:value="2501" calcext:value-type="float">
            <text:p>2501</text:p>
          </table:table-cell>
          <table:table-cell office:value-type="float" office:value="2550" calcext:value-type="float">
            <text:p>2550</text:p>
          </table:table-cell>
          <table:table-cell table:formula="of:=(100 * ABS([.B238]-[.C238]))/[.B238]" office:value-type="float" office:value="1.95921631347461" calcext:value-type="float">
            <text:p>1.9592163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2</text:p>
          </table:table-cell>
          <table:table-cell office:value-type="float" office:value="2460" calcext:value-type="float">
            <text:p>2460</text:p>
          </table:table-cell>
          <table:table-cell office:value-type="float" office:value="3162" calcext:value-type="float">
            <text:p>3162</text:p>
          </table:table-cell>
          <table:table-cell table:formula="of:=(100 * ABS([.B239]-[.C239]))/[.B239]" office:value-type="float" office:value="28.5365853658537" calcext:value-type="float">
            <text:p>28.53658536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3</text:p>
          </table:table-cell>
          <table:table-cell office:value-type="float" office:value="2708" calcext:value-type="float">
            <text:p>2708</text:p>
          </table:table-cell>
          <table:table-cell office:value-type="float" office:value="3206" calcext:value-type="float">
            <text:p>3206</text:p>
          </table:table-cell>
          <table:table-cell table:formula="of:=(100 * ABS([.B240]-[.C240]))/[.B240]" office:value-type="float" office:value="18.3899556868538" calcext:value-type="float">
            <text:p>18.3899556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4</text:p>
          </table:table-cell>
          <table:table-cell office:value-type="float" office:value="2523" calcext:value-type="float">
            <text:p>2523</text:p>
          </table:table-cell>
          <table:table-cell office:value-type="float" office:value="2830" calcext:value-type="float">
            <text:p>2830</text:p>
          </table:table-cell>
          <table:table-cell table:formula="of:=(100 * ABS([.B241]-[.C241]))/[.B241]" office:value-type="float" office:value="12.1680539040824" calcext:value-type="float">
            <text:p>12.16805390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5</text:p>
          </table:table-cell>
          <table:table-cell office:value-type="float" office:value="2571" calcext:value-type="float">
            <text:p>2571</text:p>
          </table:table-cell>
          <table:table-cell office:value-type="float" office:value="2629" calcext:value-type="float">
            <text:p>2629</text:p>
          </table:table-cell>
          <table:table-cell table:formula="of:=(100 * ABS([.B242]-[.C242]))/[.B242]" office:value-type="float" office:value="2.25593154414625" calcext:value-type="float">
            <text:p>2.25593154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6</text:p>
          </table:table-cell>
          <table:table-cell office:value-type="float" office:value="2466" calcext:value-type="float">
            <text:p>2466</text:p>
          </table:table-cell>
          <table:table-cell office:value-type="float" office:value="2443" calcext:value-type="float">
            <text:p>2443</text:p>
          </table:table-cell>
          <table:table-cell table:formula="of:=(100 * ABS([.B243]-[.C243]))/[.B243]" office:value-type="float" office:value="0.932684509326845" calcext:value-type="float">
            <text:p>0.93268450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7</text:p>
          </table:table-cell>
          <table:table-cell office:value-type="float" office:value="2645" calcext:value-type="float">
            <text:p>2645</text:p>
          </table:table-cell>
          <table:table-cell office:value-type="float" office:value="3408" calcext:value-type="float">
            <text:p>3408</text:p>
          </table:table-cell>
          <table:table-cell table:formula="of:=(100 * ABS([.B244]-[.C244]))/[.B244]" office:value-type="float" office:value="28.8468809073724" calcext:value-type="float">
            <text:p>28.8468809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9</text:p>
          </table:table-cell>
          <table:table-cell office:value-type="float" office:value="2637" calcext:value-type="float">
            <text:p>2637</text:p>
          </table:table-cell>
          <table:table-cell office:value-type="float" office:value="2456" calcext:value-type="float">
            <text:p>2456</text:p>
          </table:table-cell>
          <table:table-cell table:formula="of:=(100 * ABS([.B245]-[.C245]))/[.B245]" office:value-type="float" office:value="6.8638604474782" calcext:value-type="float">
            <text:p>6.8638604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0</text:p>
          </table:table-cell>
          <table:table-cell office:value-type="float" office:value="2572" calcext:value-type="float">
            <text:p>2572</text:p>
          </table:table-cell>
          <table:table-cell office:value-type="float" office:value="2541" calcext:value-type="float">
            <text:p>2541</text:p>
          </table:table-cell>
          <table:table-cell table:formula="of:=(100 * ABS([.B246]-[.C246]))/[.B246]" office:value-type="float" office:value="1.20528771384137" calcext:value-type="float">
            <text:p>1.2052877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1</text:p>
          </table:table-cell>
          <table:table-cell office:value-type="float" office:value="2645" calcext:value-type="float">
            <text:p>2645</text:p>
          </table:table-cell>
          <table:table-cell office:value-type="float" office:value="2549" calcext:value-type="float">
            <text:p>2549</text:p>
          </table:table-cell>
          <table:table-cell table:formula="of:=(100 * ABS([.B247]-[.C247]))/[.B247]" office:value-type="float" office:value="3.62948960302457" calcext:value-type="float">
            <text:p>3.629489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2</text:p>
          </table:table-cell>
          <table:table-cell office:value-type="float" office:value="2554" calcext:value-type="float">
            <text:p>2554</text:p>
          </table:table-cell>
          <table:table-cell office:value-type="float" office:value="2703" calcext:value-type="float">
            <text:p>2703</text:p>
          </table:table-cell>
          <table:table-cell table:formula="of:=(100 * ABS([.B248]-[.C248]))/[.B248]" office:value-type="float" office:value="5.83398590446359" calcext:value-type="float">
            <text:p>5.8339859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3</text:p>
          </table:table-cell>
          <table:table-cell office:value-type="float" office:value="2573" calcext:value-type="float">
            <text:p>2573</text:p>
          </table:table-cell>
          <table:table-cell office:value-type="float" office:value="2735" calcext:value-type="float">
            <text:p>2735</text:p>
          </table:table-cell>
          <table:table-cell table:formula="of:=(100 * ABS([.B249]-[.C249]))/[.B249]" office:value-type="float" office:value="6.29615235134085" calcext:value-type="float">
            <text:p>6.29615235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4</text:p>
          </table:table-cell>
          <table:table-cell office:value-type="float" office:value="2416" calcext:value-type="float">
            <text:p>2416</text:p>
          </table:table-cell>
          <table:table-cell office:value-type="float" office:value="2375" calcext:value-type="float">
            <text:p>2375</text:p>
          </table:table-cell>
          <table:table-cell table:formula="of:=(100 * ABS([.B250]-[.C250]))/[.B250]" office:value-type="float" office:value="1.69701986754967" calcext:value-type="float">
            <text:p>1.6970198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5</text:p>
          </table:table-cell>
          <table:table-cell office:value-type="float" office:value="2677" calcext:value-type="float">
            <text:p>2677</text:p>
          </table:table-cell>
          <table:table-cell office:value-type="float" office:value="3308" calcext:value-type="float">
            <text:p>3308</text:p>
          </table:table-cell>
          <table:table-cell table:formula="of:=(100 * ABS([.B251]-[.C251]))/[.B251]" office:value-type="float" office:value="23.5711617482256" calcext:value-type="float">
            <text:p>23.57116174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6</text:p>
          </table:table-cell>
          <table:table-cell office:value-type="float" office:value="2482" calcext:value-type="float">
            <text:p>2482</text:p>
          </table:table-cell>
          <table:table-cell office:value-type="float" office:value="2531" calcext:value-type="float">
            <text:p>2531</text:p>
          </table:table-cell>
          <table:table-cell table:formula="of:=(100 * ABS([.B252]-[.C252]))/[.B252]" office:value-type="float" office:value="1.97421434327156" calcext:value-type="float">
            <text:p>1.97421434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7</text:p>
          </table:table-cell>
          <table:table-cell office:value-type="float" office:value="2715" calcext:value-type="float">
            <text:p>2715</text:p>
          </table:table-cell>
          <table:table-cell office:value-type="float" office:value="3068" calcext:value-type="float">
            <text:p>3068</text:p>
          </table:table-cell>
          <table:table-cell table:formula="of:=(100 * ABS([.B253]-[.C253]))/[.B253]" office:value-type="float" office:value="13.0018416206262" calcext:value-type="float">
            <text:p>13.0018416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8</text:p>
          </table:table-cell>
          <table:table-cell office:value-type="float" office:value="2515" calcext:value-type="float">
            <text:p>2515</text:p>
          </table:table-cell>
          <table:table-cell office:value-type="float" office:value="1843" calcext:value-type="float">
            <text:p>1843</text:p>
          </table:table-cell>
          <table:table-cell table:formula="of:=(100 * ABS([.B254]-[.C254]))/[.B254]" office:value-type="float" office:value="26.7196819085487" calcext:value-type="float">
            <text:p>26.7196819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9</text:p>
          </table:table-cell>
          <table:table-cell office:value-type="float" office:value="2426" calcext:value-type="float">
            <text:p>2426</text:p>
          </table:table-cell>
          <table:table-cell office:value-type="float" office:value="2429" calcext:value-type="float">
            <text:p>2429</text:p>
          </table:table-cell>
          <table:table-cell table:formula="of:=(100 * ABS([.B255]-[.C255]))/[.B255]" office:value-type="float" office:value="0.123660346248969" calcext:value-type="float">
            <text:p>0.12366034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0</text:p>
          </table:table-cell>
          <table:table-cell office:value-type="float" office:value="2583" calcext:value-type="float">
            <text:p>2583</text:p>
          </table:table-cell>
          <table:table-cell office:value-type="float" office:value="2550" calcext:value-type="float">
            <text:p>2550</text:p>
          </table:table-cell>
          <table:table-cell table:formula="of:=(100 * ABS([.B256]-[.C256]))/[.B256]" office:value-type="float" office:value="1.27758420441347" calcext:value-type="float">
            <text:p>1.27758420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1</text:p>
          </table:table-cell>
          <table:table-cell office:value-type="float" office:value="2619" calcext:value-type="float">
            <text:p>2619</text:p>
          </table:table-cell>
          <table:table-cell office:value-type="float" office:value="2724" calcext:value-type="float">
            <text:p>2724</text:p>
          </table:table-cell>
          <table:table-cell table:formula="of:=(100 * ABS([.B257]-[.C257]))/[.B257]" office:value-type="float" office:value="4.00916380297824" calcext:value-type="float">
            <text:p>4.009163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2</text:p>
          </table:table-cell>
          <table:table-cell office:value-type="float" office:value="2439" calcext:value-type="float">
            <text:p>2439</text:p>
          </table:table-cell>
          <table:table-cell office:value-type="float" office:value="2691" calcext:value-type="float">
            <text:p>2691</text:p>
          </table:table-cell>
          <table:table-cell table:formula="of:=(100 * ABS([.B258]-[.C258]))/[.B258]" office:value-type="float" office:value="10.3321033210332" calcext:value-type="float">
            <text:p>10.332103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3</text:p>
          </table:table-cell>
          <table:table-cell office:value-type="float" office:value="2652" calcext:value-type="float">
            <text:p>2652</text:p>
          </table:table-cell>
          <table:table-cell office:value-type="float" office:value="2605" calcext:value-type="float">
            <text:p>2605</text:p>
          </table:table-cell>
          <table:table-cell table:formula="of:=(100 * ABS([.B259]-[.C259]))/[.B259]" office:value-type="float" office:value="1.77224736048265" calcext:value-type="float">
            <text:p>1.7722473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4</text:p>
          </table:table-cell>
          <table:table-cell office:value-type="float" office:value="2450" calcext:value-type="float">
            <text:p>2450</text:p>
          </table:table-cell>
          <table:table-cell office:value-type="float" office:value="2615" calcext:value-type="float">
            <text:p>2615</text:p>
          </table:table-cell>
          <table:table-cell table:formula="of:=(100 * ABS([.B260]-[.C260]))/[.B260]" office:value-type="float" office:value="6.73469387755102" calcext:value-type="float">
            <text:p>6.73469387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5</text:p>
          </table:table-cell>
          <table:table-cell office:value-type="float" office:value="2521" calcext:value-type="float">
            <text:p>2521</text:p>
          </table:table-cell>
          <table:table-cell office:value-type="float" office:value="3010" calcext:value-type="float">
            <text:p>3010</text:p>
          </table:table-cell>
          <table:table-cell table:formula="of:=(100 * ABS([.B261]-[.C261]))/[.B261]" office:value-type="float" office:value="19.3970646568822" calcext:value-type="float">
            <text:p>19.39706465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6</text:p>
          </table:table-cell>
          <table:table-cell office:value-type="float" office:value="2393" calcext:value-type="float">
            <text:p>2393</text:p>
          </table:table-cell>
          <table:table-cell office:value-type="float" office:value="2370" calcext:value-type="float">
            <text:p>2370</text:p>
          </table:table-cell>
          <table:table-cell table:formula="of:=(100 * ABS([.B262]-[.C262]))/[.B262]" office:value-type="float" office:value="0.961136648558295" calcext:value-type="float">
            <text:p>0.9611366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7</text:p>
          </table:table-cell>
          <table:table-cell office:value-type="float" office:value="2714" calcext:value-type="float">
            <text:p>2714</text:p>
          </table:table-cell>
          <table:table-cell office:value-type="float" office:value="2471" calcext:value-type="float">
            <text:p>2471</text:p>
          </table:table-cell>
          <table:table-cell table:formula="of:=(100 * ABS([.B263]-[.C263]))/[.B263]" office:value-type="float" office:value="8.95357406042741" calcext:value-type="float">
            <text:p>8.9535740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8</text:p>
          </table:table-cell>
          <table:table-cell office:value-type="float" office:value="2457" calcext:value-type="float">
            <text:p>2457</text:p>
          </table:table-cell>
          <table:table-cell office:value-type="float" office:value="2852" calcext:value-type="float">
            <text:p>2852</text:p>
          </table:table-cell>
          <table:table-cell table:formula="of:=(100 * ABS([.B264]-[.C264]))/[.B264]" office:value-type="float" office:value="16.0765160765161" calcext:value-type="float">
            <text:p>16.0765160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9</text:p>
          </table:table-cell>
          <table:table-cell office:value-type="float" office:value="2324" calcext:value-type="float">
            <text:p>2324</text:p>
          </table:table-cell>
          <table:table-cell office:value-type="float" office:value="2394" calcext:value-type="float">
            <text:p>2394</text:p>
          </table:table-cell>
          <table:table-cell table:formula="of:=(100 * ABS([.B265]-[.C265]))/[.B265]" office:value-type="float" office:value="3.01204819277108" calcext:value-type="float">
            <text:p>3.0120481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0</text:p>
          </table:table-cell>
          <table:table-cell office:value-type="float" office:value="2321" calcext:value-type="float">
            <text:p>2321</text:p>
          </table:table-cell>
          <table:table-cell office:value-type="float" office:value="3052" calcext:value-type="float">
            <text:p>3052</text:p>
          </table:table-cell>
          <table:table-cell table:formula="of:=(100 * ABS([.B266]-[.C266]))/[.B266]" office:value-type="float" office:value="31.4950452391211" calcext:value-type="float">
            <text:p>31.49504523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1</text:p>
          </table:table-cell>
          <table:table-cell office:value-type="float" office:value="2599" calcext:value-type="float">
            <text:p>2599</text:p>
          </table:table-cell>
          <table:table-cell office:value-type="float" office:value="2795" calcext:value-type="float">
            <text:p>2795</text:p>
          </table:table-cell>
          <table:table-cell table:formula="of:=(100 * ABS([.B267]-[.C267]))/[.B267]" office:value-type="float" office:value="7.54136206233167" calcext:value-type="float">
            <text:p>7.5413620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2</text:p>
          </table:table-cell>
          <table:table-cell office:value-type="float" office:value="2592" calcext:value-type="float">
            <text:p>2592</text:p>
          </table:table-cell>
          <table:table-cell office:value-type="float" office:value="3238" calcext:value-type="float">
            <text:p>3238</text:p>
          </table:table-cell>
          <table:table-cell table:formula="of:=(100 * ABS([.B268]-[.C268]))/[.B268]" office:value-type="float" office:value="24.9228395061728" calcext:value-type="float">
            <text:p>24.9228395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3</text:p>
          </table:table-cell>
          <table:table-cell office:value-type="float" office:value="2570" calcext:value-type="float">
            <text:p>2570</text:p>
          </table:table-cell>
          <table:table-cell office:value-type="float" office:value="2636" calcext:value-type="float">
            <text:p>2636</text:p>
          </table:table-cell>
          <table:table-cell table:formula="of:=(100 * ABS([.B269]-[.C269]))/[.B269]" office:value-type="float" office:value="2.56809338521401" calcext:value-type="float">
            <text:p>2.5680933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4</text:p>
          </table:table-cell>
          <table:table-cell office:value-type="float" office:value="2522" calcext:value-type="float">
            <text:p>2522</text:p>
          </table:table-cell>
          <table:table-cell office:value-type="float" office:value="2678" calcext:value-type="float">
            <text:p>2678</text:p>
          </table:table-cell>
          <table:table-cell table:formula="of:=(100 * ABS([.B270]-[.C270]))/[.B270]" office:value-type="float" office:value="6.18556701030928" calcext:value-type="float">
            <text:p>6.1855670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5</text:p>
          </table:table-cell>
          <table:table-cell office:value-type="float" office:value="2673" calcext:value-type="float">
            <text:p>2673</text:p>
          </table:table-cell>
          <table:table-cell office:value-type="float" office:value="2890" calcext:value-type="float">
            <text:p>2890</text:p>
          </table:table-cell>
          <table:table-cell table:formula="of:=(100 * ABS([.B271]-[.C271]))/[.B271]" office:value-type="float" office:value="8.11821922933034" calcext:value-type="float">
            <text:p>8.1182192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6</text:p>
          </table:table-cell>
          <table:table-cell office:value-type="float" office:value="2456" calcext:value-type="float">
            <text:p>2456</text:p>
          </table:table-cell>
          <table:table-cell office:value-type="float" office:value="2372" calcext:value-type="float">
            <text:p>2372</text:p>
          </table:table-cell>
          <table:table-cell table:formula="of:=(100 * ABS([.B272]-[.C272]))/[.B272]" office:value-type="float" office:value="3.42019543973941" calcext:value-type="float">
            <text:p>3.4201954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7</text:p>
          </table:table-cell>
          <table:table-cell office:value-type="float" office:value="2511" calcext:value-type="float">
            <text:p>2511</text:p>
          </table:table-cell>
          <table:table-cell office:value-type="float" office:value="2188" calcext:value-type="float">
            <text:p>2188</text:p>
          </table:table-cell>
          <table:table-cell table:formula="of:=(100 * ABS([.B273]-[.C273]))/[.B273]" office:value-type="float" office:value="12.863401035444" calcext:value-type="float">
            <text:p>12.86340103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8</text:p>
          </table:table-cell>
          <table:table-cell office:value-type="float" office:value="2490" calcext:value-type="float">
            <text:p>2490</text:p>
          </table:table-cell>
          <table:table-cell office:value-type="float" office:value="2799" calcext:value-type="float">
            <text:p>2799</text:p>
          </table:table-cell>
          <table:table-cell table:formula="of:=(100 * ABS([.B274]-[.C274]))/[.B274]" office:value-type="float" office:value="12.4096385542169" calcext:value-type="float">
            <text:p>12.4096385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9</text:p>
          </table:table-cell>
          <table:table-cell office:value-type="float" office:value="2490" calcext:value-type="float">
            <text:p>2490</text:p>
          </table:table-cell>
          <table:table-cell office:value-type="float" office:value="3157" calcext:value-type="float">
            <text:p>3157</text:p>
          </table:table-cell>
          <table:table-cell table:formula="of:=(100 * ABS([.B275]-[.C275]))/[.B275]" office:value-type="float" office:value="26.7871485943775" calcext:value-type="float">
            <text:p>26.78714859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0</text:p>
          </table:table-cell>
          <table:table-cell office:value-type="float" office:value="2468" calcext:value-type="float">
            <text:p>2468</text:p>
          </table:table-cell>
          <table:table-cell office:value-type="float" office:value="2684" calcext:value-type="float">
            <text:p>2684</text:p>
          </table:table-cell>
          <table:table-cell table:formula="of:=(100 * ABS([.B276]-[.C276]))/[.B276]" office:value-type="float" office:value="8.75202593192869" calcext:value-type="float">
            <text:p>8.75202593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1</text:p>
          </table:table-cell>
          <table:table-cell office:value-type="float" office:value="2672" calcext:value-type="float">
            <text:p>2672</text:p>
          </table:table-cell>
          <table:table-cell office:value-type="float" office:value="3009" calcext:value-type="float">
            <text:p>3009</text:p>
          </table:table-cell>
          <table:table-cell table:formula="of:=(100 * ABS([.B277]-[.C277]))/[.B277]" office:value-type="float" office:value="12.6122754491018" calcext:value-type="float">
            <text:p>12.6122754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2</text:p>
          </table:table-cell>
          <table:table-cell office:value-type="float" office:value="2587" calcext:value-type="float">
            <text:p>2587</text:p>
          </table:table-cell>
          <table:table-cell office:value-type="float" office:value="2515" calcext:value-type="float">
            <text:p>2515</text:p>
          </table:table-cell>
          <table:table-cell table:formula="of:=(100 * ABS([.B278]-[.C278]))/[.B278]" office:value-type="float" office:value="2.78314650173947" calcext:value-type="float">
            <text:p>2.7831465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3</text:p>
          </table:table-cell>
          <table:table-cell office:value-type="float" office:value="2455" calcext:value-type="float">
            <text:p>2455</text:p>
          </table:table-cell>
          <table:table-cell office:value-type="float" office:value="3024" calcext:value-type="float">
            <text:p>3024</text:p>
          </table:table-cell>
          <table:table-cell table:formula="of:=(100 * ABS([.B279]-[.C279]))/[.B279]" office:value-type="float" office:value="23.1771894093686" calcext:value-type="float">
            <text:p>23.1771894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4</text:p>
          </table:table-cell>
          <table:table-cell office:value-type="float" office:value="2491" calcext:value-type="float">
            <text:p>2491</text:p>
          </table:table-cell>
          <table:table-cell office:value-type="float" office:value="2578" calcext:value-type="float">
            <text:p>2578</text:p>
          </table:table-cell>
          <table:table-cell table:formula="of:=(100 * ABS([.B280]-[.C280]))/[.B280]" office:value-type="float" office:value="3.4925732637495" calcext:value-type="float">
            <text:p>3.4925732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5</text:p>
          </table:table-cell>
          <table:table-cell office:value-type="float" office:value="2448" calcext:value-type="float">
            <text:p>2448</text:p>
          </table:table-cell>
          <table:table-cell office:value-type="float" office:value="2547" calcext:value-type="float">
            <text:p>2547</text:p>
          </table:table-cell>
          <table:table-cell table:formula="of:=(100 * ABS([.B281]-[.C281]))/[.B281]" office:value-type="float" office:value="4.04411764705882" calcext:value-type="float">
            <text:p>4.04411764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6</text:p>
          </table:table-cell>
          <table:table-cell office:value-type="float" office:value="2533" calcext:value-type="float">
            <text:p>2533</text:p>
          </table:table-cell>
          <table:table-cell office:value-type="float" office:value="2769" calcext:value-type="float">
            <text:p>2769</text:p>
          </table:table-cell>
          <table:table-cell table:formula="of:=(100 * ABS([.B282]-[.C282]))/[.B282]" office:value-type="float" office:value="9.31701539676273" calcext:value-type="float">
            <text:p>9.31701539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7</text:p>
          </table:table-cell>
          <table:table-cell office:value-type="float" office:value="2745" calcext:value-type="float">
            <text:p>2745</text:p>
          </table:table-cell>
          <table:table-cell office:value-type="float" office:value="2403" calcext:value-type="float">
            <text:p>2403</text:p>
          </table:table-cell>
          <table:table-cell table:formula="of:=(100 * ABS([.B283]-[.C283]))/[.B283]" office:value-type="float" office:value="12.4590163934426" calcext:value-type="float">
            <text:p>12.4590163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8</text:p>
          </table:table-cell>
          <table:table-cell office:value-type="float" office:value="2549" calcext:value-type="float">
            <text:p>2549</text:p>
          </table:table-cell>
          <table:table-cell office:value-type="float" office:value="2538" calcext:value-type="float">
            <text:p>2538</text:p>
          </table:table-cell>
          <table:table-cell table:formula="of:=(100 * ABS([.B284]-[.C284]))/[.B284]" office:value-type="float" office:value="0.431541781090624" calcext:value-type="float">
            <text:p>0.43154178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9</text:p>
          </table:table-cell>
          <table:table-cell office:value-type="float" office:value="2588" calcext:value-type="float">
            <text:p>2588</text:p>
          </table:table-cell>
          <table:table-cell office:value-type="float" office:value="2796" calcext:value-type="float">
            <text:p>2796</text:p>
          </table:table-cell>
          <table:table-cell table:formula="of:=(100 * ABS([.B285]-[.C285]))/[.B285]" office:value-type="float" office:value="8.0370942812983" calcext:value-type="float">
            <text:p>8.0370942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0</text:p>
          </table:table-cell>
          <table:table-cell office:value-type="float" office:value="2484" calcext:value-type="float">
            <text:p>2484</text:p>
          </table:table-cell>
          <table:table-cell office:value-type="float" office:value="2413" calcext:value-type="float">
            <text:p>2413</text:p>
          </table:table-cell>
          <table:table-cell table:formula="of:=(100 * ABS([.B286]-[.C286]))/[.B286]" office:value-type="float" office:value="2.85829307568438" calcext:value-type="float">
            <text:p>2.85829307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1</text:p>
          </table:table-cell>
          <table:table-cell office:value-type="float" office:value="2673" calcext:value-type="float">
            <text:p>2673</text:p>
          </table:table-cell>
          <table:table-cell office:value-type="float" office:value="2669" calcext:value-type="float">
            <text:p>2669</text:p>
          </table:table-cell>
          <table:table-cell table:formula="of:=(100 * ABS([.B287]-[.C287]))/[.B287]" office:value-type="float" office:value="0.149644594089039" calcext:value-type="float">
            <text:p>0.14964459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3</text:p>
          </table:table-cell>
          <table:table-cell office:value-type="float" office:value="2533" calcext:value-type="float">
            <text:p>2533</text:p>
          </table:table-cell>
          <table:table-cell office:value-type="float" office:value="2592" calcext:value-type="float">
            <text:p>2592</text:p>
          </table:table-cell>
          <table:table-cell table:formula="of:=(100 * ABS([.B288]-[.C288]))/[.B288]" office:value-type="float" office:value="2.32925384919068" calcext:value-type="float">
            <text:p>2.3292538492</text:p>
          </table:table-cell>
          <table:table-cell table:number-columns-repeated="12"/>
        </table:table-row>
      </table:table>
      <table:table table:name="Md" table:style-name="ta1">
        <table:shapes>
          <draw:frame draw:z-index="0" draw:style-name="gr1" draw:text-style-name="P1" svg:width="159.99mm" svg:height="89.99mm" svg:x="124.63mm" svg:y="40.04mm">
            <loext:p draw:notify-on-update-of-ranges="Md.F7:Md.L7 Md.F8:Md.L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centroid</text:p>
          </table:table-cell>
          <table:table-cell office:value-type="string" calcext:value-type="string">
            <text:p>Ecentroid</text:p>
          </table:table-cell>
          <table:table-cell office:value-type="string" calcext:value-type="string">
            <text:p>percent Err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</text:p>
          </table:table-cell>
          <table:table-cell office:value-type="float" office:value="2473" calcext:value-type="float">
            <text:p>2473</text:p>
          </table:table-cell>
          <table:table-cell office:value-type="float" office:value="2765" calcext:value-type="float">
            <text:p>2765</text:p>
          </table:table-cell>
          <table:table-cell table:formula="of:=(100 * ABS([.B2]-[.C2]))/[.B2]" office:value-type="float" office:value="11.8075212292762" calcext:value-type="float">
            <text:p>11.8075212293</text:p>
          </table:table-cell>
          <table:table-cell/>
          <table:table-cell office:value-type="string" calcext:value-type="string">
            <text:p>&lt;=5%</text:p>
          </table:table-cell>
          <table:table-cell office:value-type="string" calcext:value-type="string">
            <text:p>&lt;=10%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&lt;20%</text:p>
          </table:table-cell>
          <table:table-cell office:value-type="string" calcext:value-type="string">
            <text:p>&lt;=25</text:p>
          </table:table-cell>
          <table:table-cell office:value-type="string" calcext:value-type="string">
            <text:p>&lt;3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2</text:p>
          </table:table-cell>
          <table:table-cell office:value-type="float" office:value="2464" calcext:value-type="float">
            <text:p>2464</text:p>
          </table:table-cell>
          <table:table-cell office:value-type="float" office:value="2619" calcext:value-type="float">
            <text:p>2619</text:p>
          </table:table-cell>
          <table:table-cell table:formula="of:=(100 * ABS([.B3]-[.C3]))/[.B3]" office:value-type="float" office:value="6.29058441558442" calcext:value-type="float">
            <text:p>6.2905844156</text:p>
          </table:table-cell>
          <table:table-cell/>
          <table:table-cell table:formula="of:=COUNTIF([.$D$2:.$D$291];&quot;&lt;=5&quot;)" office:value-type="float" office:value="167" calcext:value-type="float">
            <text:p>167</text:p>
          </table:table-cell>
          <table:table-cell table:formula="of:=COUNTIF([.$D$2:.$D$291];&quot;&lt;=10&quot;)" office:value-type="float" office:value="219" calcext:value-type="float">
            <text:p>219</text:p>
          </table:table-cell>
          <table:table-cell table:formula="of:=COUNTIF([.$D$2:.$D$291];&quot;&lt;=15&quot;)" office:value-type="float" office:value="250" calcext:value-type="float">
            <text:p>250</text:p>
          </table:table-cell>
          <table:table-cell table:formula="of:=COUNTIF([.$D$2:.$D$291];&quot;&lt;=20&quot;)" office:value-type="float" office:value="271" calcext:value-type="float">
            <text:p>271</text:p>
          </table:table-cell>
          <table:table-cell table:formula="of:=COUNTIF([.$D$2:.$D$291];&quot;&lt;=25&quot;)" office:value-type="float" office:value="283" calcext:value-type="float">
            <text:p>283</text:p>
          </table:table-cell>
          <table:table-cell table:formula="of:=COUNTIF([.$D$2:.$D$291];&quot;&lt;=30&quot;)" office:value-type="float" office:value="288" calcext:value-type="float">
            <text:p>288</text:p>
          </table:table-cell>
          <table:table-cell table:formula="of:=COUNTIF([.$D$2:.$D$291];&quot;&lt;=40&quot;)" office:value-type="float" office:value="289" calcext:value-type="float">
            <text:p>289</text:p>
          </table:table-cell>
          <table:table-cell table:formula="of:=COUNTIF([.$D$2:.$D$291];&quot;&lt;=50&quot;)" office:value-type="float" office:value="290" calcext:value-type="float">
            <text:p>290</text:p>
          </table:table-cell>
          <table:table-cell table:formula="of:=COUNTIF([.$D$2:.$D$291];&quot;&lt;=60&quot;)" office:value-type="float" office:value="290" calcext:value-type="float">
            <text:p>290</text:p>
          </table:table-cell>
          <table:table-cell table:formula="of:=COUNTIF([.$D$2:.$D$291];&quot;&lt;=70&quot;)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ind3</text:p>
          </table:table-cell>
          <table:table-cell office:value-type="float" office:value="2566" calcext:value-type="float">
            <text:p>2566</text:p>
          </table:table-cell>
          <table:table-cell office:value-type="float" office:value="2494" calcext:value-type="float">
            <text:p>2494</text:p>
          </table:table-cell>
          <table:table-cell table:formula="of:=(100 * ABS([.B4]-[.C4]))/[.B4]" office:value-type="float" office:value="2.80592361652377" calcext:value-type="float">
            <text:p>2.80592361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</text:p>
          </table:table-cell>
          <table:table-cell office:value-type="float" office:value="2528" calcext:value-type="float">
            <text:p>2528</text:p>
          </table:table-cell>
          <table:table-cell office:value-type="float" office:value="2625" calcext:value-type="float">
            <text:p>2625</text:p>
          </table:table-cell>
          <table:table-cell table:formula="of:=(100 * ABS([.B5]-[.C5]))/[.B5]" office:value-type="float" office:value="3.8370253164557" calcext:value-type="float">
            <text:p>3.8370253165</text:p>
          </table:table-cell>
          <table:table-cell table:number-columns-repeated="2"/>
          <table:table-cell table:formula="of:=219/291" office:value-type="float" office:value="0.752577319587629" calcext:value-type="float">
            <text:p>0.7525773196</text:p>
          </table:table-cell>
          <table:table-cell table:formula="of:=250/291" office:value-type="float" office:value="0.859106529209622" calcext:value-type="float">
            <text:p>0.859106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6</text:p>
          </table:table-cell>
          <table:table-cell office:value-type="float" office:value="2423" calcext:value-type="float">
            <text:p>2423</text:p>
          </table:table-cell>
          <table:table-cell office:value-type="float" office:value="2297" calcext:value-type="float">
            <text:p>2297</text:p>
          </table:table-cell>
          <table:table-cell table:formula="of:=(100 * ABS([.B6]-[.C6]))/[.B6]" office:value-type="float" office:value="5.20016508460586" calcext:value-type="float">
            <text:p>5.2001650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</text:p>
          </table:table-cell>
          <table:table-cell office:value-type="float" office:value="2522" calcext:value-type="float">
            <text:p>2522</text:p>
          </table:table-cell>
          <table:table-cell office:value-type="float" office:value="2533" calcext:value-type="float">
            <text:p>2533</text:p>
          </table:table-cell>
          <table:table-cell table:formula="of:=(100 * ABS([.B7]-[.C7]))/[.B7]" office:value-type="float" office:value="0.436161776367962" calcext:value-type="float">
            <text:p>0.43616177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8</text:p>
          </table:table-cell>
          <table:table-cell office:value-type="float" office:value="2541" calcext:value-type="float">
            <text:p>2541</text:p>
          </table:table-cell>
          <table:table-cell office:value-type="float" office:value="2489" calcext:value-type="float">
            <text:p>2489</text:p>
          </table:table-cell>
          <table:table-cell table:formula="of:=(100 * ABS([.B8]-[.C8]))/[.B8]" office:value-type="float" office:value="2.04643841007477" calcext:value-type="float">
            <text:p>2.0464384101</text:p>
          </table:table-cell>
          <table:table-cell/>
          <table:table-cell table:formula="of:=COUNTIF([.$D$2:.$D$291];&quot;&lt;=5&quot;)" office:value-type="float" office:value="167" calcext:value-type="float">
            <text:p>167</text:p>
          </table:table-cell>
          <table:table-cell table:formula="of:=[.G3]-[.F8]" office:value-type="float" office:value="52" calcext:value-type="float">
            <text:p>52</text:p>
          </table:table-cell>
          <table:table-cell table:formula="of:=[.H3]-[.G3]" office:value-type="float" office:value="31" calcext:value-type="float">
            <text:p>31</text:p>
          </table:table-cell>
          <table:table-cell table:formula="of:=[.I3]-[.H3]" office:value-type="float" office:value="21" calcext:value-type="float">
            <text:p>21</text:p>
          </table:table-cell>
          <table:table-cell table:formula="of:=[.J3]-[.I3]" office:value-type="float" office:value="12" calcext:value-type="float">
            <text:p>12</text:p>
          </table:table-cell>
          <table:table-cell table:formula="of:=[.K3]-[.J3]" office:value-type="float" office:value="5" calcext:value-type="float">
            <text:p>5</text:p>
          </table:table-cell>
          <table:table-cell table:formula="of:=291-SUM([.F8:.K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9</text:p>
          </table:table-cell>
          <table:table-cell office:value-type="float" office:value="2533" calcext:value-type="float">
            <text:p>2533</text:p>
          </table:table-cell>
          <table:table-cell office:value-type="float" office:value="2429" calcext:value-type="float">
            <text:p>2429</text:p>
          </table:table-cell>
          <table:table-cell table:formula="of:=(100 * ABS([.B9]-[.C9]))/[.B9]" office:value-type="float" office:value="4.10580339518358" calcext:value-type="float">
            <text:p>4.10580339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</text:p>
          </table:table-cell>
          <table:table-cell office:value-type="float" office:value="2382" calcext:value-type="float">
            <text:p>2382</text:p>
          </table:table-cell>
          <table:table-cell office:value-type="float" office:value="2460" calcext:value-type="float">
            <text:p>2460</text:p>
          </table:table-cell>
          <table:table-cell table:formula="of:=(100 * ABS([.B10]-[.C10]))/[.B10]" office:value-type="float" office:value="3.27455919395466" calcext:value-type="float">
            <text:p>3.274559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</text:p>
          </table:table-cell>
          <table:table-cell office:value-type="float" office:value="2922" calcext:value-type="float">
            <text:p>2922</text:p>
          </table:table-cell>
          <table:table-cell office:value-type="float" office:value="3369" calcext:value-type="float">
            <text:p>3369</text:p>
          </table:table-cell>
          <table:table-cell table:formula="of:=(100 * ABS([.B11]-[.C11]))/[.B11]" office:value-type="float" office:value="15.2977412731006" calcext:value-type="float">
            <text:p>15.2977412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</text:p>
          </table:table-cell>
          <table:table-cell office:value-type="float" office:value="2490" calcext:value-type="float">
            <text:p>2490</text:p>
          </table:table-cell>
          <table:table-cell office:value-type="float" office:value="2029" calcext:value-type="float">
            <text:p>2029</text:p>
          </table:table-cell>
          <table:table-cell table:formula="of:=(100 * ABS([.B12]-[.C12]))/[.B12]" office:value-type="float" office:value="18.5140562248996" calcext:value-type="float">
            <text:p>18.51405622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</text:p>
          </table:table-cell>
          <table:table-cell office:value-type="float" office:value="2529" calcext:value-type="float">
            <text:p>2529</text:p>
          </table:table-cell>
          <table:table-cell office:value-type="float" office:value="2450" calcext:value-type="float">
            <text:p>2450</text:p>
          </table:table-cell>
          <table:table-cell table:formula="of:=(100 * ABS([.B13]-[.C13]))/[.B13]" office:value-type="float" office:value="3.12376433372875" calcext:value-type="float">
            <text:p>3.12376433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</text:p>
          </table:table-cell>
          <table:table-cell office:value-type="float" office:value="2273" calcext:value-type="float">
            <text:p>2273</text:p>
          </table:table-cell>
          <table:table-cell office:value-type="float" office:value="2141" calcext:value-type="float">
            <text:p>2141</text:p>
          </table:table-cell>
          <table:table-cell table:formula="of:=(100 * ABS([.B14]-[.C14]))/[.B14]" office:value-type="float" office:value="5.80730312362517" calcext:value-type="float">
            <text:p>5.80730312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</text:p>
          </table:table-cell>
          <table:table-cell office:value-type="float" office:value="2637" calcext:value-type="float">
            <text:p>2637</text:p>
          </table:table-cell>
          <table:table-cell office:value-type="float" office:value="2865" calcext:value-type="float">
            <text:p>2865</text:p>
          </table:table-cell>
          <table:table-cell table:formula="of:=(100 * ABS([.B15]-[.C15]))/[.B15]" office:value-type="float" office:value="8.64618885096701" calcext:value-type="float">
            <text:p>8.6461888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</text:p>
          </table:table-cell>
          <table:table-cell office:value-type="float" office:value="2440" calcext:value-type="float">
            <text:p>2440</text:p>
          </table:table-cell>
          <table:table-cell office:value-type="float" office:value="2416" calcext:value-type="float">
            <text:p>2416</text:p>
          </table:table-cell>
          <table:table-cell table:formula="of:=(100 * ABS([.B16]-[.C16]))/[.B16]" office:value-type="float" office:value="0.983606557377049" calcext:value-type="float">
            <text:p>0.9836065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</text:p>
          </table:table-cell>
          <table:table-cell office:value-type="float" office:value="2436" calcext:value-type="float">
            <text:p>2436</text:p>
          </table:table-cell>
          <table:table-cell office:value-type="float" office:value="2510" calcext:value-type="float">
            <text:p>2510</text:p>
          </table:table-cell>
          <table:table-cell table:formula="of:=(100 * ABS([.B17]-[.C17]))/[.B17]" office:value-type="float" office:value="3.03776683087028" calcext:value-type="float">
            <text:p>3.0377668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</text:p>
          </table:table-cell>
          <table:table-cell office:value-type="float" office:value="2404" calcext:value-type="float">
            <text:p>2404</text:p>
          </table:table-cell>
          <table:table-cell office:value-type="float" office:value="2391" calcext:value-type="float">
            <text:p>2391</text:p>
          </table:table-cell>
          <table:table-cell table:formula="of:=(100 * ABS([.B18]-[.C18]))/[.B18]" office:value-type="float" office:value="0.540765391014975" calcext:value-type="float">
            <text:p>0.5407653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</text:p>
          </table:table-cell>
          <table:table-cell office:value-type="float" office:value="2603" calcext:value-type="float">
            <text:p>2603</text:p>
          </table:table-cell>
          <table:table-cell office:value-type="float" office:value="2592" calcext:value-type="float">
            <text:p>2592</text:p>
          </table:table-cell>
          <table:table-cell table:formula="of:=(100 * ABS([.B19]-[.C19]))/[.B19]" office:value-type="float" office:value="0.422589320015367" calcext:value-type="float">
            <text:p>0.42258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</text:p>
          </table:table-cell>
          <table:table-cell office:value-type="float" office:value="2595" calcext:value-type="float">
            <text:p>2595</text:p>
          </table:table-cell>
          <table:table-cell office:value-type="float" office:value="1509" calcext:value-type="float">
            <text:p>1509</text:p>
          </table:table-cell>
          <table:table-cell table:formula="of:=(100 * ABS([.B20]-[.C20]))/[.B20]" office:value-type="float" office:value="41.849710982659" calcext:value-type="float">
            <text:p>41.84971098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</text:p>
          </table:table-cell>
          <table:table-cell office:value-type="float" office:value="2771" calcext:value-type="float">
            <text:p>2771</text:p>
          </table:table-cell>
          <table:table-cell office:value-type="float" office:value="2804" calcext:value-type="float">
            <text:p>2804</text:p>
          </table:table-cell>
          <table:table-cell table:formula="of:=(100 * ABS([.B21]-[.C21]))/[.B21]" office:value-type="float" office:value="1.19090581017683" calcext:value-type="float">
            <text:p>1.1909058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</text:p>
          </table:table-cell>
          <table:table-cell office:value-type="float" office:value="2551" calcext:value-type="float">
            <text:p>2551</text:p>
          </table:table-cell>
          <table:table-cell office:value-type="float" office:value="2577" calcext:value-type="float">
            <text:p>2577</text:p>
          </table:table-cell>
          <table:table-cell table:formula="of:=(100 * ABS([.B22]-[.C22]))/[.B22]" office:value-type="float" office:value="1.01920815366523" calcext:value-type="float">
            <text:p>1.01920815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</text:p>
          </table:table-cell>
          <table:table-cell office:value-type="float" office:value="2454" calcext:value-type="float">
            <text:p>2454</text:p>
          </table:table-cell>
          <table:table-cell office:value-type="float" office:value="2998" calcext:value-type="float">
            <text:p>2998</text:p>
          </table:table-cell>
          <table:table-cell table:formula="of:=(100 * ABS([.B23]-[.C23]))/[.B23]" office:value-type="float" office:value="22.1678891605542" calcext:value-type="float">
            <text:p>22.1678891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</text:p>
          </table:table-cell>
          <table:table-cell office:value-type="float" office:value="2487" calcext:value-type="float">
            <text:p>2487</text:p>
          </table:table-cell>
          <table:table-cell office:value-type="float" office:value="2659" calcext:value-type="float">
            <text:p>2659</text:p>
          </table:table-cell>
          <table:table-cell table:formula="of:=(100 * ABS([.B24]-[.C24]))/[.B24]" office:value-type="float" office:value="6.91596300763973" calcext:value-type="float">
            <text:p>6.91596300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</text:p>
          </table:table-cell>
          <table:table-cell office:value-type="float" office:value="2501" calcext:value-type="float">
            <text:p>2501</text:p>
          </table:table-cell>
          <table:table-cell office:value-type="float" office:value="2847" calcext:value-type="float">
            <text:p>2847</text:p>
          </table:table-cell>
          <table:table-cell table:formula="of:=(100 * ABS([.B25]-[.C25]))/[.B25]" office:value-type="float" office:value="13.8344662135146" calcext:value-type="float">
            <text:p>13.8344662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</text:p>
          </table:table-cell>
          <table:table-cell office:value-type="float" office:value="2395" calcext:value-type="float">
            <text:p>2395</text:p>
          </table:table-cell>
          <table:table-cell office:value-type="float" office:value="2379" calcext:value-type="float">
            <text:p>2379</text:p>
          </table:table-cell>
          <table:table-cell table:formula="of:=(100 * ABS([.B26]-[.C26]))/[.B26]" office:value-type="float" office:value="0.668058455114823" calcext:value-type="float">
            <text:p>0.66805845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</text:p>
          </table:table-cell>
          <table:table-cell office:value-type="float" office:value="2546" calcext:value-type="float">
            <text:p>2546</text:p>
          </table:table-cell>
          <table:table-cell office:value-type="float" office:value="3073" calcext:value-type="float">
            <text:p>3073</text:p>
          </table:table-cell>
          <table:table-cell table:formula="of:=(100 * ABS([.B27]-[.C27]))/[.B27]" office:value-type="float" office:value="20.6991358994501" calcext:value-type="float">
            <text:p>20.6991358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</text:p>
          </table:table-cell>
          <table:table-cell table:number-columns-repeated="2" office:value-type="float" office:value="2491" calcext:value-type="float">
            <text:p>2491</text:p>
          </table:table-cell>
          <table:table-cell table:formula="of:=(100 * ABS([.B28]-[.C28]))/[.B2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</text:p>
          </table:table-cell>
          <table:table-cell office:value-type="float" office:value="2321" calcext:value-type="float">
            <text:p>2321</text:p>
          </table:table-cell>
          <table:table-cell office:value-type="float" office:value="2325" calcext:value-type="float">
            <text:p>2325</text:p>
          </table:table-cell>
          <table:table-cell table:formula="of:=(100 * ABS([.B29]-[.C29]))/[.B29]" office:value-type="float" office:value="0.1723395088324" calcext:value-type="float">
            <text:p>0.17233950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0</text:p>
          </table:table-cell>
          <table:table-cell office:value-type="float" office:value="2533" calcext:value-type="float">
            <text:p>2533</text:p>
          </table:table-cell>
          <table:table-cell office:value-type="float" office:value="2829" calcext:value-type="float">
            <text:p>2829</text:p>
          </table:table-cell>
          <table:table-cell table:formula="of:=(100 * ABS([.B30]-[.C30]))/[.B30]" office:value-type="float" office:value="11.6857481247533" calcext:value-type="float">
            <text:p>11.6857481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1</text:p>
          </table:table-cell>
          <table:table-cell office:value-type="float" office:value="2685" calcext:value-type="float">
            <text:p>2685</text:p>
          </table:table-cell>
          <table:table-cell office:value-type="float" office:value="2684" calcext:value-type="float">
            <text:p>2684</text:p>
          </table:table-cell>
          <table:table-cell table:formula="of:=(100 * ABS([.B31]-[.C31]))/[.B31]" office:value-type="float" office:value="0.037243947858473" calcext:value-type="float">
            <text:p>0.03724394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2</text:p>
          </table:table-cell>
          <table:table-cell office:value-type="float" office:value="2448" calcext:value-type="float">
            <text:p>2448</text:p>
          </table:table-cell>
          <table:table-cell office:value-type="float" office:value="2401" calcext:value-type="float">
            <text:p>2401</text:p>
          </table:table-cell>
          <table:table-cell table:formula="of:=(100 * ABS([.B32]-[.C32]))/[.B32]" office:value-type="float" office:value="1.91993464052288" calcext:value-type="float">
            <text:p>1.9199346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3</text:p>
          </table:table-cell>
          <table:table-cell office:value-type="float" office:value="2771" calcext:value-type="float">
            <text:p>2771</text:p>
          </table:table-cell>
          <table:table-cell office:value-type="float" office:value="2610" calcext:value-type="float">
            <text:p>2610</text:p>
          </table:table-cell>
          <table:table-cell table:formula="of:=(100 * ABS([.B33]-[.C33]))/[.B33]" office:value-type="float" office:value="5.81017683146878" calcext:value-type="float">
            <text:p>5.81017683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4</text:p>
          </table:table-cell>
          <table:table-cell office:value-type="float" office:value="2423" calcext:value-type="float">
            <text:p>2423</text:p>
          </table:table-cell>
          <table:table-cell office:value-type="float" office:value="2241" calcext:value-type="float">
            <text:p>2241</text:p>
          </table:table-cell>
          <table:table-cell table:formula="of:=(100 * ABS([.B34]-[.C34]))/[.B34]" office:value-type="float" office:value="7.51134956665291" calcext:value-type="float">
            <text:p>7.5113495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5</text:p>
          </table:table-cell>
          <table:table-cell office:value-type="float" office:value="2712" calcext:value-type="float">
            <text:p>2712</text:p>
          </table:table-cell>
          <table:table-cell office:value-type="float" office:value="2531" calcext:value-type="float">
            <text:p>2531</text:p>
          </table:table-cell>
          <table:table-cell table:formula="of:=(100 * ABS([.B35]-[.C35]))/[.B35]" office:value-type="float" office:value="6.6740412979351" calcext:value-type="float">
            <text:p>6.67404129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6</text:p>
          </table:table-cell>
          <table:table-cell office:value-type="float" office:value="2595" calcext:value-type="float">
            <text:p>2595</text:p>
          </table:table-cell>
          <table:table-cell office:value-type="float" office:value="2621" calcext:value-type="float">
            <text:p>2621</text:p>
          </table:table-cell>
          <table:table-cell table:formula="of:=(100 * ABS([.B36]-[.C36]))/[.B36]" office:value-type="float" office:value="1.0019267822736" calcext:value-type="float">
            <text:p>1.0019267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7</text:p>
          </table:table-cell>
          <table:table-cell office:value-type="float" office:value="2774" calcext:value-type="float">
            <text:p>2774</text:p>
          </table:table-cell>
          <table:table-cell office:value-type="float" office:value="3185" calcext:value-type="float">
            <text:p>3185</text:p>
          </table:table-cell>
          <table:table-cell table:formula="of:=(100 * ABS([.B37]-[.C37]))/[.B37]" office:value-type="float" office:value="14.816149963951" calcext:value-type="float">
            <text:p>14.816149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8</text:p>
          </table:table-cell>
          <table:table-cell office:value-type="float" office:value="2430" calcext:value-type="float">
            <text:p>2430</text:p>
          </table:table-cell>
          <table:table-cell office:value-type="float" office:value="2126" calcext:value-type="float">
            <text:p>2126</text:p>
          </table:table-cell>
          <table:table-cell table:formula="of:=(100 * ABS([.B38]-[.C38]))/[.B38]" office:value-type="float" office:value="12.5102880658436" calcext:value-type="float">
            <text:p>12.51028806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9</text:p>
          </table:table-cell>
          <table:table-cell office:value-type="float" office:value="2789" calcext:value-type="float">
            <text:p>2789</text:p>
          </table:table-cell>
          <table:table-cell office:value-type="float" office:value="3090" calcext:value-type="float">
            <text:p>3090</text:p>
          </table:table-cell>
          <table:table-cell table:formula="of:=(100 * ABS([.B39]-[.C39]))/[.B39]" office:value-type="float" office:value="10.7923987092148" calcext:value-type="float">
            <text:p>10.79239870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0</text:p>
          </table:table-cell>
          <table:table-cell office:value-type="float" office:value="2422" calcext:value-type="float">
            <text:p>2422</text:p>
          </table:table-cell>
          <table:table-cell office:value-type="float" office:value="2349" calcext:value-type="float">
            <text:p>2349</text:p>
          </table:table-cell>
          <table:table-cell table:formula="of:=(100 * ABS([.B40]-[.C40]))/[.B40]" office:value-type="float" office:value="3.01403798513625" calcext:value-type="float">
            <text:p>3.01403798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1</text:p>
          </table:table-cell>
          <table:table-cell office:value-type="float" office:value="2604" calcext:value-type="float">
            <text:p>2604</text:p>
          </table:table-cell>
          <table:table-cell office:value-type="float" office:value="2550" calcext:value-type="float">
            <text:p>2550</text:p>
          </table:table-cell>
          <table:table-cell table:formula="of:=(100 * ABS([.B41]-[.C41]))/[.B41]" office:value-type="float" office:value="2.07373271889401" calcext:value-type="float">
            <text:p>2.07373271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2</text:p>
          </table:table-cell>
          <table:table-cell office:value-type="float" office:value="2632" calcext:value-type="float">
            <text:p>2632</text:p>
          </table:table-cell>
          <table:table-cell office:value-type="float" office:value="2297" calcext:value-type="float">
            <text:p>2297</text:p>
          </table:table-cell>
          <table:table-cell table:formula="of:=(100 * ABS([.B42]-[.C42]))/[.B42]" office:value-type="float" office:value="12.7279635258359" calcext:value-type="float">
            <text:p>12.72796352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3</text:p>
          </table:table-cell>
          <table:table-cell office:value-type="float" office:value="2697" calcext:value-type="float">
            <text:p>2697</text:p>
          </table:table-cell>
          <table:table-cell office:value-type="float" office:value="2621" calcext:value-type="float">
            <text:p>2621</text:p>
          </table:table-cell>
          <table:table-cell table:formula="of:=(100 * ABS([.B43]-[.C43]))/[.B43]" office:value-type="float" office:value="2.81794586577679" calcext:value-type="float">
            <text:p>2.81794586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4</text:p>
          </table:table-cell>
          <table:table-cell office:value-type="float" office:value="2500" calcext:value-type="float">
            <text:p>2500</text:p>
          </table:table-cell>
          <table:table-cell office:value-type="float" office:value="2421" calcext:value-type="float">
            <text:p>2421</text:p>
          </table:table-cell>
          <table:table-cell table:formula="of:=(100 * ABS([.B44]-[.C44]))/[.B44]"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5</text:p>
          </table:table-cell>
          <table:table-cell office:value-type="float" office:value="2472" calcext:value-type="float">
            <text:p>2472</text:p>
          </table:table-cell>
          <table:table-cell office:value-type="float" office:value="2682" calcext:value-type="float">
            <text:p>2682</text:p>
          </table:table-cell>
          <table:table-cell table:formula="of:=(100 * ABS([.B45]-[.C45]))/[.B45]" office:value-type="float" office:value="8.49514563106796" calcext:value-type="float">
            <text:p>8.49514563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6</text:p>
          </table:table-cell>
          <table:table-cell office:value-type="float" office:value="2541" calcext:value-type="float">
            <text:p>2541</text:p>
          </table:table-cell>
          <table:table-cell office:value-type="float" office:value="2719" calcext:value-type="float">
            <text:p>2719</text:p>
          </table:table-cell>
          <table:table-cell table:formula="of:=(100 * ABS([.B46]-[.C46]))/[.B46]" office:value-type="float" office:value="7.00511609602519" calcext:value-type="float">
            <text:p>7.0051160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7</text:p>
          </table:table-cell>
          <table:table-cell office:value-type="float" office:value="2270" calcext:value-type="float">
            <text:p>2270</text:p>
          </table:table-cell>
          <table:table-cell office:value-type="float" office:value="2357" calcext:value-type="float">
            <text:p>2357</text:p>
          </table:table-cell>
          <table:table-cell table:formula="of:=(100 * ABS([.B47]-[.C47]))/[.B47]" office:value-type="float" office:value="3.83259911894273" calcext:value-type="float">
            <text:p>3.83259911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8</text:p>
          </table:table-cell>
          <table:table-cell office:value-type="float" office:value="2487" calcext:value-type="float">
            <text:p>2487</text:p>
          </table:table-cell>
          <table:table-cell office:value-type="float" office:value="2677" calcext:value-type="float">
            <text:p>2677</text:p>
          </table:table-cell>
          <table:table-cell table:formula="of:=(100 * ABS([.B48]-[.C48]))/[.B48]" office:value-type="float" office:value="7.63972657820668" calcext:value-type="float">
            <text:p>7.63972657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9</text:p>
          </table:table-cell>
          <table:table-cell office:value-type="float" office:value="2690" calcext:value-type="float">
            <text:p>2690</text:p>
          </table:table-cell>
          <table:table-cell office:value-type="float" office:value="2678" calcext:value-type="float">
            <text:p>2678</text:p>
          </table:table-cell>
          <table:table-cell table:formula="of:=(100 * ABS([.B49]-[.C49]))/[.B49]" office:value-type="float" office:value="0.446096654275093" calcext:value-type="float">
            <text:p>0.44609665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0</text:p>
          </table:table-cell>
          <table:table-cell office:value-type="float" office:value="2581" calcext:value-type="float">
            <text:p>2581</text:p>
          </table:table-cell>
          <table:table-cell office:value-type="float" office:value="2447" calcext:value-type="float">
            <text:p>2447</text:p>
          </table:table-cell>
          <table:table-cell table:formula="of:=(100 * ABS([.B50]-[.C50]))/[.B50]" office:value-type="float" office:value="5.19178612940721" calcext:value-type="float">
            <text:p>5.19178612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1</text:p>
          </table:table-cell>
          <table:table-cell office:value-type="float" office:value="2559" calcext:value-type="float">
            <text:p>2559</text:p>
          </table:table-cell>
          <table:table-cell office:value-type="float" office:value="2271" calcext:value-type="float">
            <text:p>2271</text:p>
          </table:table-cell>
          <table:table-cell table:formula="of:=(100 * ABS([.B51]-[.C51]))/[.B51]" office:value-type="float" office:value="11.2543962485346" calcext:value-type="float">
            <text:p>11.25439624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2</text:p>
          </table:table-cell>
          <table:table-cell office:value-type="float" office:value="2435" calcext:value-type="float">
            <text:p>2435</text:p>
          </table:table-cell>
          <table:table-cell office:value-type="float" office:value="2428" calcext:value-type="float">
            <text:p>2428</text:p>
          </table:table-cell>
          <table:table-cell table:formula="of:=(100 * ABS([.B52]-[.C52]))/[.B52]" office:value-type="float" office:value="0.287474332648871" calcext:value-type="float">
            <text:p>0.28747433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3</text:p>
          </table:table-cell>
          <table:table-cell office:value-type="float" office:value="2541" calcext:value-type="float">
            <text:p>2541</text:p>
          </table:table-cell>
          <table:table-cell office:value-type="float" office:value="2682" calcext:value-type="float">
            <text:p>2682</text:p>
          </table:table-cell>
          <table:table-cell table:formula="of:=(100 * ABS([.B53]-[.C53]))/[.B53]" office:value-type="float" office:value="5.54899645808737" calcext:value-type="float">
            <text:p>5.54899645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4</text:p>
          </table:table-cell>
          <table:table-cell office:value-type="float" office:value="2486" calcext:value-type="float">
            <text:p>2486</text:p>
          </table:table-cell>
          <table:table-cell office:value-type="float" office:value="2536" calcext:value-type="float">
            <text:p>2536</text:p>
          </table:table-cell>
          <table:table-cell table:formula="of:=(100 * ABS([.B54]-[.C54]))/[.B54]" office:value-type="float" office:value="2.01126307320998" calcext:value-type="float">
            <text:p>2.01126307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5</text:p>
          </table:table-cell>
          <table:table-cell office:value-type="float" office:value="2793" calcext:value-type="float">
            <text:p>2793</text:p>
          </table:table-cell>
          <table:table-cell office:value-type="float" office:value="2723" calcext:value-type="float">
            <text:p>2723</text:p>
          </table:table-cell>
          <table:table-cell table:formula="of:=(100 * ABS([.B55]-[.C55]))/[.B55]" office:value-type="float" office:value="2.5062656641604" calcext:value-type="float">
            <text:p>2.50626566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6</text:p>
          </table:table-cell>
          <table:table-cell office:value-type="float" office:value="2461" calcext:value-type="float">
            <text:p>2461</text:p>
          </table:table-cell>
          <table:table-cell office:value-type="float" office:value="2980" calcext:value-type="float">
            <text:p>2980</text:p>
          </table:table-cell>
          <table:table-cell table:formula="of:=(100 * ABS([.B56]-[.C56]))/[.B56]" office:value-type="float" office:value="21.0889882161723" calcext:value-type="float">
            <text:p>21.0889882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7</text:p>
          </table:table-cell>
          <table:table-cell office:value-type="float" office:value="2546" calcext:value-type="float">
            <text:p>2546</text:p>
          </table:table-cell>
          <table:table-cell office:value-type="float" office:value="2542" calcext:value-type="float">
            <text:p>2542</text:p>
          </table:table-cell>
          <table:table-cell table:formula="of:=(100 * ABS([.B57]-[.C57]))/[.B57]" office:value-type="float" office:value="0.157109190887667" calcext:value-type="float">
            <text:p>0.15710919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8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table:formula="of:=(100 * ABS([.B58]-[.C58]))/[.B58]" office:value-type="float" office:value="5.40865384615385" calcext:value-type="float">
            <text:p>5.40865384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9</text:p>
          </table:table-cell>
          <table:table-cell office:value-type="float" office:value="2715" calcext:value-type="float">
            <text:p>2715</text:p>
          </table:table-cell>
          <table:table-cell office:value-type="float" office:value="2787" calcext:value-type="float">
            <text:p>2787</text:p>
          </table:table-cell>
          <table:table-cell table:formula="of:=(100 * ABS([.B59]-[.C59]))/[.B59]" office:value-type="float" office:value="2.65193370165746" calcext:value-type="float">
            <text:p>2.6519337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0</text:p>
          </table:table-cell>
          <table:table-cell office:value-type="float" office:value="2427" calcext:value-type="float">
            <text:p>2427</text:p>
          </table:table-cell>
          <table:table-cell office:value-type="float" office:value="2687" calcext:value-type="float">
            <text:p>2687</text:p>
          </table:table-cell>
          <table:table-cell table:formula="of:=(100 * ABS([.B60]-[.C60]))/[.B60]" office:value-type="float" office:value="10.7128141738772" calcext:value-type="float">
            <text:p>10.7128141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1</text:p>
          </table:table-cell>
          <table:table-cell office:value-type="float" office:value="2513" calcext:value-type="float">
            <text:p>2513</text:p>
          </table:table-cell>
          <table:table-cell office:value-type="float" office:value="2520" calcext:value-type="float">
            <text:p>2520</text:p>
          </table:table-cell>
          <table:table-cell table:formula="of:=(100 * ABS([.B61]-[.C61]))/[.B61]" office:value-type="float" office:value="0.278551532033426" calcext:value-type="float">
            <text:p>0.2785515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2</text:p>
          </table:table-cell>
          <table:table-cell office:value-type="float" office:value="2634" calcext:value-type="float">
            <text:p>2634</text:p>
          </table:table-cell>
          <table:table-cell office:value-type="float" office:value="2677" calcext:value-type="float">
            <text:p>2677</text:p>
          </table:table-cell>
          <table:table-cell table:formula="of:=(100 * ABS([.B62]-[.C62]))/[.B62]" office:value-type="float" office:value="1.63249810174639" calcext:value-type="float">
            <text:p>1.6324981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3</text:p>
          </table:table-cell>
          <table:table-cell office:value-type="float" office:value="2455" calcext:value-type="float">
            <text:p>2455</text:p>
          </table:table-cell>
          <table:table-cell office:value-type="float" office:value="2495" calcext:value-type="float">
            <text:p>2495</text:p>
          </table:table-cell>
          <table:table-cell table:formula="of:=(100 * ABS([.B63]-[.C63]))/[.B63]" office:value-type="float" office:value="1.62932790224033" calcext:value-type="float">
            <text:p>1.62932790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4</text:p>
          </table:table-cell>
          <table:table-cell office:value-type="float" office:value="2534" calcext:value-type="float">
            <text:p>2534</text:p>
          </table:table-cell>
          <table:table-cell office:value-type="float" office:value="2526" calcext:value-type="float">
            <text:p>2526</text:p>
          </table:table-cell>
          <table:table-cell table:formula="of:=(100 * ABS([.B64]-[.C64]))/[.B64]" office:value-type="float" office:value="0.315706393054459" calcext:value-type="float">
            <text:p>0.31570639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5</text:p>
          </table:table-cell>
          <table:table-cell office:value-type="float" office:value="2385" calcext:value-type="float">
            <text:p>2385</text:p>
          </table:table-cell>
          <table:table-cell office:value-type="float" office:value="2339" calcext:value-type="float">
            <text:p>2339</text:p>
          </table:table-cell>
          <table:table-cell table:formula="of:=(100 * ABS([.B65]-[.C65]))/[.B65]" office:value-type="float" office:value="1.92872117400419" calcext:value-type="float">
            <text:p>1.9287211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6</text:p>
          </table:table-cell>
          <table:table-cell office:value-type="float" office:value="2509" calcext:value-type="float">
            <text:p>2509</text:p>
          </table:table-cell>
          <table:table-cell office:value-type="float" office:value="2599" calcext:value-type="float">
            <text:p>2599</text:p>
          </table:table-cell>
          <table:table-cell table:formula="of:=(100 * ABS([.B66]-[.C66]))/[.B66]" office:value-type="float" office:value="3.58708648864089" calcext:value-type="float">
            <text:p>3.58708648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7</text:p>
          </table:table-cell>
          <table:table-cell office:value-type="float" office:value="2688" calcext:value-type="float">
            <text:p>2688</text:p>
          </table:table-cell>
          <table:table-cell office:value-type="float" office:value="2741" calcext:value-type="float">
            <text:p>2741</text:p>
          </table:table-cell>
          <table:table-cell table:formula="of:=(100 * ABS([.B67]-[.C67]))/[.B67]" office:value-type="float" office:value="1.97172619047619" calcext:value-type="float">
            <text:p>1.9717261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8</text:p>
          </table:table-cell>
          <table:table-cell office:value-type="float" office:value="2611" calcext:value-type="float">
            <text:p>2611</text:p>
          </table:table-cell>
          <table:table-cell office:value-type="float" office:value="2593" calcext:value-type="float">
            <text:p>2593</text:p>
          </table:table-cell>
          <table:table-cell table:formula="of:=(100 * ABS([.B68]-[.C68]))/[.B68]" office:value-type="float" office:value="0.689391037916507" calcext:value-type="float">
            <text:p>0.68939103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9</text:p>
          </table:table-cell>
          <table:table-cell office:value-type="float" office:value="2477" calcext:value-type="float">
            <text:p>2477</text:p>
          </table:table-cell>
          <table:table-cell office:value-type="float" office:value="2470" calcext:value-type="float">
            <text:p>2470</text:p>
          </table:table-cell>
          <table:table-cell table:formula="of:=(100 * ABS([.B69]-[.C69]))/[.B69]" office:value-type="float" office:value="0.282599919257166" calcext:value-type="float">
            <text:p>0.28259991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0</text:p>
          </table:table-cell>
          <table:table-cell office:value-type="float" office:value="2475" calcext:value-type="float">
            <text:p>2475</text:p>
          </table:table-cell>
          <table:table-cell office:value-type="float" office:value="2422" calcext:value-type="float">
            <text:p>2422</text:p>
          </table:table-cell>
          <table:table-cell table:formula="of:=(100 * ABS([.B70]-[.C70]))/[.B70]" office:value-type="float" office:value="2.14141414141414" calcext:value-type="float">
            <text:p>2.14141414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1</text:p>
          </table:table-cell>
          <table:table-cell office:value-type="float" office:value="2530" calcext:value-type="float">
            <text:p>2530</text:p>
          </table:table-cell>
          <table:table-cell office:value-type="float" office:value="2451" calcext:value-type="float">
            <text:p>2451</text:p>
          </table:table-cell>
          <table:table-cell table:formula="of:=(100 * ABS([.B71]-[.C71]))/[.B71]" office:value-type="float" office:value="3.12252964426877" calcext:value-type="float">
            <text:p>3.12252964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2</text:p>
          </table:table-cell>
          <table:table-cell office:value-type="float" office:value="2534" calcext:value-type="float">
            <text:p>2534</text:p>
          </table:table-cell>
          <table:table-cell office:value-type="float" office:value="2546" calcext:value-type="float">
            <text:p>2546</text:p>
          </table:table-cell>
          <table:table-cell table:formula="of:=(100 * ABS([.B72]-[.C72]))/[.B72]" office:value-type="float" office:value="0.473559589581689" calcext:value-type="float">
            <text:p>0.47355958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3</text:p>
          </table:table-cell>
          <table:table-cell office:value-type="float" office:value="2405" calcext:value-type="float">
            <text:p>2405</text:p>
          </table:table-cell>
          <table:table-cell office:value-type="float" office:value="2402" calcext:value-type="float">
            <text:p>2402</text:p>
          </table:table-cell>
          <table:table-cell table:formula="of:=(100 * ABS([.B73]-[.C73]))/[.B73]" office:value-type="float" office:value="0.124740124740125" calcext:value-type="float">
            <text:p>0.12474012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4</text:p>
          </table:table-cell>
          <table:table-cell office:value-type="float" office:value="2392" calcext:value-type="float">
            <text:p>2392</text:p>
          </table:table-cell>
          <table:table-cell office:value-type="float" office:value="2738" calcext:value-type="float">
            <text:p>2738</text:p>
          </table:table-cell>
          <table:table-cell table:formula="of:=(100 * ABS([.B74]-[.C74]))/[.B74]" office:value-type="float" office:value="14.4648829431438" calcext:value-type="float">
            <text:p>14.46488294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5</text:p>
          </table:table-cell>
          <table:table-cell office:value-type="float" office:value="2402" calcext:value-type="float">
            <text:p>2402</text:p>
          </table:table-cell>
          <table:table-cell office:value-type="float" office:value="2389" calcext:value-type="float">
            <text:p>2389</text:p>
          </table:table-cell>
          <table:table-cell table:formula="of:=(100 * ABS([.B75]-[.C75]))/[.B75]" office:value-type="float" office:value="0.541215653621982" calcext:value-type="float">
            <text:p>0.54121565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6</text:p>
          </table:table-cell>
          <table:table-cell office:value-type="float" office:value="2298" calcext:value-type="float">
            <text:p>2298</text:p>
          </table:table-cell>
          <table:table-cell office:value-type="float" office:value="2707" calcext:value-type="float">
            <text:p>2707</text:p>
          </table:table-cell>
          <table:table-cell table:formula="of:=(100 * ABS([.B76]-[.C76]))/[.B76]" office:value-type="float" office:value="17.7980852915579" calcext:value-type="float">
            <text:p>17.79808529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7</text:p>
          </table:table-cell>
          <table:table-cell office:value-type="float" office:value="2502" calcext:value-type="float">
            <text:p>2502</text:p>
          </table:table-cell>
          <table:table-cell office:value-type="float" office:value="2554" calcext:value-type="float">
            <text:p>2554</text:p>
          </table:table-cell>
          <table:table-cell table:formula="of:=(100 * ABS([.B77]-[.C77]))/[.B77]" office:value-type="float" office:value="2.07833733013589" calcext:value-type="float">
            <text:p>2.07833733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8</text:p>
          </table:table-cell>
          <table:table-cell office:value-type="float" office:value="2308" calcext:value-type="float">
            <text:p>2308</text:p>
          </table:table-cell>
          <table:table-cell office:value-type="float" office:value="2521" calcext:value-type="float">
            <text:p>2521</text:p>
          </table:table-cell>
          <table:table-cell table:formula="of:=(100 * ABS([.B78]-[.C78]))/[.B78]" office:value-type="float" office:value="9.22876949740035" calcext:value-type="float">
            <text:p>9.22876949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9</text:p>
          </table:table-cell>
          <table:table-cell office:value-type="float" office:value="2477" calcext:value-type="float">
            <text:p>2477</text:p>
          </table:table-cell>
          <table:table-cell office:value-type="float" office:value="2534" calcext:value-type="float">
            <text:p>2534</text:p>
          </table:table-cell>
          <table:table-cell table:formula="of:=(100 * ABS([.B79]-[.C79]))/[.B79]" office:value-type="float" office:value="2.30117077109407" calcext:value-type="float">
            <text:p>2.30117077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0</text:p>
          </table:table-cell>
          <table:table-cell office:value-type="float" office:value="2537" calcext:value-type="float">
            <text:p>2537</text:p>
          </table:table-cell>
          <table:table-cell office:value-type="float" office:value="2303" calcext:value-type="float">
            <text:p>2303</text:p>
          </table:table-cell>
          <table:table-cell table:formula="of:=(100 * ABS([.B80]-[.C80]))/[.B80]" office:value-type="float" office:value="9.22349231375641" calcext:value-type="float">
            <text:p>9.22349231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1</text:p>
          </table:table-cell>
          <table:table-cell office:value-type="float" office:value="2766" calcext:value-type="float">
            <text:p>2766</text:p>
          </table:table-cell>
          <table:table-cell office:value-type="float" office:value="3283" calcext:value-type="float">
            <text:p>3283</text:p>
          </table:table-cell>
          <table:table-cell table:formula="of:=(100 * ABS([.B81]-[.C81]))/[.B81]" office:value-type="float" office:value="18.6912509038322" calcext:value-type="float">
            <text:p>18.69125090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2</text:p>
          </table:table-cell>
          <table:table-cell office:value-type="float" office:value="2624" calcext:value-type="float">
            <text:p>2624</text:p>
          </table:table-cell>
          <table:table-cell office:value-type="float" office:value="2641" calcext:value-type="float">
            <text:p>2641</text:p>
          </table:table-cell>
          <table:table-cell table:formula="of:=(100 * ABS([.B82]-[.C82]))/[.B82]" office:value-type="float" office:value="0.647865853658537" calcext:value-type="float">
            <text:p>0.64786585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3</text:p>
          </table:table-cell>
          <table:table-cell office:value-type="float" office:value="2601" calcext:value-type="float">
            <text:p>2601</text:p>
          </table:table-cell>
          <table:table-cell office:value-type="float" office:value="2516" calcext:value-type="float">
            <text:p>2516</text:p>
          </table:table-cell>
          <table:table-cell table:formula="of:=(100 * ABS([.B83]-[.C83]))/[.B83]" office:value-type="float" office:value="3.26797385620915" calcext:value-type="float">
            <text:p>3.26797385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4</text:p>
          </table:table-cell>
          <table:table-cell office:value-type="float" office:value="2535" calcext:value-type="float">
            <text:p>2535</text:p>
          </table:table-cell>
          <table:table-cell office:value-type="float" office:value="2484" calcext:value-type="float">
            <text:p>2484</text:p>
          </table:table-cell>
          <table:table-cell table:formula="of:=(100 * ABS([.B84]-[.C84]))/[.B84]" office:value-type="float" office:value="2.01183431952663" calcext:value-type="float">
            <text:p>2.01183431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5</text:p>
          </table:table-cell>
          <table:table-cell office:value-type="float" office:value="2556" calcext:value-type="float">
            <text:p>2556</text:p>
          </table:table-cell>
          <table:table-cell office:value-type="float" office:value="2593" calcext:value-type="float">
            <text:p>2593</text:p>
          </table:table-cell>
          <table:table-cell table:formula="of:=(100 * ABS([.B85]-[.C85]))/[.B85]" office:value-type="float" office:value="1.44757433489828" calcext:value-type="float">
            <text:p>1.4475743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6</text:p>
          </table:table-cell>
          <table:table-cell office:value-type="float" office:value="2505" calcext:value-type="float">
            <text:p>2505</text:p>
          </table:table-cell>
          <table:table-cell office:value-type="float" office:value="2626" calcext:value-type="float">
            <text:p>2626</text:p>
          </table:table-cell>
          <table:table-cell table:formula="of:=(100 * ABS([.B86]-[.C86]))/[.B86]" office:value-type="float" office:value="4.83033932135729" calcext:value-type="float">
            <text:p>4.83033932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7</text:p>
          </table:table-cell>
          <table:table-cell office:value-type="float" office:value="2554" calcext:value-type="float">
            <text:p>2554</text:p>
          </table:table-cell>
          <table:table-cell office:value-type="float" office:value="2591" calcext:value-type="float">
            <text:p>2591</text:p>
          </table:table-cell>
          <table:table-cell table:formula="of:=(100 * ABS([.B87]-[.C87]))/[.B87]" office:value-type="float" office:value="1.4487079091621" calcext:value-type="float">
            <text:p>1.44870790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8</text:p>
          </table:table-cell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formula="of:=(100 * ABS([.B88]-[.C88]))/[.B88]" office:value-type="float" office:value="1.3671875" calcext:value-type="float">
            <text:p>1.367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9</text:p>
          </table:table-cell>
          <table:table-cell office:value-type="float" office:value="2644" calcext:value-type="float">
            <text:p>2644</text:p>
          </table:table-cell>
          <table:table-cell office:value-type="float" office:value="2534" calcext:value-type="float">
            <text:p>2534</text:p>
          </table:table-cell>
          <table:table-cell table:formula="of:=(100 * ABS([.B89]-[.C89]))/[.B89]" office:value-type="float" office:value="4.16036308623298" calcext:value-type="float">
            <text:p>4.16036308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0</text:p>
          </table:table-cell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  <table:table-cell table:formula="of:=(100 * ABS([.B90]-[.C90]))/[.B90]" office:value-type="float" office:value="1.364522417154" calcext:value-type="float">
            <text:p>1.36452241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1</text:p>
          </table:table-cell>
          <table:table-cell office:value-type="float" office:value="2605" calcext:value-type="float">
            <text:p>2605</text:p>
          </table:table-cell>
          <table:table-cell office:value-type="float" office:value="2757" calcext:value-type="float">
            <text:p>2757</text:p>
          </table:table-cell>
          <table:table-cell table:formula="of:=(100 * ABS([.B91]-[.C91]))/[.B91]" office:value-type="float" office:value="5.83493282149712" calcext:value-type="float">
            <text:p>5.83493282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2</text:p>
          </table:table-cell>
          <table:table-cell office:value-type="float" office:value="2471" calcext:value-type="float">
            <text:p>2471</text:p>
          </table:table-cell>
          <table:table-cell office:value-type="float" office:value="2612" calcext:value-type="float">
            <text:p>2612</text:p>
          </table:table-cell>
          <table:table-cell table:formula="of:=(100 * ABS([.B92]-[.C92]))/[.B92]" office:value-type="float" office:value="5.706191825172" calcext:value-type="float">
            <text:p>5.70619182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3</text:p>
          </table:table-cell>
          <table:table-cell office:value-type="float" office:value="2561" calcext:value-type="float">
            <text:p>2561</text:p>
          </table:table-cell>
          <table:table-cell office:value-type="float" office:value="2791" calcext:value-type="float">
            <text:p>2791</text:p>
          </table:table-cell>
          <table:table-cell table:formula="of:=(100 * ABS([.B93]-[.C93]))/[.B93]" office:value-type="float" office:value="8.98086684888715" calcext:value-type="float">
            <text:p>8.98086684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4</text:p>
          </table:table-cell>
          <table:table-cell office:value-type="float" office:value="2451" calcext:value-type="float">
            <text:p>2451</text:p>
          </table:table-cell>
          <table:table-cell office:value-type="float" office:value="2630" calcext:value-type="float">
            <text:p>2630</text:p>
          </table:table-cell>
          <table:table-cell table:formula="of:=(100 * ABS([.B94]-[.C94]))/[.B94]" office:value-type="float" office:value="7.3031415748674" calcext:value-type="float">
            <text:p>7.30314157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5</text:p>
          </table:table-cell>
          <table:table-cell office:value-type="float" office:value="2487" calcext:value-type="float">
            <text:p>2487</text:p>
          </table:table-cell>
          <table:table-cell office:value-type="float" office:value="2326" calcext:value-type="float">
            <text:p>2326</text:p>
          </table:table-cell>
          <table:table-cell table:formula="of:=(100 * ABS([.B95]-[.C95]))/[.B95]" office:value-type="float" office:value="6.47366304784881" calcext:value-type="float">
            <text:p>6.47366304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6</text:p>
          </table:table-cell>
          <table:table-cell office:value-type="float" office:value="2596" calcext:value-type="float">
            <text:p>2596</text:p>
          </table:table-cell>
          <table:table-cell office:value-type="float" office:value="3023" calcext:value-type="float">
            <text:p>3023</text:p>
          </table:table-cell>
          <table:table-cell table:formula="of:=(100 * ABS([.B96]-[.C96]))/[.B96]" office:value-type="float" office:value="16.4483821263482" calcext:value-type="float">
            <text:p>16.4483821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7</text:p>
          </table:table-cell>
          <table:table-cell office:value-type="float" office:value="2693" calcext:value-type="float">
            <text:p>2693</text:p>
          </table:table-cell>
          <table:table-cell office:value-type="float" office:value="2670" calcext:value-type="float">
            <text:p>2670</text:p>
          </table:table-cell>
          <table:table-cell table:formula="of:=(100 * ABS([.B97]-[.C97]))/[.B97]" office:value-type="float" office:value="0.854066097289268" calcext:value-type="float">
            <text:p>0.85406609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8</text:p>
          </table:table-cell>
          <table:table-cell office:value-type="float" office:value="2452" calcext:value-type="float">
            <text:p>2452</text:p>
          </table:table-cell>
          <table:table-cell office:value-type="float" office:value="2711" calcext:value-type="float">
            <text:p>2711</text:p>
          </table:table-cell>
          <table:table-cell table:formula="of:=(100 * ABS([.B98]-[.C98]))/[.B98]" office:value-type="float" office:value="10.5628058727569" calcext:value-type="float">
            <text:p>10.56280587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9</text:p>
          </table:table-cell>
          <table:table-cell office:value-type="float" office:value="2883" calcext:value-type="float">
            <text:p>2883</text:p>
          </table:table-cell>
          <table:table-cell office:value-type="float" office:value="2235" calcext:value-type="float">
            <text:p>2235</text:p>
          </table:table-cell>
          <table:table-cell table:formula="of:=(100 * ABS([.B99]-[.C99]))/[.B99]" office:value-type="float" office:value="22.4765868886576" calcext:value-type="float">
            <text:p>22.47658688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0</text:p>
          </table:table-cell>
          <table:table-cell office:value-type="float" office:value="2567" calcext:value-type="float">
            <text:p>2567</text:p>
          </table:table-cell>
          <table:table-cell office:value-type="float" office:value="2644" calcext:value-type="float">
            <text:p>2644</text:p>
          </table:table-cell>
          <table:table-cell table:formula="of:=(100 * ABS([.B100]-[.C100]))/[.B100]" office:value-type="float" office:value="2.99961044020257" calcext:value-type="float">
            <text:p>2.99961044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1</text:p>
          </table:table-cell>
          <table:table-cell office:value-type="float" office:value="2541" calcext:value-type="float">
            <text:p>2541</text:p>
          </table:table-cell>
          <table:table-cell office:value-type="float" office:value="3020" calcext:value-type="float">
            <text:p>3020</text:p>
          </table:table-cell>
          <table:table-cell table:formula="of:=(100 * ABS([.B101]-[.C101]))/[.B101]" office:value-type="float" office:value="18.8508461235734" calcext:value-type="float">
            <text:p>18.85084612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2</text:p>
          </table:table-cell>
          <table:table-cell office:value-type="float" office:value="2594" calcext:value-type="float">
            <text:p>2594</text:p>
          </table:table-cell>
          <table:table-cell office:value-type="float" office:value="2651" calcext:value-type="float">
            <text:p>2651</text:p>
          </table:table-cell>
          <table:table-cell table:formula="of:=(100 * ABS([.B102]-[.C102]))/[.B102]" office:value-type="float" office:value="2.19737856592136" calcext:value-type="float">
            <text:p>2.19737856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3</text:p>
          </table:table-cell>
          <table:table-cell office:value-type="float" office:value="2682" calcext:value-type="float">
            <text:p>2682</text:p>
          </table:table-cell>
          <table:table-cell office:value-type="float" office:value="2611" calcext:value-type="float">
            <text:p>2611</text:p>
          </table:table-cell>
          <table:table-cell table:formula="of:=(100 * ABS([.B103]-[.C103]))/[.B103]" office:value-type="float" office:value="2.64727815063386" calcext:value-type="float">
            <text:p>2.64727815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4</text:p>
          </table:table-cell>
          <table:table-cell office:value-type="float" office:value="2604" calcext:value-type="float">
            <text:p>2604</text:p>
          </table:table-cell>
          <table:table-cell office:value-type="float" office:value="3180" calcext:value-type="float">
            <text:p>3180</text:p>
          </table:table-cell>
          <table:table-cell table:formula="of:=(100 * ABS([.B104]-[.C104]))/[.B104]" office:value-type="float" office:value="22.1198156682028" calcext:value-type="float">
            <text:p>22.11981566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5</text:p>
          </table:table-cell>
          <table:table-cell office:value-type="float" office:value="2662" calcext:value-type="float">
            <text:p>2662</text:p>
          </table:table-cell>
          <table:table-cell office:value-type="float" office:value="2670" calcext:value-type="float">
            <text:p>2670</text:p>
          </table:table-cell>
          <table:table-cell table:formula="of:=(100 * ABS([.B105]-[.C105]))/[.B105]" office:value-type="float" office:value="0.300525920360631" calcext:value-type="float">
            <text:p>0.3005259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6</text:p>
          </table:table-cell>
          <table:table-cell office:value-type="float" office:value="2537" calcext:value-type="float">
            <text:p>2537</text:p>
          </table:table-cell>
          <table:table-cell office:value-type="float" office:value="2499" calcext:value-type="float">
            <text:p>2499</text:p>
          </table:table-cell>
          <table:table-cell table:formula="of:=(100 * ABS([.B106]-[.C106]))/[.B106]" office:value-type="float" office:value="1.49783208513993" calcext:value-type="float">
            <text:p>1.49783208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7</text:p>
          </table:table-cell>
          <table:table-cell office:value-type="float" office:value="2570" calcext:value-type="float">
            <text:p>2570</text:p>
          </table:table-cell>
          <table:table-cell office:value-type="float" office:value="2730" calcext:value-type="float">
            <text:p>2730</text:p>
          </table:table-cell>
          <table:table-cell table:formula="of:=(100 * ABS([.B107]-[.C107]))/[.B107]" office:value-type="float" office:value="6.22568093385214" calcext:value-type="float">
            <text:p>6.22568093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8</text:p>
          </table:table-cell>
          <table:table-cell office:value-type="float" office:value="2662" calcext:value-type="float">
            <text:p>2662</text:p>
          </table:table-cell>
          <table:table-cell office:value-type="float" office:value="3179" calcext:value-type="float">
            <text:p>3179</text:p>
          </table:table-cell>
          <table:table-cell table:formula="of:=(100 * ABS([.B108]-[.C108]))/[.B108]" office:value-type="float" office:value="19.4214876033058" calcext:value-type="float">
            <text:p>19.42148760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9</text:p>
          </table:table-cell>
          <table:table-cell office:value-type="float" office:value="2628" calcext:value-type="float">
            <text:p>2628</text:p>
          </table:table-cell>
          <table:table-cell office:value-type="float" office:value="2701" calcext:value-type="float">
            <text:p>2701</text:p>
          </table:table-cell>
          <table:table-cell table:formula="of:=(100 * ABS([.B109]-[.C109]))/[.B109]" office:value-type="float" office:value="2.77777777777778" calcext:value-type="float">
            <text:p>2.77777777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0</text:p>
          </table:table-cell>
          <table:table-cell office:value-type="float" office:value="2443" calcext:value-type="float">
            <text:p>2443</text:p>
          </table:table-cell>
          <table:table-cell office:value-type="float" office:value="2646" calcext:value-type="float">
            <text:p>2646</text:p>
          </table:table-cell>
          <table:table-cell table:formula="of:=(100 * ABS([.B110]-[.C110]))/[.B110]" office:value-type="float" office:value="8.30945558739255" calcext:value-type="float">
            <text:p>8.30945558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1</text:p>
          </table:table-cell>
          <table:table-cell office:value-type="float" office:value="2521" calcext:value-type="float">
            <text:p>2521</text:p>
          </table:table-cell>
          <table:table-cell office:value-type="float" office:value="3073" calcext:value-type="float">
            <text:p>3073</text:p>
          </table:table-cell>
          <table:table-cell table:formula="of:=(100 * ABS([.B111]-[.C111]))/[.B111]" office:value-type="float" office:value="21.89607298691" calcext:value-type="float">
            <text:p>21.89607298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2</text:p>
          </table:table-cell>
          <table:table-cell office:value-type="float" office:value="2560" calcext:value-type="float">
            <text:p>2560</text:p>
          </table:table-cell>
          <table:table-cell office:value-type="float" office:value="2632" calcext:value-type="float">
            <text:p>2632</text:p>
          </table:table-cell>
          <table:table-cell table:formula="of:=(100 * ABS([.B112]-[.C112]))/[.B112]" office:value-type="float" office:value="2.8125" calcext:value-type="float">
            <text:p>2.8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3</text:p>
          </table:table-cell>
          <table:table-cell office:value-type="float" office:value="2722" calcext:value-type="float">
            <text:p>2722</text:p>
          </table:table-cell>
          <table:table-cell office:value-type="float" office:value="2710" calcext:value-type="float">
            <text:p>2710</text:p>
          </table:table-cell>
          <table:table-cell table:formula="of:=(100 * ABS([.B113]-[.C113]))/[.B113]" office:value-type="float" office:value="0.440852314474651" calcext:value-type="float">
            <text:p>0.44085231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4</text:p>
          </table:table-cell>
          <table:table-cell office:value-type="float" office:value="2424" calcext:value-type="float">
            <text:p>2424</text:p>
          </table:table-cell>
          <table:table-cell office:value-type="float" office:value="2647" calcext:value-type="float">
            <text:p>2647</text:p>
          </table:table-cell>
          <table:table-cell table:formula="of:=(100 * ABS([.B114]-[.C114]))/[.B114]" office:value-type="float" office:value="9.1996699669967" calcext:value-type="float">
            <text:p>9.1996699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5</text:p>
          </table:table-cell>
          <table:table-cell office:value-type="float" office:value="2444" calcext:value-type="float">
            <text:p>2444</text:p>
          </table:table-cell>
          <table:table-cell office:value-type="float" office:value="3097" calcext:value-type="float">
            <text:p>3097</text:p>
          </table:table-cell>
          <table:table-cell table:formula="of:=(100 * ABS([.B115]-[.C115]))/[.B115]" office:value-type="float" office:value="26.7184942716858" calcext:value-type="float">
            <text:p>26.71849427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6</text:p>
          </table:table-cell>
          <table:table-cell office:value-type="float" office:value="2312" calcext:value-type="float">
            <text:p>2312</text:p>
          </table:table-cell>
          <table:table-cell office:value-type="float" office:value="2261" calcext:value-type="float">
            <text:p>2261</text:p>
          </table:table-cell>
          <table:table-cell table:formula="of:=(100 * ABS([.B116]-[.C116]))/[.B116]" office:value-type="float" office:value="2.20588235294118" calcext:value-type="float">
            <text:p>2.20588235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7</text:p>
          </table:table-cell>
          <table:table-cell office:value-type="float" office:value="2562" calcext:value-type="float">
            <text:p>2562</text:p>
          </table:table-cell>
          <table:table-cell office:value-type="float" office:value="2572" calcext:value-type="float">
            <text:p>2572</text:p>
          </table:table-cell>
          <table:table-cell table:formula="of:=(100 * ABS([.B117]-[.C117]))/[.B117]" office:value-type="float" office:value="0.39032006245121" calcext:value-type="float">
            <text:p>0.3903200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8</text:p>
          </table:table-cell>
          <table:table-cell office:value-type="float" office:value="2492" calcext:value-type="float">
            <text:p>2492</text:p>
          </table:table-cell>
          <table:table-cell office:value-type="float" office:value="2648" calcext:value-type="float">
            <text:p>2648</text:p>
          </table:table-cell>
          <table:table-cell table:formula="of:=(100 * ABS([.B118]-[.C118]))/[.B118]" office:value-type="float" office:value="6.26003210272873" calcext:value-type="float">
            <text:p>6.26003210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9</text:p>
          </table:table-cell>
          <table:table-cell office:value-type="float" office:value="2502" calcext:value-type="float">
            <text:p>2502</text:p>
          </table:table-cell>
          <table:table-cell office:value-type="float" office:value="2723" calcext:value-type="float">
            <text:p>2723</text:p>
          </table:table-cell>
          <table:table-cell table:formula="of:=(100 * ABS([.B119]-[.C119]))/[.B119]" office:value-type="float" office:value="8.83293365307754" calcext:value-type="float">
            <text:p>8.83293365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0</text:p>
          </table:table-cell>
          <table:table-cell office:value-type="float" office:value="2376" calcext:value-type="float">
            <text:p>2376</text:p>
          </table:table-cell>
          <table:table-cell office:value-type="float" office:value="2725" calcext:value-type="float">
            <text:p>2725</text:p>
          </table:table-cell>
          <table:table-cell table:formula="of:=(100 * ABS([.B120]-[.C120]))/[.B120]" office:value-type="float" office:value="14.6885521885522" calcext:value-type="float">
            <text:p>14.68855218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1</text:p>
          </table:table-cell>
          <table:table-cell office:value-type="float" office:value="2508" calcext:value-type="float">
            <text:p>2508</text:p>
          </table:table-cell>
          <table:table-cell office:value-type="float" office:value="2975" calcext:value-type="float">
            <text:p>2975</text:p>
          </table:table-cell>
          <table:table-cell table:formula="of:=(100 * ABS([.B121]-[.C121]))/[.B121]" office:value-type="float" office:value="18.6204146730463" calcext:value-type="float">
            <text:p>18.6204146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2</text:p>
          </table:table-cell>
          <table:table-cell office:value-type="float" office:value="2496" calcext:value-type="float">
            <text:p>2496</text:p>
          </table:table-cell>
          <table:table-cell office:value-type="float" office:value="2391" calcext:value-type="float">
            <text:p>2391</text:p>
          </table:table-cell>
          <table:table-cell table:formula="of:=(100 * ABS([.B122]-[.C122]))/[.B122]" office:value-type="float" office:value="4.20673076923077" calcext:value-type="float">
            <text:p>4.20673076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3</text:p>
          </table:table-cell>
          <table:table-cell office:value-type="float" office:value="2627" calcext:value-type="float">
            <text:p>2627</text:p>
          </table:table-cell>
          <table:table-cell office:value-type="float" office:value="2567" calcext:value-type="float">
            <text:p>2567</text:p>
          </table:table-cell>
          <table:table-cell table:formula="of:=(100 * ABS([.B123]-[.C123]))/[.B123]" office:value-type="float" office:value="2.28397411496003" calcext:value-type="float">
            <text:p>2.283974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4</text:p>
          </table:table-cell>
          <table:table-cell office:value-type="float" office:value="2231" calcext:value-type="float">
            <text:p>2231</text:p>
          </table:table-cell>
          <table:table-cell office:value-type="float" office:value="2335" calcext:value-type="float">
            <text:p>2335</text:p>
          </table:table-cell>
          <table:table-cell table:formula="of:=(100 * ABS([.B124]-[.C124]))/[.B124]" office:value-type="float" office:value="4.66158673240699" calcext:value-type="float">
            <text:p>4.6615867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5</text:p>
          </table:table-cell>
          <table:table-cell office:value-type="float" office:value="2695" calcext:value-type="float">
            <text:p>2695</text:p>
          </table:table-cell>
          <table:table-cell office:value-type="float" office:value="2965" calcext:value-type="float">
            <text:p>2965</text:p>
          </table:table-cell>
          <table:table-cell table:formula="of:=(100 * ABS([.B125]-[.C125]))/[.B125]" office:value-type="float" office:value="10.0185528756957" calcext:value-type="float">
            <text:p>10.01855287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6</text:p>
          </table:table-cell>
          <table:table-cell office:value-type="float" office:value="2544" calcext:value-type="float">
            <text:p>2544</text:p>
          </table:table-cell>
          <table:table-cell office:value-type="float" office:value="2560" calcext:value-type="float">
            <text:p>2560</text:p>
          </table:table-cell>
          <table:table-cell table:formula="of:=(100 * ABS([.B126]-[.C126]))/[.B126]" office:value-type="float" office:value="0.628930817610063" calcext:value-type="float">
            <text:p>0.62893081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7</text:p>
          </table:table-cell>
          <table:table-cell office:value-type="float" office:value="2629" calcext:value-type="float">
            <text:p>2629</text:p>
          </table:table-cell>
          <table:table-cell office:value-type="float" office:value="2640" calcext:value-type="float">
            <text:p>2640</text:p>
          </table:table-cell>
          <table:table-cell table:formula="of:=(100 * ABS([.B127]-[.C127]))/[.B127]" office:value-type="float" office:value="0.418410041841004" calcext:value-type="float">
            <text:p>0.41841004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8</text:p>
          </table:table-cell>
          <table:table-cell office:value-type="float" office:value="2548" calcext:value-type="float">
            <text:p>2548</text:p>
          </table:table-cell>
          <table:table-cell office:value-type="float" office:value="2439" calcext:value-type="float">
            <text:p>2439</text:p>
          </table:table-cell>
          <table:table-cell table:formula="of:=(100 * ABS([.B128]-[.C128]))/[.B128]" office:value-type="float" office:value="4.27786499215071" calcext:value-type="float">
            <text:p>4.27786499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9</text:p>
          </table:table-cell>
          <table:table-cell office:value-type="float" office:value="2557" calcext:value-type="float">
            <text:p>2557</text:p>
          </table:table-cell>
          <table:table-cell office:value-type="float" office:value="2627" calcext:value-type="float">
            <text:p>2627</text:p>
          </table:table-cell>
          <table:table-cell table:formula="of:=(100 * ABS([.B129]-[.C129]))/[.B129]" office:value-type="float" office:value="2.73758310520141" calcext:value-type="float">
            <text:p>2.73758310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0</text:p>
          </table:table-cell>
          <table:table-cell office:value-type="float" office:value="2526" calcext:value-type="float">
            <text:p>2526</text:p>
          </table:table-cell>
          <table:table-cell office:value-type="float" office:value="2898" calcext:value-type="float">
            <text:p>2898</text:p>
          </table:table-cell>
          <table:table-cell table:formula="of:=(100 * ABS([.B130]-[.C130]))/[.B130]" office:value-type="float" office:value="14.7268408551069" calcext:value-type="float">
            <text:p>14.72684085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1</text:p>
          </table:table-cell>
          <table:table-cell office:value-type="float" office:value="2521" calcext:value-type="float">
            <text:p>2521</text:p>
          </table:table-cell>
          <table:table-cell office:value-type="float" office:value="2510" calcext:value-type="float">
            <text:p>2510</text:p>
          </table:table-cell>
          <table:table-cell table:formula="of:=(100 * ABS([.B131]-[.C131]))/[.B131]" office:value-type="float" office:value="0.436334787782626" calcext:value-type="float">
            <text:p>0.43633478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2</text:p>
          </table:table-cell>
          <table:table-cell office:value-type="float" office:value="2389" calcext:value-type="float">
            <text:p>2389</text:p>
          </table:table-cell>
          <table:table-cell office:value-type="float" office:value="2762" calcext:value-type="float">
            <text:p>2762</text:p>
          </table:table-cell>
          <table:table-cell table:formula="of:=(100 * ABS([.B132]-[.C132]))/[.B132]" office:value-type="float" office:value="15.6132272917539" calcext:value-type="float">
            <text:p>15.61322729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3</text:p>
          </table:table-cell>
          <table:table-cell office:value-type="float" office:value="2343" calcext:value-type="float">
            <text:p>2343</text:p>
          </table:table-cell>
          <table:table-cell office:value-type="float" office:value="2250" calcext:value-type="float">
            <text:p>2250</text:p>
          </table:table-cell>
          <table:table-cell table:formula="of:=(100 * ABS([.B133]-[.C133]))/[.B133]" office:value-type="float" office:value="3.96927016645327" calcext:value-type="float">
            <text:p>3.96927016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4</text:p>
          </table:table-cell>
          <table:table-cell office:value-type="float" office:value="2469" calcext:value-type="float">
            <text:p>2469</text:p>
          </table:table-cell>
          <table:table-cell office:value-type="float" office:value="2431" calcext:value-type="float">
            <text:p>2431</text:p>
          </table:table-cell>
          <table:table-cell table:formula="of:=(100 * ABS([.B134]-[.C134]))/[.B134]" office:value-type="float" office:value="1.53908464965573" calcext:value-type="float">
            <text:p>1.53908464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5</text:p>
          </table:table-cell>
          <table:table-cell office:value-type="float" office:value="2447" calcext:value-type="float">
            <text:p>2447</text:p>
          </table:table-cell>
          <table:table-cell office:value-type="float" office:value="2669" calcext:value-type="float">
            <text:p>2669</text:p>
          </table:table-cell>
          <table:table-cell table:formula="of:=(100 * ABS([.B135]-[.C135]))/[.B135]" office:value-type="float" office:value="9.07233346955456" calcext:value-type="float">
            <text:p>9.07233346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6</text:p>
          </table:table-cell>
          <table:table-cell office:value-type="float" office:value="2514" calcext:value-type="float">
            <text:p>2514</text:p>
          </table:table-cell>
          <table:table-cell office:value-type="float" office:value="2522" calcext:value-type="float">
            <text:p>2522</text:p>
          </table:table-cell>
          <table:table-cell table:formula="of:=(100 * ABS([.B136]-[.C136]))/[.B136]" office:value-type="float" office:value="0.318217979315831" calcext:value-type="float">
            <text:p>0.31821797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7</text:p>
          </table:table-cell>
          <table:table-cell office:value-type="float" office:value="2666" calcext:value-type="float">
            <text:p>2666</text:p>
          </table:table-cell>
          <table:table-cell office:value-type="float" office:value="2737" calcext:value-type="float">
            <text:p>2737</text:p>
          </table:table-cell>
          <table:table-cell table:formula="of:=(100 * ABS([.B137]-[.C137]))/[.B137]" office:value-type="float" office:value="2.66316579144786" calcext:value-type="float">
            <text:p>2.66316579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8</text:p>
          </table:table-cell>
          <table:table-cell office:value-type="float" office:value="2433" calcext:value-type="float">
            <text:p>2433</text:p>
          </table:table-cell>
          <table:table-cell office:value-type="float" office:value="2692" calcext:value-type="float">
            <text:p>2692</text:p>
          </table:table-cell>
          <table:table-cell table:formula="of:=(100 * ABS([.B138]-[.C138]))/[.B138]" office:value-type="float" office:value="10.6452938758734" calcext:value-type="float">
            <text:p>10.64529387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9</text:p>
          </table:table-cell>
          <table:table-cell office:value-type="float" office:value="2650" calcext:value-type="float">
            <text:p>2650</text:p>
          </table:table-cell>
          <table:table-cell office:value-type="float" office:value="3326" calcext:value-type="float">
            <text:p>3326</text:p>
          </table:table-cell>
          <table:table-cell table:formula="of:=(100 * ABS([.B139]-[.C139]))/[.B139]" office:value-type="float" office:value="25.5094339622641" calcext:value-type="float">
            <text:p>25.50943396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0</text:p>
          </table:table-cell>
          <table:table-cell office:value-type="float" office:value="2420" calcext:value-type="float">
            <text:p>2420</text:p>
          </table:table-cell>
          <table:table-cell office:value-type="float" office:value="3012" calcext:value-type="float">
            <text:p>3012</text:p>
          </table:table-cell>
          <table:table-cell table:formula="of:=(100 * ABS([.B140]-[.C140]))/[.B140]" office:value-type="float" office:value="24.4628099173554" calcext:value-type="float">
            <text:p>24.46280991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1</text:p>
          </table:table-cell>
          <table:table-cell office:value-type="float" office:value="2629" calcext:value-type="float">
            <text:p>2629</text:p>
          </table:table-cell>
          <table:table-cell office:value-type="float" office:value="2619" calcext:value-type="float">
            <text:p>2619</text:p>
          </table:table-cell>
          <table:table-cell table:formula="of:=(100 * ABS([.B141]-[.C141]))/[.B141]" office:value-type="float" office:value="0.380372765310004" calcext:value-type="float">
            <text:p>0.3803727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2</text:p>
          </table:table-cell>
          <table:table-cell office:value-type="float" office:value="2541" calcext:value-type="float">
            <text:p>2541</text:p>
          </table:table-cell>
          <table:table-cell office:value-type="float" office:value="2838" calcext:value-type="float">
            <text:p>2838</text:p>
          </table:table-cell>
          <table:table-cell table:formula="of:=(100 * ABS([.B142]-[.C142]))/[.B142]" office:value-type="float" office:value="11.6883116883117" calcext:value-type="float">
            <text:p>11.6883116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3</text:p>
          </table:table-cell>
          <table:table-cell office:value-type="float" office:value="2583" calcext:value-type="float">
            <text:p>2583</text:p>
          </table:table-cell>
          <table:table-cell office:value-type="float" office:value="2989" calcext:value-type="float">
            <text:p>2989</text:p>
          </table:table-cell>
          <table:table-cell table:formula="of:=(100 * ABS([.B143]-[.C143]))/[.B143]" office:value-type="float" office:value="15.7181571815718" calcext:value-type="float">
            <text:p>15.7181571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4</text:p>
          </table:table-cell>
          <table:table-cell office:value-type="float" office:value="2323" calcext:value-type="float">
            <text:p>2323</text:p>
          </table:table-cell>
          <table:table-cell office:value-type="float" office:value="2299" calcext:value-type="float">
            <text:p>2299</text:p>
          </table:table-cell>
          <table:table-cell table:formula="of:=(100 * ABS([.B144]-[.C144]))/[.B144]" office:value-type="float" office:value="1.03314679294016" calcext:value-type="float">
            <text:p>1.03314679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5</text:p>
          </table:table-cell>
          <table:table-cell office:value-type="float" office:value="2184" calcext:value-type="float">
            <text:p>2184</text:p>
          </table:table-cell>
          <table:table-cell office:value-type="float" office:value="2251" calcext:value-type="float">
            <text:p>2251</text:p>
          </table:table-cell>
          <table:table-cell table:formula="of:=(100 * ABS([.B145]-[.C145]))/[.B145]" office:value-type="float" office:value="3.06776556776557" calcext:value-type="float">
            <text:p>3.06776556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7</text:p>
          </table:table-cell>
          <table:table-cell office:value-type="float" office:value="2490" calcext:value-type="float">
            <text:p>2490</text:p>
          </table:table-cell>
          <table:table-cell office:value-type="float" office:value="2566" calcext:value-type="float">
            <text:p>2566</text:p>
          </table:table-cell>
          <table:table-cell table:formula="of:=(100 * ABS([.B146]-[.C146]))/[.B146]" office:value-type="float" office:value="3.05220883534137" calcext:value-type="float">
            <text:p>3.05220883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8</text:p>
          </table:table-cell>
          <table:table-cell office:value-type="float" office:value="2542" calcext:value-type="float">
            <text:p>2542</text:p>
          </table:table-cell>
          <table:table-cell office:value-type="float" office:value="2595" calcext:value-type="float">
            <text:p>2595</text:p>
          </table:table-cell>
          <table:table-cell table:formula="of:=(100 * ABS([.B147]-[.C147]))/[.B147]" office:value-type="float" office:value="2.08497246262785" calcext:value-type="float">
            <text:p>2.08497246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9</text:p>
          </table:table-cell>
          <table:table-cell office:value-type="float" office:value="2576" calcext:value-type="float">
            <text:p>2576</text:p>
          </table:table-cell>
          <table:table-cell office:value-type="float" office:value="2563" calcext:value-type="float">
            <text:p>2563</text:p>
          </table:table-cell>
          <table:table-cell table:formula="of:=(100 * ABS([.B148]-[.C148]))/[.B148]" office:value-type="float" office:value="0.504658385093168" calcext:value-type="float">
            <text:p>0.50465838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0</text:p>
          </table:table-cell>
          <table:table-cell office:value-type="float" office:value="2228" calcext:value-type="float">
            <text:p>2228</text:p>
          </table:table-cell>
          <table:table-cell office:value-type="float" office:value="2312" calcext:value-type="float">
            <text:p>2312</text:p>
          </table:table-cell>
          <table:table-cell table:formula="of:=(100 * ABS([.B149]-[.C149]))/[.B149]" office:value-type="float" office:value="3.77019748653501" calcext:value-type="float">
            <text:p>3.77019748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1</text:p>
          </table:table-cell>
          <table:table-cell office:value-type="float" office:value="2488" calcext:value-type="float">
            <text:p>2488</text:p>
          </table:table-cell>
          <table:table-cell office:value-type="float" office:value="2570" calcext:value-type="float">
            <text:p>2570</text:p>
          </table:table-cell>
          <table:table-cell table:formula="of:=(100 * ABS([.B150]-[.C150]))/[.B150]" office:value-type="float" office:value="3.29581993569132" calcext:value-type="float">
            <text:p>3.29581993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2</text:p>
          </table:table-cell>
          <table:table-cell office:value-type="float" office:value="2196" calcext:value-type="float">
            <text:p>2196</text:p>
          </table:table-cell>
          <table:table-cell office:value-type="float" office:value="2243" calcext:value-type="float">
            <text:p>2243</text:p>
          </table:table-cell>
          <table:table-cell table:formula="of:=(100 * ABS([.B151]-[.C151]))/[.B151]" office:value-type="float" office:value="2.14025500910747" calcext:value-type="float">
            <text:p>2.1402550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3</text:p>
          </table:table-cell>
          <table:table-cell office:value-type="float" office:value="2448" calcext:value-type="float">
            <text:p>2448</text:p>
          </table:table-cell>
          <table:table-cell office:value-type="float" office:value="2930" calcext:value-type="float">
            <text:p>2930</text:p>
          </table:table-cell>
          <table:table-cell table:formula="of:=(100 * ABS([.B152]-[.C152]))/[.B152]" office:value-type="float" office:value="19.6895424836601" calcext:value-type="float">
            <text:p>19.68954248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4</text:p>
          </table:table-cell>
          <table:table-cell office:value-type="float" office:value="2595" calcext:value-type="float">
            <text:p>2595</text:p>
          </table:table-cell>
          <table:table-cell office:value-type="float" office:value="2775" calcext:value-type="float">
            <text:p>2775</text:p>
          </table:table-cell>
          <table:table-cell table:formula="of:=(100 * ABS([.B153]-[.C153]))/[.B153]" office:value-type="float" office:value="6.9364161849711" calcext:value-type="float">
            <text:p>6.9364161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5</text:p>
          </table:table-cell>
          <table:table-cell office:value-type="float" office:value="2832" calcext:value-type="float">
            <text:p>2832</text:p>
          </table:table-cell>
          <table:table-cell office:value-type="float" office:value="3290" calcext:value-type="float">
            <text:p>3290</text:p>
          </table:table-cell>
          <table:table-cell table:formula="of:=(100 * ABS([.B154]-[.C154]))/[.B154]" office:value-type="float" office:value="16.1723163841808" calcext:value-type="float">
            <text:p>16.17231638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6</text:p>
          </table:table-cell>
          <table:table-cell office:value-type="float" office:value="2580" calcext:value-type="float">
            <text:p>2580</text:p>
          </table:table-cell>
          <table:table-cell office:value-type="float" office:value="2647" calcext:value-type="float">
            <text:p>2647</text:p>
          </table:table-cell>
          <table:table-cell table:formula="of:=(100 * ABS([.B155]-[.C155]))/[.B155]" office:value-type="float" office:value="2.5968992248062" calcext:value-type="float">
            <text:p>2.59689922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7</text:p>
          </table:table-cell>
          <table:table-cell office:value-type="float" office:value="2394" calcext:value-type="float">
            <text:p>2394</text:p>
          </table:table-cell>
          <table:table-cell office:value-type="float" office:value="2797" calcext:value-type="float">
            <text:p>2797</text:p>
          </table:table-cell>
          <table:table-cell table:formula="of:=(100 * ABS([.B156]-[.C156]))/[.B156]" office:value-type="float" office:value="16.8337510442774" calcext:value-type="float">
            <text:p>16.83375104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8</text:p>
          </table:table-cell>
          <table:table-cell office:value-type="float" office:value="2617" calcext:value-type="float">
            <text:p>2617</text:p>
          </table:table-cell>
          <table:table-cell office:value-type="float" office:value="2453" calcext:value-type="float">
            <text:p>2453</text:p>
          </table:table-cell>
          <table:table-cell table:formula="of:=(100 * ABS([.B157]-[.C157]))/[.B157]" office:value-type="float" office:value="6.26671761559037" calcext:value-type="float">
            <text:p>6.26671761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9</text:p>
          </table:table-cell>
          <table:table-cell office:value-type="float" office:value="2595" calcext:value-type="float">
            <text:p>2595</text:p>
          </table:table-cell>
          <table:table-cell office:value-type="float" office:value="2572" calcext:value-type="float">
            <text:p>2572</text:p>
          </table:table-cell>
          <table:table-cell table:formula="of:=(100 * ABS([.B158]-[.C158]))/[.B158]" office:value-type="float" office:value="0.886319845857418" calcext:value-type="float">
            <text:p>0.88631984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0</text:p>
          </table:table-cell>
          <table:table-cell office:value-type="float" office:value="2373" calcext:value-type="float">
            <text:p>2373</text:p>
          </table:table-cell>
          <table:table-cell office:value-type="float" office:value="2371" calcext:value-type="float">
            <text:p>2371</text:p>
          </table:table-cell>
          <table:table-cell table:formula="of:=(100 * ABS([.B159]-[.C159]))/[.B159]" office:value-type="float" office:value="0.0842815002107038" calcext:value-type="float">
            <text:p>0.0842815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1</text:p>
          </table:table-cell>
          <table:table-cell office:value-type="float" office:value="2613" calcext:value-type="float">
            <text:p>2613</text:p>
          </table:table-cell>
          <table:table-cell office:value-type="float" office:value="2579" calcext:value-type="float">
            <text:p>2579</text:p>
          </table:table-cell>
          <table:table-cell table:formula="of:=(100 * ABS([.B160]-[.C160]))/[.B160]" office:value-type="float" office:value="1.30118637581324" calcext:value-type="float">
            <text:p>1.30118637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2</text:p>
          </table:table-cell>
          <table:table-cell office:value-type="float" office:value="2651" calcext:value-type="float">
            <text:p>2651</text:p>
          </table:table-cell>
          <table:table-cell office:value-type="float" office:value="2494" calcext:value-type="float">
            <text:p>2494</text:p>
          </table:table-cell>
          <table:table-cell table:formula="of:=(100 * ABS([.B161]-[.C161]))/[.B161]" office:value-type="float" office:value="5.92229347416069" calcext:value-type="float">
            <text:p>5.92229347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3</text:p>
          </table:table-cell>
          <table:table-cell office:value-type="float" office:value="2753" calcext:value-type="float">
            <text:p>2753</text:p>
          </table:table-cell>
          <table:table-cell office:value-type="float" office:value="2680" calcext:value-type="float">
            <text:p>2680</text:p>
          </table:table-cell>
          <table:table-cell table:formula="of:=(100 * ABS([.B162]-[.C162]))/[.B162]" office:value-type="float" office:value="2.65165274246277" calcext:value-type="float">
            <text:p>2.6516527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4</text:p>
          </table:table-cell>
          <table:table-cell office:value-type="float" office:value="2525" calcext:value-type="float">
            <text:p>2525</text:p>
          </table:table-cell>
          <table:table-cell office:value-type="float" office:value="2566" calcext:value-type="float">
            <text:p>2566</text:p>
          </table:table-cell>
          <table:table-cell table:formula="of:=(100 * ABS([.B163]-[.C163]))/[.B163]" office:value-type="float" office:value="1.62376237623762" calcext:value-type="float">
            <text:p>1.6237623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5</text:p>
          </table:table-cell>
          <table:table-cell office:value-type="float" office:value="2593" calcext:value-type="float">
            <text:p>2593</text:p>
          </table:table-cell>
          <table:table-cell office:value-type="float" office:value="3028" calcext:value-type="float">
            <text:p>3028</text:p>
          </table:table-cell>
          <table:table-cell table:formula="of:=(100 * ABS([.B164]-[.C164]))/[.B164]" office:value-type="float" office:value="16.7759352101813" calcext:value-type="float">
            <text:p>16.7759352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6</text:p>
          </table:table-cell>
          <table:table-cell office:value-type="float" office:value="2576" calcext:value-type="float">
            <text:p>2576</text:p>
          </table:table-cell>
          <table:table-cell office:value-type="float" office:value="2896" calcext:value-type="float">
            <text:p>2896</text:p>
          </table:table-cell>
          <table:table-cell table:formula="of:=(100 * ABS([.B165]-[.C165]))/[.B165]" office:value-type="float" office:value="12.4223602484472" calcext:value-type="float">
            <text:p>12.42236024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7</text:p>
          </table:table-cell>
          <table:table-cell office:value-type="float" office:value="2731" calcext:value-type="float">
            <text:p>2731</text:p>
          </table:table-cell>
          <table:table-cell office:value-type="float" office:value="2598" calcext:value-type="float">
            <text:p>2598</text:p>
          </table:table-cell>
          <table:table-cell table:formula="of:=(100 * ABS([.B166]-[.C166]))/[.B166]" office:value-type="float" office:value="4.87001098498718" calcext:value-type="float">
            <text:p>4.870010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8</text:p>
          </table:table-cell>
          <table:table-cell office:value-type="float" office:value="2523" calcext:value-type="float">
            <text:p>2523</text:p>
          </table:table-cell>
          <table:table-cell office:value-type="float" office:value="2837" calcext:value-type="float">
            <text:p>2837</text:p>
          </table:table-cell>
          <table:table-cell table:formula="of:=(100 * ABS([.B167]-[.C167]))/[.B167]" office:value-type="float" office:value="12.4455013872374" calcext:value-type="float">
            <text:p>12.44550138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9</text:p>
          </table:table-cell>
          <table:table-cell office:value-type="float" office:value="2584" calcext:value-type="float">
            <text:p>2584</text:p>
          </table:table-cell>
          <table:table-cell office:value-type="float" office:value="2699" calcext:value-type="float">
            <text:p>2699</text:p>
          </table:table-cell>
          <table:table-cell table:formula="of:=(100 * ABS([.B168]-[.C168]))/[.B168]" office:value-type="float" office:value="4.45046439628483" calcext:value-type="float">
            <text:p>4.45046439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0</text:p>
          </table:table-cell>
          <table:table-cell office:value-type="float" office:value="2394" calcext:value-type="float">
            <text:p>2394</text:p>
          </table:table-cell>
          <table:table-cell office:value-type="float" office:value="2257" calcext:value-type="float">
            <text:p>2257</text:p>
          </table:table-cell>
          <table:table-cell table:formula="of:=(100 * ABS([.B169]-[.C169]))/[.B169]" office:value-type="float" office:value="5.72263993316625" calcext:value-type="float">
            <text:p>5.7226399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1</text:p>
          </table:table-cell>
          <table:table-cell office:value-type="float" office:value="2415" calcext:value-type="float">
            <text:p>2415</text:p>
          </table:table-cell>
          <table:table-cell office:value-type="float" office:value="2536" calcext:value-type="float">
            <text:p>2536</text:p>
          </table:table-cell>
          <table:table-cell table:formula="of:=(100 * ABS([.B170]-[.C170]))/[.B170]" office:value-type="float" office:value="5.01035196687371" calcext:value-type="float">
            <text:p>5.01035196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2</text:p>
          </table:table-cell>
          <table:table-cell office:value-type="float" office:value="2717" calcext:value-type="float">
            <text:p>2717</text:p>
          </table:table-cell>
          <table:table-cell office:value-type="float" office:value="2640" calcext:value-type="float">
            <text:p>2640</text:p>
          </table:table-cell>
          <table:table-cell table:formula="of:=(100 * ABS([.B171]-[.C171]))/[.B171]" office:value-type="float" office:value="2.83400809716599" calcext:value-type="float">
            <text:p>2.83400809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3</text:p>
          </table:table-cell>
          <table:table-cell office:value-type="float" office:value="2762" calcext:value-type="float">
            <text:p>2762</text:p>
          </table:table-cell>
          <table:table-cell office:value-type="float" office:value="2862" calcext:value-type="float">
            <text:p>2862</text:p>
          </table:table-cell>
          <table:table-cell table:formula="of:=(100 * ABS([.B172]-[.C172]))/[.B172]" office:value-type="float" office:value="3.62056480811006" calcext:value-type="float">
            <text:p>3.62056480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4</text:p>
          </table:table-cell>
          <table:table-cell office:value-type="float" office:value="2394" calcext:value-type="float">
            <text:p>2394</text:p>
          </table:table-cell>
          <table:table-cell office:value-type="float" office:value="2589" calcext:value-type="float">
            <text:p>2589</text:p>
          </table:table-cell>
          <table:table-cell table:formula="of:=(100 * ABS([.B173]-[.C173]))/[.B173]" office:value-type="float" office:value="8.1453634085213" calcext:value-type="float">
            <text:p>8.14536340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5</text:p>
          </table:table-cell>
          <table:table-cell office:value-type="float" office:value="2703" calcext:value-type="float">
            <text:p>2703</text:p>
          </table:table-cell>
          <table:table-cell office:value-type="float" office:value="2689" calcext:value-type="float">
            <text:p>2689</text:p>
          </table:table-cell>
          <table:table-cell table:formula="of:=(100 * ABS([.B174]-[.C174]))/[.B174]" office:value-type="float" office:value="0.517943026267111" calcext:value-type="float">
            <text:p>0.5179430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6</text:p>
          </table:table-cell>
          <table:table-cell office:value-type="float" office:value="2509" calcext:value-type="float">
            <text:p>2509</text:p>
          </table:table-cell>
          <table:table-cell office:value-type="float" office:value="2452" calcext:value-type="float">
            <text:p>2452</text:p>
          </table:table-cell>
          <table:table-cell table:formula="of:=(100 * ABS([.B175]-[.C175]))/[.B175]" office:value-type="float" office:value="2.2718214428059" calcext:value-type="float">
            <text:p>2.27182144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7</text:p>
          </table:table-cell>
          <table:table-cell office:value-type="float" office:value="2692" calcext:value-type="float">
            <text:p>2692</text:p>
          </table:table-cell>
          <table:table-cell office:value-type="float" office:value="2737" calcext:value-type="float">
            <text:p>2737</text:p>
          </table:table-cell>
          <table:table-cell table:formula="of:=(100 * ABS([.B176]-[.C176]))/[.B176]" office:value-type="float" office:value="1.67161961367013" calcext:value-type="float">
            <text:p>1.67161961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8</text:p>
          </table:table-cell>
          <table:table-cell office:value-type="float" office:value="2596" calcext:value-type="float">
            <text:p>2596</text:p>
          </table:table-cell>
          <table:table-cell office:value-type="float" office:value="2408" calcext:value-type="float">
            <text:p>2408</text:p>
          </table:table-cell>
          <table:table-cell table:formula="of:=(100 * ABS([.B177]-[.C177]))/[.B177]" office:value-type="float" office:value="7.24191063174114" calcext:value-type="float">
            <text:p>7.24191063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9</text:p>
          </table:table-cell>
          <table:table-cell office:value-type="float" office:value="2727" calcext:value-type="float">
            <text:p>2727</text:p>
          </table:table-cell>
          <table:table-cell office:value-type="float" office:value="2777" calcext:value-type="float">
            <text:p>2777</text:p>
          </table:table-cell>
          <table:table-cell table:formula="of:=(100 * ABS([.B178]-[.C178]))/[.B178]" office:value-type="float" office:value="1.83351668500183" calcext:value-type="float">
            <text:p>1.8335166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0</text:p>
          </table:table-cell>
          <table:table-cell office:value-type="float" office:value="2647" calcext:value-type="float">
            <text:p>2647</text:p>
          </table:table-cell>
          <table:table-cell office:value-type="float" office:value="2572" calcext:value-type="float">
            <text:p>2572</text:p>
          </table:table-cell>
          <table:table-cell table:formula="of:=(100 * ABS([.B179]-[.C179]))/[.B179]" office:value-type="float" office:value="2.8333962976955" calcext:value-type="float">
            <text:p>2.83339629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1</text:p>
          </table:table-cell>
          <table:table-cell office:value-type="float" office:value="2750" calcext:value-type="float">
            <text:p>2750</text:p>
          </table:table-cell>
          <table:table-cell office:value-type="float" office:value="2826" calcext:value-type="float">
            <text:p>2826</text:p>
          </table:table-cell>
          <table:table-cell table:formula="of:=(100 * ABS([.B180]-[.C180]))/[.B180]" office:value-type="float" office:value="2.76363636363636" calcext:value-type="float">
            <text:p>2.7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2</text:p>
          </table:table-cell>
          <table:table-cell office:value-type="float" office:value="2617" calcext:value-type="float">
            <text:p>2617</text:p>
          </table:table-cell>
          <table:table-cell office:value-type="float" office:value="2536" calcext:value-type="float">
            <text:p>2536</text:p>
          </table:table-cell>
          <table:table-cell table:formula="of:=(100 * ABS([.B181]-[.C181]))/[.B181]" office:value-type="float" office:value="3.0951471150172" calcext:value-type="float">
            <text:p>3.095147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3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table:formula="of:=(100 * ABS([.B182]-[.C182]))/[.B182]" office:value-type="float" office:value="3.31200602182913" calcext:value-type="float">
            <text:p>3.31200602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4</text:p>
          </table:table-cell>
          <table:table-cell office:value-type="float" office:value="2310" calcext:value-type="float">
            <text:p>2310</text:p>
          </table:table-cell>
          <table:table-cell office:value-type="float" office:value="2483" calcext:value-type="float">
            <text:p>2483</text:p>
          </table:table-cell>
          <table:table-cell table:formula="of:=(100 * ABS([.B183]-[.C183]))/[.B183]" office:value-type="float" office:value="7.48917748917749" calcext:value-type="float">
            <text:p>7.48917748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5</text:p>
          </table:table-cell>
          <table:table-cell office:value-type="float" office:value="2720" calcext:value-type="float">
            <text:p>2720</text:p>
          </table:table-cell>
          <table:table-cell office:value-type="float" office:value="2935" calcext:value-type="float">
            <text:p>2935</text:p>
          </table:table-cell>
          <table:table-cell table:formula="of:=(100 * ABS([.B184]-[.C184]))/[.B184]" office:value-type="float" office:value="7.90441176470588" calcext:value-type="float">
            <text:p>7.90441176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6</text:p>
          </table:table-cell>
          <table:table-cell office:value-type="float" office:value="2565" calcext:value-type="float">
            <text:p>2565</text:p>
          </table:table-cell>
          <table:table-cell office:value-type="float" office:value="2482" calcext:value-type="float">
            <text:p>2482</text:p>
          </table:table-cell>
          <table:table-cell table:formula="of:=(100 * ABS([.B185]-[.C185]))/[.B185]" office:value-type="float" office:value="3.23586744639376" calcext:value-type="float">
            <text:p>3.2358674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7</text:p>
          </table:table-cell>
          <table:table-cell office:value-type="float" office:value="2402" calcext:value-type="float">
            <text:p>2402</text:p>
          </table:table-cell>
          <table:table-cell office:value-type="float" office:value="2871" calcext:value-type="float">
            <text:p>2871</text:p>
          </table:table-cell>
          <table:table-cell table:formula="of:=(100 * ABS([.B186]-[.C186]))/[.B186]" office:value-type="float" office:value="19.5253955037469" calcext:value-type="float">
            <text:p>19.52539550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8</text:p>
          </table:table-cell>
          <table:table-cell office:value-type="float" office:value="2451" calcext:value-type="float">
            <text:p>2451</text:p>
          </table:table-cell>
          <table:table-cell office:value-type="float" office:value="2528" calcext:value-type="float">
            <text:p>2528</text:p>
          </table:table-cell>
          <table:table-cell table:formula="of:=(100 * ABS([.B187]-[.C187]))/[.B187]" office:value-type="float" office:value="3.14157486740106" calcext:value-type="float">
            <text:p>3.14157486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9</text:p>
          </table:table-cell>
          <table:table-cell office:value-type="float" office:value="2638" calcext:value-type="float">
            <text:p>2638</text:p>
          </table:table-cell>
          <table:table-cell office:value-type="float" office:value="2571" calcext:value-type="float">
            <text:p>2571</text:p>
          </table:table-cell>
          <table:table-cell table:formula="of:=(100 * ABS([.B188]-[.C188]))/[.B188]" office:value-type="float" office:value="2.53980288097043" calcext:value-type="float">
            <text:p>2.5398028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0</text:p>
          </table:table-cell>
          <table:table-cell office:value-type="float" office:value="2600" calcext:value-type="float">
            <text:p>2600</text:p>
          </table:table-cell>
          <table:table-cell office:value-type="float" office:value="2665" calcext:value-type="float">
            <text:p>2665</text:p>
          </table:table-cell>
          <table:table-cell table:formula="of:=(100 * ABS([.B189]-[.C189]))/[.B189]"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1</text:p>
          </table:table-cell>
          <table:table-cell office:value-type="float" office:value="2735" calcext:value-type="float">
            <text:p>2735</text:p>
          </table:table-cell>
          <table:table-cell office:value-type="float" office:value="3393" calcext:value-type="float">
            <text:p>3393</text:p>
          </table:table-cell>
          <table:table-cell table:formula="of:=(100 * ABS([.B190]-[.C190]))/[.B190]" office:value-type="float" office:value="24.0585009140768" calcext:value-type="float">
            <text:p>24.0585009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2</text:p>
          </table:table-cell>
          <table:table-cell office:value-type="float" office:value="2472" calcext:value-type="float">
            <text:p>2472</text:p>
          </table:table-cell>
          <table:table-cell office:value-type="float" office:value="2829" calcext:value-type="float">
            <text:p>2829</text:p>
          </table:table-cell>
          <table:table-cell table:formula="of:=(100 * ABS([.B191]-[.C191]))/[.B191]" office:value-type="float" office:value="14.4417475728155" calcext:value-type="float">
            <text:p>14.44174757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3</text:p>
          </table:table-cell>
          <table:table-cell office:value-type="float" office:value="2585" calcext:value-type="float">
            <text:p>2585</text:p>
          </table:table-cell>
          <table:table-cell office:value-type="float" office:value="2602" calcext:value-type="float">
            <text:p>2602</text:p>
          </table:table-cell>
          <table:table-cell table:formula="of:=(100 * ABS([.B192]-[.C192]))/[.B192]" office:value-type="float" office:value="0.657640232108317" calcext:value-type="float">
            <text:p>0.65764023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4</text:p>
          </table:table-cell>
          <table:table-cell office:value-type="float" office:value="2457" calcext:value-type="float">
            <text:p>2457</text:p>
          </table:table-cell>
          <table:table-cell office:value-type="float" office:value="2409" calcext:value-type="float">
            <text:p>2409</text:p>
          </table:table-cell>
          <table:table-cell table:formula="of:=(100 * ABS([.B193]-[.C193]))/[.B193]" office:value-type="float" office:value="1.95360195360195" calcext:value-type="float">
            <text:p>1.95360195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5</text:p>
          </table:table-cell>
          <table:table-cell office:value-type="float" office:value="2389" calcext:value-type="float">
            <text:p>2389</text:p>
          </table:table-cell>
          <table:table-cell office:value-type="float" office:value="2431" calcext:value-type="float">
            <text:p>2431</text:p>
          </table:table-cell>
          <table:table-cell table:formula="of:=(100 * ABS([.B194]-[.C194]))/[.B194]" office:value-type="float" office:value="1.75805776475513" calcext:value-type="float">
            <text:p>1.75805776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6</text:p>
          </table:table-cell>
          <table:table-cell office:value-type="float" office:value="2534" calcext:value-type="float">
            <text:p>2534</text:p>
          </table:table-cell>
          <table:table-cell office:value-type="float" office:value="2651" calcext:value-type="float">
            <text:p>2651</text:p>
          </table:table-cell>
          <table:table-cell table:formula="of:=(100 * ABS([.B195]-[.C195]))/[.B195]" office:value-type="float" office:value="4.61720599842147" calcext:value-type="float">
            <text:p>4.61720599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7</text:p>
          </table:table-cell>
          <table:table-cell office:value-type="float" office:value="2650" calcext:value-type="float">
            <text:p>2650</text:p>
          </table:table-cell>
          <table:table-cell office:value-type="float" office:value="2614" calcext:value-type="float">
            <text:p>2614</text:p>
          </table:table-cell>
          <table:table-cell table:formula="of:=(100 * ABS([.B196]-[.C196]))/[.B196]" office:value-type="float" office:value="1.35849056603774" calcext:value-type="float">
            <text:p>1.3584905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8</text:p>
          </table:table-cell>
          <table:table-cell office:value-type="float" office:value="2499" calcext:value-type="float">
            <text:p>2499</text:p>
          </table:table-cell>
          <table:table-cell office:value-type="float" office:value="2863" calcext:value-type="float">
            <text:p>2863</text:p>
          </table:table-cell>
          <table:table-cell table:formula="of:=(100 * ABS([.B197]-[.C197]))/[.B197]" office:value-type="float" office:value="14.5658263305322" calcext:value-type="float">
            <text:p>14.5658263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9</text:p>
          </table:table-cell>
          <table:table-cell office:value-type="float" office:value="2499" calcext:value-type="float">
            <text:p>2499</text:p>
          </table:table-cell>
          <table:table-cell office:value-type="float" office:value="2586" calcext:value-type="float">
            <text:p>2586</text:p>
          </table:table-cell>
          <table:table-cell table:formula="of:=(100 * ABS([.B198]-[.C198]))/[.B198]" office:value-type="float" office:value="3.48139255702281" calcext:value-type="float">
            <text:p>3.481392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0</text:p>
          </table:table-cell>
          <table:table-cell office:value-type="float" office:value="2662" calcext:value-type="float">
            <text:p>2662</text:p>
          </table:table-cell>
          <table:table-cell office:value-type="float" office:value="2608" calcext:value-type="float">
            <text:p>2608</text:p>
          </table:table-cell>
          <table:table-cell table:formula="of:=(100 * ABS([.B199]-[.C199]))/[.B199]" office:value-type="float" office:value="2.02854996243426" calcext:value-type="float">
            <text:p>2.0285499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1</text:p>
          </table:table-cell>
          <table:table-cell office:value-type="float" office:value="2670" calcext:value-type="float">
            <text:p>2670</text:p>
          </table:table-cell>
          <table:table-cell office:value-type="float" office:value="2572" calcext:value-type="float">
            <text:p>2572</text:p>
          </table:table-cell>
          <table:table-cell table:formula="of:=(100 * ABS([.B200]-[.C200]))/[.B200]" office:value-type="float" office:value="3.67041198501873" calcext:value-type="float">
            <text:p>3.6704119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2</text:p>
          </table:table-cell>
          <table:table-cell office:value-type="float" office:value="2609" calcext:value-type="float">
            <text:p>2609</text:p>
          </table:table-cell>
          <table:table-cell office:value-type="float" office:value="2600" calcext:value-type="float">
            <text:p>2600</text:p>
          </table:table-cell>
          <table:table-cell table:formula="of:=(100 * ABS([.B201]-[.C201]))/[.B201]" office:value-type="float" office:value="0.344959754695286" calcext:value-type="float">
            <text:p>0.34495975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3</text:p>
          </table:table-cell>
          <table:table-cell office:value-type="float" office:value="2711" calcext:value-type="float">
            <text:p>2711</text:p>
          </table:table-cell>
          <table:table-cell office:value-type="float" office:value="2331" calcext:value-type="float">
            <text:p>2331</text:p>
          </table:table-cell>
          <table:table-cell table:formula="of:=(100 * ABS([.B202]-[.C202]))/[.B202]" office:value-type="float" office:value="14.0169679085208" calcext:value-type="float">
            <text:p>14.01696790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4</text:p>
          </table:table-cell>
          <table:table-cell office:value-type="float" office:value="2326" calcext:value-type="float">
            <text:p>2326</text:p>
          </table:table-cell>
          <table:table-cell office:value-type="float" office:value="2329" calcext:value-type="float">
            <text:p>2329</text:p>
          </table:table-cell>
          <table:table-cell table:formula="of:=(100 * ABS([.B203]-[.C203]))/[.B203]" office:value-type="float" office:value="0.128976784178848" calcext:value-type="float">
            <text:p>0.12897678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5</text:p>
          </table:table-cell>
          <table:table-cell office:value-type="float" office:value="2575" calcext:value-type="float">
            <text:p>2575</text:p>
          </table:table-cell>
          <table:table-cell office:value-type="float" office:value="2392" calcext:value-type="float">
            <text:p>2392</text:p>
          </table:table-cell>
          <table:table-cell table:formula="of:=(100 * ABS([.B204]-[.C204]))/[.B204]" office:value-type="float" office:value="7.10679611650486" calcext:value-type="float">
            <text:p>7.10679611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6</text:p>
          </table:table-cell>
          <table:table-cell office:value-type="float" office:value="2378" calcext:value-type="float">
            <text:p>2378</text:p>
          </table:table-cell>
          <table:table-cell office:value-type="float" office:value="2467" calcext:value-type="float">
            <text:p>2467</text:p>
          </table:table-cell>
          <table:table-cell table:formula="of:=(100 * ABS([.B205]-[.C205]))/[.B205]" office:value-type="float" office:value="3.74264087468461" calcext:value-type="float">
            <text:p>3.74264087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7</text:p>
          </table:table-cell>
          <table:table-cell office:value-type="float" office:value="2453" calcext:value-type="float">
            <text:p>2453</text:p>
          </table:table-cell>
          <table:table-cell office:value-type="float" office:value="2619" calcext:value-type="float">
            <text:p>2619</text:p>
          </table:table-cell>
          <table:table-cell table:formula="of:=(100 * ABS([.B206]-[.C206]))/[.B206]" office:value-type="float" office:value="6.76722380758255" calcext:value-type="float">
            <text:p>6.76722380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8</text:p>
          </table:table-cell>
          <table:table-cell office:value-type="float" office:value="2646" calcext:value-type="float">
            <text:p>2646</text:p>
          </table:table-cell>
          <table:table-cell office:value-type="float" office:value="2696" calcext:value-type="float">
            <text:p>2696</text:p>
          </table:table-cell>
          <table:table-cell table:formula="of:=(100 * ABS([.B207]-[.C207]))/[.B207]" office:value-type="float" office:value="1.8896447467876" calcext:value-type="float">
            <text:p>1.88964474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9</text:p>
          </table:table-cell>
          <table:table-cell office:value-type="float" office:value="2581" calcext:value-type="float">
            <text:p>2581</text:p>
          </table:table-cell>
          <table:table-cell office:value-type="float" office:value="2630" calcext:value-type="float">
            <text:p>2630</text:p>
          </table:table-cell>
          <table:table-cell table:formula="of:=(100 * ABS([.B208]-[.C208]))/[.B208]" office:value-type="float" office:value="1.89848895776831" calcext:value-type="float">
            <text:p>1.89848895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0</text:p>
          </table:table-cell>
          <table:table-cell office:value-type="float" office:value="2485" calcext:value-type="float">
            <text:p>2485</text:p>
          </table:table-cell>
          <table:table-cell office:value-type="float" office:value="2549" calcext:value-type="float">
            <text:p>2549</text:p>
          </table:table-cell>
          <table:table-cell table:formula="of:=(100 * ABS([.B209]-[.C209]))/[.B209]" office:value-type="float" office:value="2.57545271629779" calcext:value-type="float">
            <text:p>2.57545271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1</text:p>
          </table:table-cell>
          <table:table-cell office:value-type="float" office:value="2625" calcext:value-type="float">
            <text:p>2625</text:p>
          </table:table-cell>
          <table:table-cell office:value-type="float" office:value="2371" calcext:value-type="float">
            <text:p>2371</text:p>
          </table:table-cell>
          <table:table-cell table:formula="of:=(100 * ABS([.B210]-[.C210]))/[.B210]" office:value-type="float" office:value="9.67619047619048" calcext:value-type="float">
            <text:p>9.6761904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2</text:p>
          </table:table-cell>
          <table:table-cell office:value-type="float" office:value="2646" calcext:value-type="float">
            <text:p>2646</text:p>
          </table:table-cell>
          <table:table-cell office:value-type="float" office:value="2939" calcext:value-type="float">
            <text:p>2939</text:p>
          </table:table-cell>
          <table:table-cell table:formula="of:=(100 * ABS([.B211]-[.C211]))/[.B211]" office:value-type="float" office:value="11.0733182161754" calcext:value-type="float">
            <text:p>11.0733182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3</text:p>
          </table:table-cell>
          <table:table-cell office:value-type="float" office:value="2695" calcext:value-type="float">
            <text:p>2695</text:p>
          </table:table-cell>
          <table:table-cell office:value-type="float" office:value="2426" calcext:value-type="float">
            <text:p>2426</text:p>
          </table:table-cell>
          <table:table-cell table:formula="of:=(100 * ABS([.B212]-[.C212]))/[.B212]" office:value-type="float" office:value="9.98144712430427" calcext:value-type="float">
            <text:p>9.98144712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4</text:p>
          </table:table-cell>
          <table:table-cell office:value-type="float" office:value="2575" calcext:value-type="float">
            <text:p>2575</text:p>
          </table:table-cell>
          <table:table-cell office:value-type="float" office:value="2778" calcext:value-type="float">
            <text:p>2778</text:p>
          </table:table-cell>
          <table:table-cell table:formula="of:=(100 * ABS([.B213]-[.C213]))/[.B213]" office:value-type="float" office:value="7.88349514563107" calcext:value-type="float">
            <text:p>7.88349514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5</text:p>
          </table:table-cell>
          <table:table-cell office:value-type="float" office:value="2621" calcext:value-type="float">
            <text:p>2621</text:p>
          </table:table-cell>
          <table:table-cell office:value-type="float" office:value="2584" calcext:value-type="float">
            <text:p>2584</text:p>
          </table:table-cell>
          <table:table-cell table:formula="of:=(100 * ABS([.B214]-[.C214]))/[.B214]" office:value-type="float" office:value="1.41167493323159" calcext:value-type="float">
            <text:p>1.4116749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6</text:p>
          </table:table-cell>
          <table:table-cell office:value-type="float" office:value="2532" calcext:value-type="float">
            <text:p>2532</text:p>
          </table:table-cell>
          <table:table-cell office:value-type="float" office:value="3158" calcext:value-type="float">
            <text:p>3158</text:p>
          </table:table-cell>
          <table:table-cell table:formula="of:=(100 * ABS([.B215]-[.C215]))/[.B215]" office:value-type="float" office:value="24.7235387045814" calcext:value-type="float">
            <text:p>24.7235387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7</text:p>
          </table:table-cell>
          <table:table-cell office:value-type="float" office:value="2726" calcext:value-type="float">
            <text:p>2726</text:p>
          </table:table-cell>
          <table:table-cell office:value-type="float" office:value="2768" calcext:value-type="float">
            <text:p>2768</text:p>
          </table:table-cell>
          <table:table-cell table:formula="of:=(100 * ABS([.B216]-[.C216]))/[.B216]" office:value-type="float" office:value="1.54071900220103" calcext:value-type="float">
            <text:p>1.54071900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8</text:p>
          </table:table-cell>
          <table:table-cell office:value-type="float" office:value="2488" calcext:value-type="float">
            <text:p>2488</text:p>
          </table:table-cell>
          <table:table-cell office:value-type="float" office:value="2495" calcext:value-type="float">
            <text:p>2495</text:p>
          </table:table-cell>
          <table:table-cell table:formula="of:=(100 * ABS([.B217]-[.C217]))/[.B217]" office:value-type="float" office:value="0.281350482315113" calcext:value-type="float">
            <text:p>0.2813504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9</text:p>
          </table:table-cell>
          <table:table-cell office:value-type="float" office:value="2462" calcext:value-type="float">
            <text:p>2462</text:p>
          </table:table-cell>
          <table:table-cell office:value-type="float" office:value="2561" calcext:value-type="float">
            <text:p>2561</text:p>
          </table:table-cell>
          <table:table-cell table:formula="of:=(100 * ABS([.B218]-[.C218]))/[.B218]" office:value-type="float" office:value="4.02112103980504" calcext:value-type="float">
            <text:p>4.0211210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0</text:p>
          </table:table-cell>
          <table:table-cell office:value-type="float" office:value="2543" calcext:value-type="float">
            <text:p>2543</text:p>
          </table:table-cell>
          <table:table-cell office:value-type="float" office:value="3002" calcext:value-type="float">
            <text:p>3002</text:p>
          </table:table-cell>
          <table:table-cell table:formula="of:=(100 * ABS([.B219]-[.C219]))/[.B219]" office:value-type="float" office:value="18.0495477782147" calcext:value-type="float">
            <text:p>18.04954777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1</text:p>
          </table:table-cell>
          <table:table-cell office:value-type="float" office:value="2551" calcext:value-type="float">
            <text:p>2551</text:p>
          </table:table-cell>
          <table:table-cell office:value-type="float" office:value="2474" calcext:value-type="float">
            <text:p>2474</text:p>
          </table:table-cell>
          <table:table-cell table:formula="of:=(100 * ABS([.B220]-[.C220]))/[.B220]" office:value-type="float" office:value="3.01842414739318" calcext:value-type="float">
            <text:p>3.01842414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2</text:p>
          </table:table-cell>
          <table:table-cell office:value-type="float" office:value="2552" calcext:value-type="float">
            <text:p>2552</text:p>
          </table:table-cell>
          <table:table-cell office:value-type="float" office:value="2490" calcext:value-type="float">
            <text:p>2490</text:p>
          </table:table-cell>
          <table:table-cell table:formula="of:=(100 * ABS([.B221]-[.C221]))/[.B221]" office:value-type="float" office:value="2.4294670846395" calcext:value-type="float">
            <text:p>2.4294670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3</text:p>
          </table:table-cell>
          <table:table-cell office:value-type="float" office:value="2688" calcext:value-type="float">
            <text:p>2688</text:p>
          </table:table-cell>
          <table:table-cell office:value-type="float" office:value="2638" calcext:value-type="float">
            <text:p>2638</text:p>
          </table:table-cell>
          <table:table-cell table:formula="of:=(100 * ABS([.B222]-[.C222]))/[.B222]" office:value-type="float" office:value="1.86011904761905" calcext:value-type="float">
            <text:p>1.86011904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4</text:p>
          </table:table-cell>
          <table:table-cell office:value-type="float" office:value="2677" calcext:value-type="float">
            <text:p>2677</text:p>
          </table:table-cell>
          <table:table-cell office:value-type="float" office:value="2601" calcext:value-type="float">
            <text:p>2601</text:p>
          </table:table-cell>
          <table:table-cell table:formula="of:=(100 * ABS([.B223]-[.C223]))/[.B223]" office:value-type="float" office:value="2.83899887934255" calcext:value-type="float">
            <text:p>2.83899887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5</text:p>
          </table:table-cell>
          <table:table-cell office:value-type="float" office:value="2651" calcext:value-type="float">
            <text:p>2651</text:p>
          </table:table-cell>
          <table:table-cell office:value-type="float" office:value="2517" calcext:value-type="float">
            <text:p>2517</text:p>
          </table:table-cell>
          <table:table-cell table:formula="of:=(100 * ABS([.B224]-[.C224]))/[.B224]" office:value-type="float" office:value="5.0546963410034" calcext:value-type="float">
            <text:p>5.0546963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6</text:p>
          </table:table-cell>
          <table:table-cell office:value-type="float" office:value="2648" calcext:value-type="float">
            <text:p>2648</text:p>
          </table:table-cell>
          <table:table-cell office:value-type="float" office:value="3119" calcext:value-type="float">
            <text:p>3119</text:p>
          </table:table-cell>
          <table:table-cell table:formula="of:=(100 * ABS([.B225]-[.C225]))/[.B225]" office:value-type="float" office:value="17.7870090634441" calcext:value-type="float">
            <text:p>17.78700906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7</text:p>
          </table:table-cell>
          <table:table-cell office:value-type="float" office:value="2705" calcext:value-type="float">
            <text:p>2705</text:p>
          </table:table-cell>
          <table:table-cell office:value-type="float" office:value="2941" calcext:value-type="float">
            <text:p>2941</text:p>
          </table:table-cell>
          <table:table-cell table:formula="of:=(100 * ABS([.B226]-[.C226]))/[.B226]" office:value-type="float" office:value="8.72458410351202" calcext:value-type="float">
            <text:p>8.7245841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8</text:p>
          </table:table-cell>
          <table:table-cell office:value-type="float" office:value="2579" calcext:value-type="float">
            <text:p>2579</text:p>
          </table:table-cell>
          <table:table-cell office:value-type="float" office:value="2463" calcext:value-type="float">
            <text:p>2463</text:p>
          </table:table-cell>
          <table:table-cell table:formula="of:=(100 * ABS([.B227]-[.C227]))/[.B227]" office:value-type="float" office:value="4.49786739046142" calcext:value-type="float">
            <text:p>4.4978673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9</text:p>
          </table:table-cell>
          <table:table-cell office:value-type="float" office:value="2425" calcext:value-type="float">
            <text:p>2425</text:p>
          </table:table-cell>
          <table:table-cell office:value-type="float" office:value="2668" calcext:value-type="float">
            <text:p>2668</text:p>
          </table:table-cell>
          <table:table-cell table:formula="of:=(100 * ABS([.B228]-[.C228]))/[.B228]" office:value-type="float" office:value="10.020618556701" calcext:value-type="float">
            <text:p>10.02061855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0</text:p>
          </table:table-cell>
          <table:table-cell office:value-type="float" office:value="2328" calcext:value-type="float">
            <text:p>2328</text:p>
          </table:table-cell>
          <table:table-cell office:value-type="float" office:value="2373" calcext:value-type="float">
            <text:p>2373</text:p>
          </table:table-cell>
          <table:table-cell table:formula="of:=(100 * ABS([.B229]-[.C229]))/[.B229]" office:value-type="float" office:value="1.93298969072165" calcext:value-type="float">
            <text:p>1.93298969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1</text:p>
          </table:table-cell>
          <table:table-cell office:value-type="float" office:value="2417" calcext:value-type="float">
            <text:p>2417</text:p>
          </table:table-cell>
          <table:table-cell office:value-type="float" office:value="3133" calcext:value-type="float">
            <text:p>3133</text:p>
          </table:table-cell>
          <table:table-cell table:formula="of:=(100 * ABS([.B230]-[.C230]))/[.B230]" office:value-type="float" office:value="29.623500206868" calcext:value-type="float">
            <text:p>29.62350020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2</text:p>
          </table:table-cell>
          <table:table-cell office:value-type="float" office:value="2427" calcext:value-type="float">
            <text:p>2427</text:p>
          </table:table-cell>
          <table:table-cell office:value-type="float" office:value="2791" calcext:value-type="float">
            <text:p>2791</text:p>
          </table:table-cell>
          <table:table-cell table:formula="of:=(100 * ABS([.B231]-[.C231]))/[.B231]" office:value-type="float" office:value="14.9979398434281" calcext:value-type="float">
            <text:p>14.9979398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3</text:p>
          </table:table-cell>
          <table:table-cell office:value-type="float" office:value="2710" calcext:value-type="float">
            <text:p>2710</text:p>
          </table:table-cell>
          <table:table-cell office:value-type="float" office:value="2674" calcext:value-type="float">
            <text:p>2674</text:p>
          </table:table-cell>
          <table:table-cell table:formula="of:=(100 * ABS([.B232]-[.C232]))/[.B232]" office:value-type="float" office:value="1.32841328413284" calcext:value-type="float">
            <text:p>1.32841328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4</text:p>
          </table:table-cell>
          <table:table-cell office:value-type="float" office:value="2674" calcext:value-type="float">
            <text:p>2674</text:p>
          </table:table-cell>
          <table:table-cell office:value-type="float" office:value="2975" calcext:value-type="float">
            <text:p>2975</text:p>
          </table:table-cell>
          <table:table-cell table:formula="of:=(100 * ABS([.B233]-[.C233]))/[.B233]" office:value-type="float" office:value="11.2565445026178" calcext:value-type="float">
            <text:p>11.2565445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5</text:p>
          </table:table-cell>
          <table:table-cell office:value-type="float" office:value="2706" calcext:value-type="float">
            <text:p>2706</text:p>
          </table:table-cell>
          <table:table-cell office:value-type="float" office:value="2649" calcext:value-type="float">
            <text:p>2649</text:p>
          </table:table-cell>
          <table:table-cell table:formula="of:=(100 * ABS([.B234]-[.C234]))/[.B234]" office:value-type="float" office:value="2.10643015521064" calcext:value-type="float">
            <text:p>2.10643015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6</text:p>
          </table:table-cell>
          <table:table-cell office:value-type="float" office:value="2584" calcext:value-type="float">
            <text:p>2584</text:p>
          </table:table-cell>
          <table:table-cell office:value-type="float" office:value="2681" calcext:value-type="float">
            <text:p>2681</text:p>
          </table:table-cell>
          <table:table-cell table:formula="of:=(100 * ABS([.B235]-[.C235]))/[.B235]" office:value-type="float" office:value="3.75386996904025" calcext:value-type="float">
            <text:p>3.7538699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7</text:p>
          </table:table-cell>
          <table:table-cell office:value-type="float" office:value="2546" calcext:value-type="float">
            <text:p>2546</text:p>
          </table:table-cell>
          <table:table-cell office:value-type="float" office:value="2555" calcext:value-type="float">
            <text:p>2555</text:p>
          </table:table-cell>
          <table:table-cell table:formula="of:=(100 * ABS([.B236]-[.C236]))/[.B236]" office:value-type="float" office:value="0.353495679497251" calcext:value-type="float">
            <text:p>0.35349567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9</text:p>
          </table:table-cell>
          <table:table-cell office:value-type="float" office:value="2582" calcext:value-type="float">
            <text:p>2582</text:p>
          </table:table-cell>
          <table:table-cell office:value-type="float" office:value="2602" calcext:value-type="float">
            <text:p>2602</text:p>
          </table:table-cell>
          <table:table-cell table:formula="of:=(100 * ABS([.B237]-[.C237]))/[.B237]" office:value-type="float" office:value="0.774593338497289" calcext:value-type="float">
            <text:p>0.7745933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0</text:p>
          </table:table-cell>
          <table:table-cell office:value-type="float" office:value="2527" calcext:value-type="float">
            <text:p>2527</text:p>
          </table:table-cell>
          <table:table-cell office:value-type="float" office:value="3078" calcext:value-type="float">
            <text:p>3078</text:p>
          </table:table-cell>
          <table:table-cell table:formula="of:=(100 * ABS([.B238]-[.C238]))/[.B238]" office:value-type="float" office:value="21.8045112781955" calcext:value-type="float">
            <text:p>21.80451127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1</text:p>
          </table:table-cell>
          <table:table-cell office:value-type="float" office:value="2456" calcext:value-type="float">
            <text:p>2456</text:p>
          </table:table-cell>
          <table:table-cell office:value-type="float" office:value="2483" calcext:value-type="float">
            <text:p>2483</text:p>
          </table:table-cell>
          <table:table-cell table:formula="of:=(100 * ABS([.B239]-[.C239]))/[.B239]" office:value-type="float" office:value="1.09934853420195" calcext:value-type="float">
            <text:p>1.09934853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2</text:p>
          </table:table-cell>
          <table:table-cell office:value-type="float" office:value="2412" calcext:value-type="float">
            <text:p>2412</text:p>
          </table:table-cell>
          <table:table-cell office:value-type="float" office:value="2904" calcext:value-type="float">
            <text:p>2904</text:p>
          </table:table-cell>
          <table:table-cell table:formula="of:=(100 * ABS([.B240]-[.C240]))/[.B240]" office:value-type="float" office:value="20.3980099502488" calcext:value-type="float">
            <text:p>20.3980099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3</text:p>
          </table:table-cell>
          <table:table-cell office:value-type="float" office:value="2714" calcext:value-type="float">
            <text:p>2714</text:p>
          </table:table-cell>
          <table:table-cell office:value-type="float" office:value="2726" calcext:value-type="float">
            <text:p>2726</text:p>
          </table:table-cell>
          <table:table-cell table:formula="of:=(100 * ABS([.B241]-[.C241]))/[.B241]" office:value-type="float" office:value="0.442151805453206" calcext:value-type="float">
            <text:p>0.44215180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4</text:p>
          </table:table-cell>
          <table:table-cell office:value-type="float" office:value="2588" calcext:value-type="float">
            <text:p>2588</text:p>
          </table:table-cell>
          <table:table-cell office:value-type="float" office:value="2636" calcext:value-type="float">
            <text:p>2636</text:p>
          </table:table-cell>
          <table:table-cell table:formula="of:=(100 * ABS([.B242]-[.C242]))/[.B242]" office:value-type="float" office:value="1.85471406491499" calcext:value-type="float">
            <text:p>1.85471406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5</text:p>
          </table:table-cell>
          <table:table-cell office:value-type="float" office:value="2591" calcext:value-type="float">
            <text:p>2591</text:p>
          </table:table-cell>
          <table:table-cell office:value-type="float" office:value="3016" calcext:value-type="float">
            <text:p>3016</text:p>
          </table:table-cell>
          <table:table-cell table:formula="of:=(100 * ABS([.B243]-[.C243]))/[.B243]" office:value-type="float" office:value="16.402933230413" calcext:value-type="float">
            <text:p>16.40293323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6</text:p>
          </table:table-cell>
          <table:table-cell office:value-type="float" office:value="2475" calcext:value-type="float">
            <text:p>2475</text:p>
          </table:table-cell>
          <table:table-cell office:value-type="float" office:value="2647" calcext:value-type="float">
            <text:p>2647</text:p>
          </table:table-cell>
          <table:table-cell table:formula="of:=(100 * ABS([.B244]-[.C244]))/[.B244]" office:value-type="float" office:value="6.94949494949495" calcext:value-type="float">
            <text:p>6.9494949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7</text:p>
          </table:table-cell>
          <table:table-cell office:value-type="float" office:value="2683" calcext:value-type="float">
            <text:p>2683</text:p>
          </table:table-cell>
          <table:table-cell office:value-type="float" office:value="2500" calcext:value-type="float">
            <text:p>2500</text:p>
          </table:table-cell>
          <table:table-cell table:formula="of:=(100 * ABS([.B245]-[.C245]))/[.B245]" office:value-type="float" office:value="6.82072307118897" calcext:value-type="float">
            <text:p>6.8207230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8</text:p>
          </table:table-cell>
          <table:table-cell office:value-type="float" office:value="2550" calcext:value-type="float">
            <text:p>2550</text:p>
          </table:table-cell>
          <table:table-cell office:value-type="float" office:value="2775" calcext:value-type="float">
            <text:p>2775</text:p>
          </table:table-cell>
          <table:table-cell table:formula="of:=(100 * ABS([.B246]-[.C246]))/[.B246]" office:value-type="float" office:value="8.82352941176471" calcext:value-type="float">
            <text:p>8.82352941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9</text:p>
          </table:table-cell>
          <table:table-cell office:value-type="float" office:value="2737" calcext:value-type="float">
            <text:p>2737</text:p>
          </table:table-cell>
          <table:table-cell office:value-type="float" office:value="2769" calcext:value-type="float">
            <text:p>2769</text:p>
          </table:table-cell>
          <table:table-cell table:formula="of:=(100 * ABS([.B247]-[.C247]))/[.B247]" office:value-type="float" office:value="1.16916331750091" calcext:value-type="float">
            <text:p>1.1691633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0</text:p>
          </table:table-cell>
          <table:table-cell office:value-type="float" office:value="2609" calcext:value-type="float">
            <text:p>2609</text:p>
          </table:table-cell>
          <table:table-cell office:value-type="float" office:value="2655" calcext:value-type="float">
            <text:p>2655</text:p>
          </table:table-cell>
          <table:table-cell table:formula="of:=(100 * ABS([.B248]-[.C248]))/[.B248]" office:value-type="float" office:value="1.76312763510924" calcext:value-type="float">
            <text:p>1.76312763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1</text:p>
          </table:table-cell>
          <table:table-cell office:value-type="float" office:value="2699" calcext:value-type="float">
            <text:p>2699</text:p>
          </table:table-cell>
          <table:table-cell office:value-type="float" office:value="2659" calcext:value-type="float">
            <text:p>2659</text:p>
          </table:table-cell>
          <table:table-cell table:formula="of:=(100 * ABS([.B249]-[.C249]))/[.B249]" office:value-type="float" office:value="1.48203038162282" calcext:value-type="float">
            <text:p>1.48203038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2</text:p>
          </table:table-cell>
          <table:table-cell office:value-type="float" office:value="2584" calcext:value-type="float">
            <text:p>2584</text:p>
          </table:table-cell>
          <table:table-cell office:value-type="float" office:value="2606" calcext:value-type="float">
            <text:p>2606</text:p>
          </table:table-cell>
          <table:table-cell table:formula="of:=(100 * ABS([.B250]-[.C250]))/[.B250]" office:value-type="float" office:value="0.851393188854489" calcext:value-type="float">
            <text:p>0.85139318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3</text:p>
          </table:table-cell>
          <table:table-cell office:value-type="float" office:value="2606" calcext:value-type="float">
            <text:p>2606</text:p>
          </table:table-cell>
          <table:table-cell office:value-type="float" office:value="2650" calcext:value-type="float">
            <text:p>2650</text:p>
          </table:table-cell>
          <table:table-cell table:formula="of:=(100 * ABS([.B251]-[.C251]))/[.B251]" office:value-type="float" office:value="1.68841135840368" calcext:value-type="float">
            <text:p>1.68841135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4</text:p>
          </table:table-cell>
          <table:table-cell office:value-type="float" office:value="2360" calcext:value-type="float">
            <text:p>2360</text:p>
          </table:table-cell>
          <table:table-cell office:value-type="float" office:value="2466" calcext:value-type="float">
            <text:p>2466</text:p>
          </table:table-cell>
          <table:table-cell table:formula="of:=(100 * ABS([.B252]-[.C252]))/[.B252]" office:value-type="float" office:value="4.49152542372881" calcext:value-type="float">
            <text:p>4.49152542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5</text:p>
          </table:table-cell>
          <table:table-cell office:value-type="float" office:value="2735" calcext:value-type="float">
            <text:p>2735</text:p>
          </table:table-cell>
          <table:table-cell office:value-type="float" office:value="2683" calcext:value-type="float">
            <text:p>2683</text:p>
          </table:table-cell>
          <table:table-cell table:formula="of:=(100 * ABS([.B253]-[.C253]))/[.B253]" office:value-type="float" office:value="1.90127970749543" calcext:value-type="float">
            <text:p>1.90127970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6</text:p>
          </table:table-cell>
          <table:table-cell office:value-type="float" office:value="2550" calcext:value-type="float">
            <text:p>2550</text:p>
          </table:table-cell>
          <table:table-cell office:value-type="float" office:value="2875" calcext:value-type="float">
            <text:p>2875</text:p>
          </table:table-cell>
          <table:table-cell table:formula="of:=(100 * ABS([.B254]-[.C254]))/[.B254]" office:value-type="float" office:value="12.7450980392157" calcext:value-type="float">
            <text:p>12.7450980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7</text:p>
          </table:table-cell>
          <table:table-cell office:value-type="float" office:value="2599" calcext:value-type="float">
            <text:p>2599</text:p>
          </table:table-cell>
          <table:table-cell office:value-type="float" office:value="3120" calcext:value-type="float">
            <text:p>3120</text:p>
          </table:table-cell>
          <table:table-cell table:formula="of:=(100 * ABS([.B255]-[.C255]))/[.B255]" office:value-type="float" office:value="20.0461716044633" calcext:value-type="float">
            <text:p>20.04617160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8</text:p>
          </table:table-cell>
          <table:table-cell office:value-type="float" office:value="2471" calcext:value-type="float">
            <text:p>2471</text:p>
          </table:table-cell>
          <table:table-cell office:value-type="float" office:value="2457" calcext:value-type="float">
            <text:p>2457</text:p>
          </table:table-cell>
          <table:table-cell table:formula="of:=(100 * ABS([.B256]-[.C256]))/[.B256]" office:value-type="float" office:value="0.56657223796034" calcext:value-type="float">
            <text:p>0.5665722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9</text:p>
          </table:table-cell>
          <table:table-cell office:value-type="float" office:value="2507" calcext:value-type="float">
            <text:p>2507</text:p>
          </table:table-cell>
          <table:table-cell office:value-type="float" office:value="2636" calcext:value-type="float">
            <text:p>2636</text:p>
          </table:table-cell>
          <table:table-cell table:formula="of:=(100 * ABS([.B257]-[.C257]))/[.B257]" office:value-type="float" office:value="5.14559234144396" calcext:value-type="float">
            <text:p>5.14559234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0</text:p>
          </table:table-cell>
          <table:table-cell office:value-type="float" office:value="2596" calcext:value-type="float">
            <text:p>2596</text:p>
          </table:table-cell>
          <table:table-cell office:value-type="float" office:value="2588" calcext:value-type="float">
            <text:p>2588</text:p>
          </table:table-cell>
          <table:table-cell table:formula="of:=(100 * ABS([.B258]-[.C258]))/[.B258]" office:value-type="float" office:value="0.308166409861325" calcext:value-type="float">
            <text:p>0.30816640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1</text:p>
          </table:table-cell>
          <table:table-cell office:value-type="float" office:value="2644" calcext:value-type="float">
            <text:p>2644</text:p>
          </table:table-cell>
          <table:table-cell office:value-type="float" office:value="2266" calcext:value-type="float">
            <text:p>2266</text:p>
          </table:table-cell>
          <table:table-cell table:formula="of:=(100 * ABS([.B259]-[.C259]))/[.B259]" office:value-type="float" office:value="14.2965204236006" calcext:value-type="float">
            <text:p>14.29652042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2</text:p>
          </table:table-cell>
          <table:table-cell office:value-type="float" office:value="2493" calcext:value-type="float">
            <text:p>2493</text:p>
          </table:table-cell>
          <table:table-cell office:value-type="float" office:value="2450" calcext:value-type="float">
            <text:p>2450</text:p>
          </table:table-cell>
          <table:table-cell table:formula="of:=(100 * ABS([.B260]-[.C260]))/[.B260]" office:value-type="float" office:value="1.72482952266346" calcext:value-type="float">
            <text:p>1.7248295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3</text:p>
          </table:table-cell>
          <table:table-cell office:value-type="float" office:value="2661" calcext:value-type="float">
            <text:p>2661</text:p>
          </table:table-cell>
          <table:table-cell office:value-type="float" office:value="2937" calcext:value-type="float">
            <text:p>2937</text:p>
          </table:table-cell>
          <table:table-cell table:formula="of:=(100 * ABS([.B261]-[.C261]))/[.B261]" office:value-type="float" office:value="10.3720405862458" calcext:value-type="float">
            <text:p>10.37204058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4</text:p>
          </table:table-cell>
          <table:table-cell office:value-type="float" office:value="2485" calcext:value-type="float">
            <text:p>2485</text:p>
          </table:table-cell>
          <table:table-cell office:value-type="float" office:value="2450" calcext:value-type="float">
            <text:p>2450</text:p>
          </table:table-cell>
          <table:table-cell table:formula="of:=(100 * ABS([.B262]-[.C262]))/[.B262]" office:value-type="float" office:value="1.40845070422535" calcext:value-type="float">
            <text:p>1.40845070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5</text:p>
          </table:table-cell>
          <table:table-cell office:value-type="float" office:value="2481" calcext:value-type="float">
            <text:p>2481</text:p>
          </table:table-cell>
          <table:table-cell office:value-type="float" office:value="2770" calcext:value-type="float">
            <text:p>2770</text:p>
          </table:table-cell>
          <table:table-cell table:formula="of:=(100 * ABS([.B263]-[.C263]))/[.B263]" office:value-type="float" office:value="11.6485288190246" calcext:value-type="float">
            <text:p>11.6485288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6</text:p>
          </table:table-cell>
          <table:table-cell office:value-type="float" office:value="2560" calcext:value-type="float">
            <text:p>2560</text:p>
          </table:table-cell>
          <table:table-cell office:value-type="float" office:value="2545" calcext:value-type="float">
            <text:p>2545</text:p>
          </table:table-cell>
          <table:table-cell table:formula="of:=(100 * ABS([.B264]-[.C264]))/[.B264]" office:value-type="float" office:value="0.5859375" calcext:value-type="float">
            <text:p>0.585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7</text:p>
          </table:table-cell>
          <table:table-cell office:value-type="float" office:value="2647" calcext:value-type="float">
            <text:p>2647</text:p>
          </table:table-cell>
          <table:table-cell office:value-type="float" office:value="2717" calcext:value-type="float">
            <text:p>2717</text:p>
          </table:table-cell>
          <table:table-cell table:formula="of:=(100 * ABS([.B265]-[.C265]))/[.B265]" office:value-type="float" office:value="2.64450321118247" calcext:value-type="float">
            <text:p>2.64450321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8</text:p>
          </table:table-cell>
          <table:table-cell office:value-type="float" office:value="2473" calcext:value-type="float">
            <text:p>2473</text:p>
          </table:table-cell>
          <table:table-cell office:value-type="float" office:value="3155" calcext:value-type="float">
            <text:p>3155</text:p>
          </table:table-cell>
          <table:table-cell table:formula="of:=(100 * ABS([.B266]-[.C266]))/[.B266]" office:value-type="float" office:value="27.5778406793368" calcext:value-type="float">
            <text:p>27.57784067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9</text:p>
          </table:table-cell>
          <table:table-cell office:value-type="float" office:value="2384" calcext:value-type="float">
            <text:p>2384</text:p>
          </table:table-cell>
          <table:table-cell office:value-type="float" office:value="2361" calcext:value-type="float">
            <text:p>2361</text:p>
          </table:table-cell>
          <table:table-cell table:formula="of:=(100 * ABS([.B267]-[.C267]))/[.B267]" office:value-type="float" office:value="0.964765100671141" calcext:value-type="float">
            <text:p>0.9647651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0</text:p>
          </table:table-cell>
          <table:table-cell office:value-type="float" office:value="2501" calcext:value-type="float">
            <text:p>2501</text:p>
          </table:table-cell>
          <table:table-cell office:value-type="float" office:value="2468" calcext:value-type="float">
            <text:p>2468</text:p>
          </table:table-cell>
          <table:table-cell table:formula="of:=(100 * ABS([.B268]-[.C268]))/[.B268]" office:value-type="float" office:value="1.31947221111555" calcext:value-type="float">
            <text:p>1.31947221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1</text:p>
          </table:table-cell>
          <table:table-cell office:value-type="float" office:value="2621" calcext:value-type="float">
            <text:p>2621</text:p>
          </table:table-cell>
          <table:table-cell office:value-type="float" office:value="2537" calcext:value-type="float">
            <text:p>2537</text:p>
          </table:table-cell>
          <table:table-cell table:formula="of:=(100 * ABS([.B269]-[.C269]))/[.B269]" office:value-type="float" office:value="3.20488363220145" calcext:value-type="float">
            <text:p>3.2048836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2</text:p>
          </table:table-cell>
          <table:table-cell office:value-type="float" office:value="2603" calcext:value-type="float">
            <text:p>2603</text:p>
          </table:table-cell>
          <table:table-cell office:value-type="float" office:value="3040" calcext:value-type="float">
            <text:p>3040</text:p>
          </table:table-cell>
          <table:table-cell table:formula="of:=(100 * ABS([.B270]-[.C270]))/[.B270]" office:value-type="float" office:value="16.7883211678832" calcext:value-type="float">
            <text:p>16.78832116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3</text:p>
          </table:table-cell>
          <table:table-cell office:value-type="float" office:value="2613" calcext:value-type="float">
            <text:p>2613</text:p>
          </table:table-cell>
          <table:table-cell office:value-type="float" office:value="2810" calcext:value-type="float">
            <text:p>2810</text:p>
          </table:table-cell>
          <table:table-cell table:formula="of:=(100 * ABS([.B271]-[.C271]))/[.B271]" office:value-type="float" office:value="7.53922694221202" calcext:value-type="float">
            <text:p>7.53922694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4</text:p>
          </table:table-cell>
          <table:table-cell office:value-type="float" office:value="2579" calcext:value-type="float">
            <text:p>2579</text:p>
          </table:table-cell>
          <table:table-cell office:value-type="float" office:value="2717" calcext:value-type="float">
            <text:p>2717</text:p>
          </table:table-cell>
          <table:table-cell table:formula="of:=(100 * ABS([.B272]-[.C272]))/[.B272]" office:value-type="float" office:value="5.35091120589376" calcext:value-type="float">
            <text:p>5.35091120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5</text:p>
          </table:table-cell>
          <table:table-cell office:value-type="float" office:value="2721" calcext:value-type="float">
            <text:p>2721</text:p>
          </table:table-cell>
          <table:table-cell office:value-type="float" office:value="2634" calcext:value-type="float">
            <text:p>2634</text:p>
          </table:table-cell>
          <table:table-cell table:formula="of:=(100 * ABS([.B273]-[.C273]))/[.B273]" office:value-type="float" office:value="3.19735391400221" calcext:value-type="float">
            <text:p>3.1973539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6</text:p>
          </table:table-cell>
          <table:table-cell office:value-type="float" office:value="2494" calcext:value-type="float">
            <text:p>2494</text:p>
          </table:table-cell>
          <table:table-cell office:value-type="float" office:value="2583" calcext:value-type="float">
            <text:p>2583</text:p>
          </table:table-cell>
          <table:table-cell table:formula="of:=(100 * ABS([.B274]-[.C274]))/[.B274]" office:value-type="float" office:value="3.56856455493184" calcext:value-type="float">
            <text:p>3.56856455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7</text:p>
          </table:table-cell>
          <table:table-cell office:value-type="float" office:value="2492" calcext:value-type="float">
            <text:p>2492</text:p>
          </table:table-cell>
          <table:table-cell office:value-type="float" office:value="3156" calcext:value-type="float">
            <text:p>3156</text:p>
          </table:table-cell>
          <table:table-cell table:formula="of:=(100 * ABS([.B275]-[.C275]))/[.B275]" office:value-type="float" office:value="26.645264847512" calcext:value-type="float">
            <text:p>26.6452648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8</text:p>
          </table:table-cell>
          <table:table-cell office:value-type="float" office:value="2497" calcext:value-type="float">
            <text:p>2497</text:p>
          </table:table-cell>
          <table:table-cell office:value-type="float" office:value="2608" calcext:value-type="float">
            <text:p>2608</text:p>
          </table:table-cell>
          <table:table-cell table:formula="of:=(100 * ABS([.B276]-[.C276]))/[.B276]" office:value-type="float" office:value="4.44533440128154" calcext:value-type="float">
            <text:p>4.4453344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9</text:p>
          </table:table-cell>
          <table:table-cell office:value-type="float" office:value="2527" calcext:value-type="float">
            <text:p>2527</text:p>
          </table:table-cell>
          <table:table-cell office:value-type="float" office:value="2225" calcext:value-type="float">
            <text:p>2225</text:p>
          </table:table-cell>
          <table:table-cell table:formula="of:=(100 * ABS([.B277]-[.C277]))/[.B277]" office:value-type="float" office:value="11.9509299564701" calcext:value-type="float">
            <text:p>11.95092995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0</text:p>
          </table:table-cell>
          <table:table-cell office:value-type="float" office:value="2499" calcext:value-type="float">
            <text:p>2499</text:p>
          </table:table-cell>
          <table:table-cell office:value-type="float" office:value="2624" calcext:value-type="float">
            <text:p>2624</text:p>
          </table:table-cell>
          <table:table-cell table:formula="of:=(100 * ABS([.B278]-[.C278]))/[.B278]" office:value-type="float" office:value="5.00200080032013" calcext:value-type="float">
            <text:p>5.0020008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1</text:p>
          </table:table-cell>
          <table:table-cell office:value-type="float" office:value="2729" calcext:value-type="float">
            <text:p>2729</text:p>
          </table:table-cell>
          <table:table-cell office:value-type="float" office:value="2418" calcext:value-type="float">
            <text:p>2418</text:p>
          </table:table-cell>
          <table:table-cell table:formula="of:=(100 * ABS([.B279]-[.C279]))/[.B279]" office:value-type="float" office:value="11.3961157933309" calcext:value-type="float">
            <text:p>11.39611579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2</text:p>
          </table:table-cell>
          <table:table-cell office:value-type="float" office:value="2542" calcext:value-type="float">
            <text:p>2542</text:p>
          </table:table-cell>
          <table:table-cell office:value-type="float" office:value="2430" calcext:value-type="float">
            <text:p>2430</text:p>
          </table:table-cell>
          <table:table-cell table:formula="of:=(100 * ABS([.B280]-[.C280]))/[.B280]" office:value-type="float" office:value="4.4059795436664" calcext:value-type="float">
            <text:p>4.40597954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3</text:p>
          </table:table-cell>
          <table:table-cell office:value-type="float" office:value="2495" calcext:value-type="float">
            <text:p>2495</text:p>
          </table:table-cell>
          <table:table-cell office:value-type="float" office:value="2568" calcext:value-type="float">
            <text:p>2568</text:p>
          </table:table-cell>
          <table:table-cell table:formula="of:=(100 * ABS([.B281]-[.C281]))/[.B281]" office:value-type="float" office:value="2.92585170340681" calcext:value-type="float">
            <text:p>2.9258517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4</text:p>
          </table:table-cell>
          <table:table-cell office:value-type="float" office:value="2364" calcext:value-type="float">
            <text:p>2364</text:p>
          </table:table-cell>
          <table:table-cell office:value-type="float" office:value="2316" calcext:value-type="float">
            <text:p>2316</text:p>
          </table:table-cell>
          <table:table-cell table:formula="of:=(100 * ABS([.B282]-[.C282]))/[.B282]" office:value-type="float" office:value="2.03045685279188" calcext:value-type="float">
            <text:p>2.03045685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5</text:p>
          </table:table-cell>
          <table:table-cell office:value-type="float" office:value="2465" calcext:value-type="float">
            <text:p>2465</text:p>
          </table:table-cell>
          <table:table-cell office:value-type="float" office:value="2860" calcext:value-type="float">
            <text:p>2860</text:p>
          </table:table-cell>
          <table:table-cell table:formula="of:=(100 * ABS([.B283]-[.C283]))/[.B283]" office:value-type="float" office:value="16.0243407707911" calcext:value-type="float">
            <text:p>16.02434077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6</text:p>
          </table:table-cell>
          <table:table-cell office:value-type="float" office:value="2530" calcext:value-type="float">
            <text:p>2530</text:p>
          </table:table-cell>
          <table:table-cell office:value-type="float" office:value="3341" calcext:value-type="float">
            <text:p>3341</text:p>
          </table:table-cell>
          <table:table-cell table:formula="of:=(100 * ABS([.B284]-[.C284]))/[.B284]" office:value-type="float" office:value="32.0553359683794" calcext:value-type="float">
            <text:p>32.05533596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7</text:p>
          </table:table-cell>
          <table:table-cell office:value-type="float" office:value="2586" calcext:value-type="float">
            <text:p>2586</text:p>
          </table:table-cell>
          <table:table-cell office:value-type="float" office:value="2429" calcext:value-type="float">
            <text:p>2429</text:p>
          </table:table-cell>
          <table:table-cell table:formula="of:=(100 * ABS([.B285]-[.C285]))/[.B285]" office:value-type="float" office:value="6.07115235885538" calcext:value-type="float">
            <text:p>6.07115235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8</text:p>
          </table:table-cell>
          <table:table-cell office:value-type="float" office:value="2594" calcext:value-type="float">
            <text:p>2594</text:p>
          </table:table-cell>
          <table:table-cell office:value-type="float" office:value="3010" calcext:value-type="float">
            <text:p>3010</text:p>
          </table:table-cell>
          <table:table-cell table:formula="of:=(100 * ABS([.B286]-[.C286]))/[.B286]" office:value-type="float" office:value="16.0370084811103" calcext:value-type="float">
            <text:p>16.03700848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9</text:p>
          </table:table-cell>
          <table:table-cell office:value-type="float" office:value="2694" calcext:value-type="float">
            <text:p>2694</text:p>
          </table:table-cell>
          <table:table-cell office:value-type="float" office:value="2699" calcext:value-type="float">
            <text:p>2699</text:p>
          </table:table-cell>
          <table:table-cell table:formula="of:=(100 * ABS([.B287]-[.C287]))/[.B287]" office:value-type="float" office:value="0.185597624350408" calcext:value-type="float">
            <text:p>0.18559762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0</text:p>
          </table:table-cell>
          <table:table-cell office:value-type="float" office:value="2559" calcext:value-type="float">
            <text:p>2559</text:p>
          </table:table-cell>
          <table:table-cell office:value-type="float" office:value="2612" calcext:value-type="float">
            <text:p>2612</text:p>
          </table:table-cell>
          <table:table-cell table:formula="of:=(100 * ABS([.B288]-[.C288]))/[.B288]" office:value-type="float" office:value="2.07112153184838" calcext:value-type="float">
            <text:p>2.0711215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1</text:p>
          </table:table-cell>
          <table:table-cell office:value-type="float" office:value="2507" calcext:value-type="float">
            <text:p>2507</text:p>
          </table:table-cell>
          <table:table-cell office:value-type="float" office:value="2583" calcext:value-type="float">
            <text:p>2583</text:p>
          </table:table-cell>
          <table:table-cell table:formula="of:=(100 * ABS([.B289]-[.C289]))/[.B289]" office:value-type="float" office:value="3.03151176705225" calcext:value-type="float">
            <text:p>3.03151176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2</text:p>
          </table:table-cell>
          <table:table-cell office:value-type="float" office:value="2348" calcext:value-type="float">
            <text:p>2348</text:p>
          </table:table-cell>
          <table:table-cell office:value-type="float" office:value="2521" calcext:value-type="float">
            <text:p>2521</text:p>
          </table:table-cell>
          <table:table-cell table:formula="of:=(100 * ABS([.B290]-[.C290]))/[.B290]" office:value-type="float" office:value="7.3679727427598" calcext:value-type="float">
            <text:p>7.36797274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3</text:p>
          </table:table-cell>
          <table:table-cell office:value-type="float" office:value="2562" calcext:value-type="float">
            <text:p>2562</text:p>
          </table:table-cell>
          <table:table-cell office:value-type="float" office:value="2450" calcext:value-type="float">
            <text:p>2450</text:p>
          </table:table-cell>
          <table:table-cell table:formula="of:=(100 * ABS([.B291]-[.C291]))/[.B291]" office:value-type="float" office:value="4.37158469945355" calcext:value-type="float">
            <text:p>4.371584699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 style:data-style-name="N2" text:time-value="13:48:40.80724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9:47:50.273487473</meta:creation-date>
    <dc:date>2019-04-18T13:51:32.787143705</dc:date>
    <meta:editing-duration>PT6H35M34S</meta:editing-duration>
    <meta:editing-cycles>17</meta:editing-cycles>
    <meta:generator>LibreOffice/5.1.6.2$Linux_X86_64 LibreOffice_project/10m0$Build-2</meta:generator>
    <meta:document-statistic meta:table-count="2" meta:cell-count="23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Md.F7:Md.L8" chart:data-source-has-labels="row" svg:x="1.331cm" svg:y="0.18cm" svg:width="14.349cm" svg:height="7.659cm">
          <chartooo:coordinate-region svg:x="2.138cm" svg:y="0.18cm" svg:width="13.542cm" svg:height="7.012cm"/>
          <chart:axis chart:dimension="x" chart:name="primary-x" chart:style-name="ch3" chartooo:axis-type="auto">
            <chartooo:date-scale/>
            <chart:title svg:x="5.762cm" svg:y="8.019cm" chart:style-name="ch4">
              <text:p>Percentage of error for estimated size</text:p>
            </chart:title>
            <chart:categories table:cell-range-address="Md.F7:Md.L7"/>
          </chart:axis>
          <chart:axis chart:dimension="y" chart:name="primary-y" chart:style-name="ch5">
            <chart:title svg:x="0.451cm" svg:y="4.834cm" chart:style-name="ch6">
              <text:p>Frequency</text:p>
            </chart:title>
            <chart:grid chart:style-name="ch7" chart:class="major"/>
          </chart:axis>
          <chart:series chart:style-name="ch8" chart:values-cell-range-address="Md.F8:Md.L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Md.F7:Md.L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67">
                <text:p>167</text:p>
                <draw:g>
                  <svg:desc>Md.F8:Md.L8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1cm" svg:height="8.501cm" xlink:href=".." xlink:type="simple" chart:class="chart:bar" chart:style-name="ch1">
        <chart:plot-area chart:style-name="ch2" table:cell-range-address="Mg.F7:Mg.L8" chart:data-source-has-labels="row" svg:x="1.317cm" svg:y="0.17cm" svg:width="13.687cm" svg:height="7.18cm">
          <chartooo:coordinate-region svg:x="2.124cm" svg:y="0.17cm" svg:width="12.88cm" svg:height="6.533cm"/>
          <chart:axis chart:dimension="x" chart:name="primary-x" chart:style-name="ch3" chartooo:axis-type="auto">
            <chartooo:date-scale/>
            <chart:title svg:x="5.417cm" svg:y="7.52cm" chart:style-name="ch4">
              <text:p>Percentage of error for estimated size</text:p>
            </chart:title>
            <chart:categories table:cell-range-address="Mg.F7:Mg.L7"/>
          </chart:axis>
          <chart:axis chart:dimension="y" chart:name="primary-y" chart:style-name="ch5">
            <chart:title svg:x="0.451cm" svg:y="4.585cm" chart:style-name="ch6">
              <text:p>Frequency</text:p>
            </chart:title>
            <chart:grid chart:style-name="ch7" chart:class="major"/>
          </chart:axis>
          <chart:series chart:style-name="ch8" chart:values-cell-range-address="Mg.F8:Mg.L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Mg.F7:Mg.L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Mg.F8:Mg.L8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